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ExportCSV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88cm"/>
    </style:style>
    <style:style style:name="co2" style:family="table-column">
      <style:table-column-properties fo:break-before="auto" style:column-width="6.137cm"/>
    </style:style>
    <style:style style:name="co3" style:family="table-column">
      <style:table-column-properties fo:break-before="auto" style:column-width="4.932cm"/>
    </style:style>
    <style:style style:name="co4" style:family="table-column">
      <style:table-column-properties fo:break-before="auto" style:column-width="5.302cm"/>
    </style:style>
    <style:style style:name="co5" style:family="table-column">
      <style:table-column-properties fo:break-before="auto" style:column-width="7.52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465cm"/>
    </style:style>
    <style:style style:name="co9" style:family="table-column">
      <style:table-column-properties fo:break-before="auto" style:column-width="3.422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7.202cm"/>
    </style:style>
    <style:style style:name="co12" style:family="table-column">
      <style:table-column-properties fo:break-before="auto" style:column-width="10.987cm"/>
    </style:style>
    <style:style style:name="co13" style:family="table-column">
      <style:table-column-properties fo:break-before="auto" style:column-width="4.701cm"/>
    </style:style>
    <style:style style:name="co14" style:family="table-column">
      <style:table-column-properties fo:break-before="auto" style:column-width="2.932cm"/>
    </style:style>
    <style:style style:name="co15" style:family="table-column">
      <style:table-column-properties fo:break-before="auto" style:column-width="1.695cm"/>
    </style:style>
    <style:style style:name="co16" style:family="table-column">
      <style:table-column-properties fo:break-before="auto" style:column-width="6.394cm"/>
    </style:style>
    <style:style style:name="co17" style:family="table-column">
      <style:table-column-properties fo:break-before="auto" style:column-width="4.3cm"/>
    </style:style>
    <style:style style:name="co18" style:family="table-column">
      <style:table-column-properties fo:break-before="auto" style:column-width="7.271cm"/>
    </style:style>
    <style:style style:name="co19" style:family="table-column">
      <style:table-column-properties fo:break-before="auto" style:column-width="15.487cm"/>
    </style:style>
    <style:style style:name="co20" style:family="table-column">
      <style:table-column-properties fo:break-before="auto" style:column-width="5.8cm"/>
    </style:style>
    <style:style style:name="co21" style:family="table-column">
      <style:table-column-properties fo:break-before="auto" style:column-width="2.651cm"/>
    </style:style>
    <style:style style:name="co22" style:family="table-column">
      <style:table-column-properties fo:break-before="auto" style:column-width="4.747cm"/>
    </style:style>
    <style:style style:name="co23" style:family="table-column">
      <style:table-column-properties fo:break-before="auto" style:column-width="4.346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4.494cm"/>
    </style:style>
    <style:style style:name="co26" style:family="table-column">
      <style:table-column-properties fo:break-before="auto" style:column-width="17.009cm"/>
    </style:style>
    <style:style style:name="co27" style:family="table-column">
      <style:table-column-properties fo:break-before="auto" style:column-width="7.814cm"/>
    </style:style>
    <style:style style:name="co28" style:family="table-column">
      <style:table-column-properties fo:break-before="auto" style:column-width="6.197cm"/>
    </style:style>
    <style:style style:name="co29" style:family="table-column">
      <style:table-column-properties fo:break-before="auto" style:column-width="2.96cm"/>
    </style:style>
    <style:style style:name="co30" style:family="table-column">
      <style:table-column-properties fo:break-before="auto" style:column-width="8.798cm"/>
    </style:style>
    <style:style style:name="co31" style:family="table-column">
      <style:table-column-properties fo:break-before="auto" style:column-width="5.472cm"/>
    </style:style>
    <style:style style:name="co32" style:family="table-column">
      <style:table-column-properties fo:break-before="auto" style:column-width="3.806cm"/>
    </style:style>
    <style:style style:name="co33" style:family="table-column">
      <style:table-column-properties fo:break-before="auto" style:column-width="10.504cm"/>
    </style:style>
    <style:style style:name="co34" style:family="table-column">
      <style:table-column-properties fo:break-before="auto" style:column-width="8.186cm"/>
    </style:style>
    <style:style style:name="co35" style:family="table-column">
      <style:table-column-properties fo:break-before="auto" style:column-width="2.623cm"/>
    </style:style>
    <style:style style:name="co36" style:family="table-column">
      <style:table-column-properties fo:break-before="auto" style:column-width="5.569cm"/>
    </style:style>
    <style:style style:name="co37" style:family="table-column">
      <style:table-column-properties fo:break-before="auto" style:column-width="9.128cm"/>
    </style:style>
    <style:style style:name="co38" style:family="table-column">
      <style:table-column-properties fo:break-before="auto" style:column-width="4.531cm"/>
    </style:style>
    <style:style style:name="co39" style:family="table-column">
      <style:table-column-properties fo:break-before="auto" style:column-width="3.884cm"/>
    </style:style>
    <style:style style:name="co40" style:family="table-column">
      <style:table-column-properties fo:break-before="auto" style:column-width="4.417cm"/>
    </style:style>
    <style:style style:name="co41" style:family="table-column">
      <style:table-column-properties fo:break-before="auto" style:column-width="5.715cm"/>
    </style:style>
    <style:style style:name="co42" style:family="table-column">
      <style:table-column-properties fo:break-before="auto" style:column-width="2.108cm"/>
    </style:style>
    <style:style style:name="co43" style:family="table-column">
      <style:table-column-properties fo:break-before="auto" style:column-width="2.48cm"/>
    </style:style>
    <style:style style:name="co44" style:family="table-column">
      <style:table-column-properties fo:break-before="auto" style:column-width="1.614cm"/>
    </style:style>
    <style:style style:name="co45" style:family="table-column">
      <style:table-column-properties fo:break-before="auto" style:column-width="2.946cm"/>
    </style:style>
    <style:style style:name="co46" style:family="table-column">
      <style:table-column-properties fo:break-before="auto" style:column-width="2.752cm"/>
    </style:style>
    <style:style style:name="co47" style:family="table-column">
      <style:table-column-properties fo:break-before="auto" style:column-width="4.577cm"/>
    </style:style>
    <style:style style:name="co48" style:family="table-column">
      <style:table-column-properties fo:break-before="auto" style:column-width="7.941cm"/>
    </style:style>
    <style:style style:name="co49" style:family="table-column">
      <style:table-column-properties fo:break-before="auto" style:column-width="6.798cm"/>
    </style:style>
    <style:style style:name="co50" style:family="table-column">
      <style:table-column-properties fo:break-before="auto" style:column-width="5.981cm"/>
    </style:style>
    <style:style style:name="co51" style:family="table-column">
      <style:table-column-properties fo:break-before="auto" style:column-width="8.047cm"/>
    </style:style>
    <style:style style:name="co52" style:family="table-column">
      <style:table-column-properties fo:break-before="auto" style:column-width="6.131cm"/>
    </style:style>
    <style:style style:name="co53" style:family="table-column">
      <style:table-column-properties fo:break-before="auto" style:column-width="6.331cm"/>
    </style:style>
    <style:style style:name="co54" style:family="table-column">
      <style:table-column-properties fo:break-before="auto" style:column-width="5.673cm"/>
    </style:style>
    <style:style style:name="co55" style:family="table-column">
      <style:table-column-properties fo:break-before="auto" style:column-width="4.501cm"/>
    </style:style>
    <style:style style:name="co56" style:family="table-column">
      <style:table-column-properties fo:break-before="auto" style:column-width="9.066cm"/>
    </style:style>
    <style:style style:name="co57" style:family="table-column">
      <style:table-column-properties fo:break-before="auto" style:column-width="6.198cm"/>
    </style:style>
    <style:style style:name="co58" style:family="table-column">
      <style:table-column-properties fo:break-before="auto" style:column-width="3.995cm"/>
    </style:style>
    <style:style style:name="co59" style:family="table-column">
      <style:table-column-properties fo:break-before="auto" style:column-width="4.339cm"/>
    </style:style>
    <style:style style:name="co60" style:family="table-column">
      <style:table-column-properties fo:break-before="auto" style:column-width="5.86cm"/>
    </style:style>
    <style:style style:name="co61" style:family="table-column">
      <style:table-column-properties fo:break-before="auto" style:column-width="2.727cm"/>
    </style:style>
    <style:style style:name="co62" style:family="table-column">
      <style:table-column-properties fo:break-before="auto" style:column-width="5.316cm"/>
    </style:style>
    <style:style style:name="co63" style:family="table-column">
      <style:table-column-properties fo:break-before="auto" style:column-width="8.461cm"/>
    </style:style>
    <style:style style:name="co64" style:family="table-column">
      <style:table-column-properties fo:break-before="auto" style:column-width="9.606cm"/>
    </style:style>
    <style:style style:name="co65" style:family="table-column">
      <style:table-column-properties fo:break-before="auto" style:column-width="3.452cm"/>
    </style:style>
    <style:style style:name="co66" style:family="table-column">
      <style:table-column-properties fo:break-before="auto" style:column-width="5.087cm"/>
    </style:style>
    <style:style style:name="co67" style:family="table-column">
      <style:table-column-properties fo:break-before="auto" style:column-width="11.254cm"/>
    </style:style>
    <style:style style:name="co68" style:family="table-column">
      <style:table-column-properties fo:break-before="auto" style:column-width="17.852cm"/>
    </style:style>
    <style:style style:name="co69" style:family="table-column">
      <style:table-column-properties fo:break-before="auto" style:column-width="4.466cm"/>
    </style:style>
    <style:style style:name="co70" style:family="table-column">
      <style:table-column-properties fo:break-before="auto" style:column-width="6.964cm"/>
    </style:style>
    <style:style style:name="co71" style:family="table-column">
      <style:table-column-properties fo:break-before="auto" style:column-width="5.826cm"/>
    </style:style>
    <style:style style:name="co72" style:family="table-column">
      <style:table-column-properties fo:break-before="auto" style:column-width="10.181cm"/>
    </style:style>
    <style:style style:name="co73" style:family="table-column">
      <style:table-column-properties fo:break-before="auto" style:column-width="8.491cm"/>
    </style:style>
    <style:style style:name="co74" style:family="table-column">
      <style:table-column-properties fo:break-before="auto" style:column-width="4.761cm"/>
    </style:style>
    <style:style style:name="co75" style:family="table-column">
      <style:table-column-properties fo:break-before="auto" style:column-width="7.636cm"/>
    </style:style>
    <style:style style:name="co76" style:family="table-column">
      <style:table-column-properties fo:break-before="auto" style:column-width="9.349cm"/>
    </style:style>
    <style:style style:name="co77" style:family="table-column">
      <style:table-column-properties fo:break-before="auto" style:column-width="10.952cm"/>
    </style:style>
    <style:style style:name="co78" style:family="table-column">
      <style:table-column-properties fo:break-before="auto" style:column-width="5.064cm"/>
    </style:style>
    <style:style style:name="ro1" style:family="table-row">
      <style:table-row-properties style:row-height="0.90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868cm" fo:break-before="auto" style:use-optimal-row-height="false"/>
    </style:style>
    <style:style style:name="ro6" style:family="table-row">
      <style:table-row-properties style:row-height="1.078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877cm" fo:break-before="auto" style:use-optimal-row-height="false"/>
    </style:style>
    <style:style style:name="ro9" style:family="table-row">
      <style:table-row-properties style:row-height="0.894cm" fo:break-before="auto" style:use-optimal-row-height="false"/>
    </style:style>
    <style:style style:name="ro10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94bd5e"/>
    </style:style>
    <style:style style:name="ce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ackground-color="#94bd5e"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94bd5e"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37"/>
    <style:style style:name="ce23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4bd5e"/>
      <style:text-properties style:use-window-font-color="true"/>
    </style:style>
    <style:style style:name="ce25" style:family="table-cell" style:parent-style-name="Default">
      <style:table-cell-properties fo:background-color="#94bd5e" style:text-align-source="fix" style:repeat-content="false"/>
      <style:paragraph-properties fo:text-align="start" fo:margin-left="0cm"/>
      <style:text-properties style:use-window-font-color="tru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94bd5e" style:text-align-source="fix" style:repeat-content="false"/>
      <style:paragraph-properties fo:text-align="center" fo:margin-left="0cm"/>
    </style:style>
    <style:style style:name="ce28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background-color="#ff0000"/>
    </style:style>
    <style:style style:name="gr2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/>
    </style:style>
    <style:style style:name="T1" style:family="text">
      <style:text-properties fo:color="#000000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f7f5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c0" style:text-outline="false" style:text-line-through-style="none" style:text-line-through-typ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2a00f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ff" style:font-name="Consolas" fo:font-size="10pt" style:font-name-asian="Consolas" style:font-name-complex="Consolas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40" table:default-cell-style-name="Default"/>
        <table:table-column table:style-name="co7" table:number-columns-repeated="779" table:default-cell-style-name="Default"/>
        <table:table-row table:style-name="ro1">
          <table:table-cell table:style-name="ce1" office:value-type="string" calcext:value-type="string">
            <text:p>data</text:p>
            <draw:control table:end-cell-address="data.B1" table:end-x="1.507cm" table:end-y="0.905cm" draw:z-index="0" draw:name="Export CSV" draw:style-name="gr1" draw:text-style-name="P1" svg:width="4.438cm" svg:height="0.905cm" svg:x="3.357cm" svg:y="0cm" draw:control="control1">
              <svg:title>Export CSV</svg:title>
              <svg:desc>Export CSV</svg:desc>
            </draw:control>
          </table:table-cell>
          <table:table-cell table:style-name="ce7" office:value-type="string" calcext:value-type="string">
            <text:p>unit</text:p>
          </table:table-cell>
          <table:table-cell table:style-name="ce8" office:value-type="string" calcext:value-type="string">
            <text:p>label</text:p>
          </table:table-cell>
          <table:table-cell table:style-name="ce9" office:value-type="string" calcext:value-type="string">
            <text:p>definition</text:p>
          </table:table-cell>
          <table:table-cell table:style-name="ce7" office:value-type="string" calcext:value-type="string">
            <text:p>comment</text:p>
          </table:table-cell>
          <table:table-cell table:style-name="ce5" table:number-columns-repeated="240"/>
          <table:table-cell table:number-columns-repeated="779"/>
        </table:table-row>
        <table:table-row table:style-name="ro2">
          <table:table-cell table:number-columns-repeated="2" table:style-name="ce2" office:value-type="string" calcext:value-type="string">
            <text:p>DATASET_ID</text:p>
          </table:table-cell>
          <table:table-cell table:style-name="ce2" office:value-type="string" calcext:value-type="string">
            <text:p>Dataset Identifier</text:p>
          </table:table-cell>
          <table:table-cell table:style-name="ce2" office:value-type="string" calcext:value-type="string">
            <text:p>The identifier of a dataset</text:p>
          </table:table-cell>
          <table:table-cell table:style-name="ce2"/>
          <table:table-cell table:number-columns-repeated="1019"/>
        </table:table-row>
        <table:table-row table:style-name="ro2">
          <table:table-cell table:number-columns-repeated="2" table:style-name="ce2" office:value-type="string" calcext:value-type="string">
            <text:p>SUBMISSION_ID</text:p>
          </table:table-cell>
          <table:table-cell table:style-name="ce2" office:value-type="string" calcext:value-type="string">
            <text:p>Submission ID</text:p>
          </table:table-cell>
          <table:table-cell table:style-name="ce2" office:value-type="string" calcext:value-type="string">
            <text:p>The identifier of a submission</text:p>
          </table:table-cell>
          <table:table-cell table:style-name="ce2"/>
          <table:table-cell table:number-columns-repeated="1019"/>
        </table:table-row>
        <table:table-row table:style-name="ro3">
          <table:table-cell table:number-columns-repeated="2" table:style-name="ce3" office:value-type="string" calcext:value-type="string">
            <text:p>INT_VALUE</text:p>
          </table:table-cell>
          <table:table-cell table:number-columns-repeated="2" table:style-name="ce3" office:value-type="string" calcext:value-type="string">
            <text:p>A integer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3">
          <table:table-cell table:number-columns-repeated="2" table:style-name="ce3" office:value-type="string" calcext:value-type="string">
            <text:p>FLOAT_VALUE</text:p>
          </table:table-cell>
          <table:table-cell table:number-columns-repeated="2" table:style-name="ce3" office:value-type="string" calcext:value-type="string">
            <text:p>A floa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3">
          <table:table-cell table:number-columns-repeated="2" table:style-name="ce3" office:value-type="string" calcext:value-type="string">
            <text:p>TEXT_VALUE</text:p>
          </table:table-cell>
          <table:table-cell table:number-columns-repeated="2" table:style-name="ce3" office:value-type="string" calcext:value-type="string">
            <text:p>A tex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3">
          <table:table-cell table:number-columns-repeated="2" table:style-name="ce4" office:value-type="string" calcext:value-type="string">
            <text:p>PROVIDER_ID</text:p>
          </table:table-cell>
          <table:table-cell table:number-columns-repeated="2" table:style-name="ce3" office:value-type="string" calcext:value-type="string">
            <text:p>The identifier of the provider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TREE_ID</text:p>
          </table:table-cell>
          <table:table-cell table:number-columns-repeated="2" office:value-type="string" calcext:value-type="string">
            <text:p>The identifier of the tree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PLOT_CODE</text:p>
          </table:table-cell>
          <table:table-cell office:value-type="string" calcext:value-type="string">
            <text:p>Plot code</text:p>
          </table:table-cell>
          <table:table-cell office:value-type="string" calcext:value-type="string">
            <text:p>The identifier of the plot for the country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Add any comment (for exemple the real name of the tree species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The latitude of a plo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The longitude of a plot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string" calcext:value-type="string">
            <text:p>VARIABLE_NAME</text:p>
          </table:table-cell>
          <table:table-cell table:number-columns-repeated="2" office:value-type="string" calcext:value-type="string">
            <text:p>A variable nam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GEOM_POINT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CYC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he cycle of inventory or the inventory year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IS_FOREST_PLOT</text:p>
          </table:table-cell>
          <table:table-cell office:value-type="string" calcext:value-type="string">
            <text:p>Is a forest plot</text:p>
          </table:table-cell>
          <table:table-cell office:value-type="string" calcext:value-type="string">
            <text:p>True if the plot is a forest plo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INE_NUMBER</text:p>
          </table:table-cell>
          <table:table-cell office:value-type="string" calcext:value-type="string">
            <text:p>INT_VALUE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M2/HA</text:p>
          </table:table-cell>
          <table:table-cell office:value-type="string" calcext:value-type="string">
            <text:p>Basal area</text:p>
          </table:table-cell>
          <table:table-cell table:number-columns-repeated="2" office:value-type="string" calcext:value-type="string">
            <text:p>The basal area (in m2/ha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Diameter at breast heigh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ree Height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SPECIES_CODE</text:p>
          </table:table-cell>
          <table:table-cell table:number-columns-repeated="3" office:value-type="string" calcext:value-type="string">
            <text:p>Tree species</text:p>
          </table:table-cell>
          <table:table-cell table:number-columns-repeated="1019"/>
        </table:table-row>
        <table:table-row table:style-name="ro3">
          <table:table-cell table:number-columns-repeated="2" table:style-name="ce5" office:value-type="string" calcext:value-type="string">
            <text:p>SPECIES_CLASS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ventory date</text:p>
          </table:table-cell>
          <table:table-cell table:number-columns-repeated="2" office:value-type="string" calcext:value-type="string">
            <text:p>The inventory date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COMMUNES</text:p>
          </table:table-cell>
          <table:table-cell table:number-columns-repeated="3" office:value-type="string" calcext:value-type="string">
            <text:p>Communes</text:p>
          </table:table-cell>
          <table:table-cell table:number-columns-repeated="1019"/>
        </table:table-row>
        <table:table-row table:style-name="ro3">
          <table:table-cell table:number-columns-repeated="2" table:style-name="ce4" office:value-type="string" calcext:value-type="string">
            <text:p>ID_TAXON</text:p>
          </table:table-cell>
          <table:table-cell table:number-columns-repeated="2" office:value-type="string" calcext:value-type="string">
            <text:p>Identifiant de taxon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DEPARTEMENT</text:p>
          </table:table-cell>
          <table:table-cell table:number-columns-repeated="2" office:value-type="string" calcext:value-type="string">
            <text:p>Département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PHOTO</text:p>
          </table:table-cell>
          <table:table-cell table:number-columns-repeated="2" office:value-type="string" calcext:value-type="string">
            <text:p>Photo of the tree</text:p>
          </table:table-cell>
          <table:table-cell table:number-columns-repeated="1020"/>
        </table:table-row>
        <table:table-row table:style-name="ro2">
          <table:table-cell table:number-columns-repeated="2" table:style-name="ce4" office:value-type="string" calcext:value-type="string">
            <text:p>CORINE_BIOTOPE</text:p>
          </table:table-cell>
          <table:table-cell table:number-columns-repeated="2" office:value-type="string" calcext:value-type="string">
            <text:p>Corine biotope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FICHE_PLACETTE</text:p>
          </table:table-cell>
          <table:table-cell office:value-type="string" calcext:value-type="string">
            <text:p>Fiche placette</text:p>
          </table:table-cell>
          <table:table-cell table:number-columns-repeated="2" office:value-type="string" calcext:value-type="string">
            <text:p>Fiche PDF de la placet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V_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ventory time</text:p>
          </table:table-cell>
          <table:table-cell office:value-type="string" calcext:value-type="string">
            <text:p>The inventory time</text:p>
          </table:table-cell>
          <table:table-cell office:value-type="string" calcext:value-type="string">
            <text:p>The inventory time (end)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EST_DATA_ID</text:p>
          </table:table-cell>
          <table:table-cell table:style-name="ce6" office:value-type="string" calcext:value-type="string">
            <text:p>INT_VALUE</text:p>
          </table:table-cell>
          <table:table-cell table:style-name="ce6" office:value-type="string" calcext:value-type="string">
            <text:p>TEST DATA ID</text:p>
          </table:table-cell>
          <table:table-cell table:style-name="ce6" office:value-type="string" calcext:value-type="string">
            <text:p>A test data identifier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RADIO_CODE_MODE</text:p>
          </table:table-cell>
          <table:table-cell table:style-name="ce6" office:value-type="string" calcext:value-type="string">
            <text:p>CODE_MODE</text:p>
          </table:table-cell>
          <table:table-cell table:style-name="ce6" office:value-type="string" calcext:value-type="string">
            <text:p>RADIO CODE MODE</text:p>
          </table:table-cell>
          <table:table-cell table:style-name="ce6" office:value-type="string" calcext:value-type="string">
            <text:p>A radio code mode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RADIO_CODE_DYNAMIC</text:p>
          </table:table-cell>
          <table:table-cell table:style-name="ce6" office:value-type="string" calcext:value-type="string">
            <text:p>CODE_DYNAMIC</text:p>
          </table:table-cell>
          <table:table-cell table:style-name="ce6" office:value-type="string" calcext:value-type="string">
            <text:p>RADIO CODE DYNA</text:p>
          </table:table-cell>
          <table:table-cell table:style-name="ce6" office:value-type="string" calcext:value-type="string">
            <text:p>A radio code dyna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NUMERIC_NUMERIC_RANGE</text:p>
          </table:table-cell>
          <table:table-cell table:style-name="ce6" office:value-type="string" calcext:value-type="string">
            <text:p>NUMERIC_RANGE</text:p>
          </table:table-cell>
          <table:table-cell table:style-name="ce6" office:value-type="string" calcext:value-type="string">
            <text:p>NUM NUM RANGE</text:p>
          </table:table-cell>
          <table:table-cell table:style-name="ce6" office:value-type="string" calcext:value-type="string">
            <text:p>A numeric numeric range</text:p>
          </table:table-cell>
          <table:table-cell table:style-name="ce6" table:number-columns-repeated="102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1019" table:default-cell-style-name="Default"/>
        <table:table-row table:style-name="ro4">
          <table:table-cell table:style-name="ce1" office:value-type="string" calcext:value-type="string">
            <text:p>unit</text:p>
            <draw:control table:end-cell-address="unit.B1" table:end-x="1.129cm" table:end-y="0.905cm" draw:z-index="0" draw:name="Export CSV" draw:style-name="gr1" draw:text-style-name="P1" svg:width="4.436cm" svg:height="0.905cm" svg:x="2.159cm" svg:y="0cm" draw:control="control2">
              <svg:title>Export CSV</svg:title>
              <svg:desc>Export CSV</svg:desc>
            </draw:control>
          </table:table-cell>
          <table:table-cell table:style-name="ce7" office:value-type="string" calcext:value-type="string">
            <office:annotation draw:style-name="gr2" draw:text-style-name="P2" svg:width="20.041cm" svg:height="13.876cm" svg:x="9.453cm" svg:y="0cm" draw:caption-point-x="-0.577cm" draw:caption-point-y="0.01cm">
              <dc:creator>BP</dc:creator>
              <dc:date>2009-03-03T00:00:00</dc:date>
              <text:p text:style-name="P2"><text:span text:style-name="T1"><text:tab/></text:span><text:span text:style-name="T1">Authorized types :</text:span></text:p>
              <text:p text:style-name="P2"><text:span text:style-name="T2"/></text:p>
              <text:p text:style-name="P2"><text:span text:style-name="T1"><text:tab/></text:span><text:span text:style-name="T2">// a String </text:span></text:p>
              <text:p text:style-name="P2"><text:span text:style-name="T1"><text:tab/></text:span><text:span text:style-name="T1">String </text:span><text:span text:style-name="T3">STRING</text:span><text:span text:style-name="T1"> = </text:span><text:span text:style-name="T4">"STRING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code (mapped to java type String)</text:span></text:p>
              <text:p text:style-name="P2"><text:span text:style-name="T1"><text:tab/></text:span><text:span text:style-name="T1">String </text:span><text:span text:style-name="T3">CODE</text:span><text:span text:style-name="T1"> = </text:span><text:span text:style-name="T4">"COD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decimal value comprised in a specified range (mapped to java type BigDecimal)</text:span></text:p>
              <text:p text:style-name="P2"><text:span text:style-name="T1"><text:tab/></text:span><text:span text:style-name="T1">String </text:span><text:span text:style-name="T3">RANGE</text:span><text:span text:style-name="T1"> = </text:span><text:span text:style-name="T4">"RANG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numeric value (mapped to java type BigDecimal)</text:span></text:p>
              <text:p text:style-name="P2"><text:span text:style-name="T1"><text:tab/></text:span><text:span text:style-name="T1">String </text:span><text:span text:style-name="T3">NUMERIC</text:span><text:span text:style-name="T1"> = </text:span><text:span text:style-name="T4">"NUMERIC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n integer (mapped to java type Integer)</text:span></text:p>
              <text:p text:style-name="P2"><text:span text:style-name="T1"><text:tab/></text:span><text:span text:style-name="T1">String </text:span><text:span text:style-name="T3">INTEGER</text:span><text:span text:style-name="T1"> = </text:span><text:span text:style-name="T4">"INTEGER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geographic coordinate (mapped to java type BigDecimal)</text:span></text:p>
              <text:p text:style-name="P2"><text:span text:style-name="T1"><text:tab/></text:span><text:span text:style-name="T1">String </text:span><text:span text:style-name="T3">COORDINATE</text:span><text:span text:style-name="T1"> = </text:span><text:span text:style-name="T4">"COORDINAT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date (mapped to java type Date)</text:span></text:p>
              <text:p text:style-name="P2"><text:span text:style-name="T1"><text:tab/></text:span><text:span text:style-name="T1">String </text:span><text:span text:style-name="T3">DATE</text:span><text:span text:style-name="T1"> = </text:span><text:span text:style-name="T4">"DATE"</text:span><text:span text:style-name="T1">;</text:span></text:p>
            </office:annotation>
            <text:p>type</text:p>
          </table:table-cell>
          <table:table-cell table:style-name="ce7" office:value-type="string" calcext:value-type="string">
            <text:p>subtype</text:p>
          </table:table-cell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definition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VARIABLE_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variable name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INT_VALU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 integer value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FLOAT_VALU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A float value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TEXT_VALU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text valu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ENTIMETR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Centimetre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date </text:p>
          </table:table-cell>
          <table:table-cell office:value-type="string" calcext:value-type="string">
            <text:p>Date type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GREE_MINUTE_SECO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Degree Minute and Second of a coordinate</text:p>
          </table:table-cell>
          <table:table-cell office:value-type="string" calcext:value-type="string">
            <text:p>The coordinate format is +/-DD.MM.SS, The datum used is WGS 84 and no map projection system is used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RCENT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age.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PROVIDER_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number-columns-repeated="2" table:style-name="ce3" office:value-type="string" calcext:value-type="string">
            <text:p>The identifier of the provid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ode of the plot</text:p>
          </table:table-cell>
          <table:table-cell office:value-type="string" calcext:value-type="string">
            <text:p>The code of the plot (code used by the country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TASET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The identifier of a datase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ubmission identifier</text:p>
          </table:table-cell>
          <table:table-cell office:value-type="string" calcext:value-type="string">
            <text:p>An identifier of a submiss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OM_POINT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he geometrical position of a pl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OM_LINE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office:value-type="string" calcext:value-type="string">
            <text:p>The geometry of a li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OM_POLYGON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y of a polyg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Square met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km2</text:p>
          </table:table-cell>
          <table:table-cell office:value-type="string" calcext:value-type="string">
            <text:p>Square kilomet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3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Cubic met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2/H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quare meter per hectar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ree species code</text:p>
          </table:table-cell>
          <table:table-cell office:value-type="string" calcext:value-type="string">
            <text:p>The code of the specie of the tre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ycle of inventory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IS_FOREST_PLO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Is the plot inside a fores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GRE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gree, between 0 and 359</text:p>
          </table:table-cell>
          <table:table-cell office:value-type="string" calcext:value-type="string">
            <text:p>North=0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SPECIES_CLAS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The identifier of a tre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Exemple de liste de codes à choix multiples, à partir d'une tabl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D_TAX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office:value-type="string" calcext:value-type="string">
            <text:p>Identifiant de taxon</text:p>
          </table:table-cell>
          <table:table-cell office:value-type="string" calcext:value-type="string">
            <text:p>Exemple d'arborescence taxonomiqu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Exemple de liste de code à partir d'une tab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Une photo</text:p>
          </table:table-cell>
          <table:table-cell office:value-type="string" calcext:value-type="string">
            <text:p>Exemple d'image à uploader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ORINE_BIOTOP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orine biotope</text:p>
          </table:table-cell>
          <table:table-cell office:value-type="string" calcext:value-type="string">
            <text:p>Exemple d'arborescence simple, a choix multip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CHE_PLACET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Fiche placette</text:p>
          </table:table-cell>
          <table:table-cell office:value-type="string" calcext:value-type="string">
            <text:p>Exemple de lien URL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TIME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 type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ODE_MODE</text:p>
          </table:table-cell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MODE</text:p>
          </table:table-cell>
          <table:table-cell table:style-name="ce6" office:value-type="string" calcext:value-type="string">
            <text:p>CODE MODE</text:p>
          </table:table-cell>
          <table:table-cell table:style-name="ce6" office:value-type="string" calcext:value-type="string">
            <text:p>A code mode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CODE_DYNAMIC</text:p>
          </table:table-cell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DYNAMIC</text:p>
          </table:table-cell>
          <table:table-cell table:style-name="ce6" office:value-type="string" calcext:value-type="string">
            <text:p>CODE DYNA</text:p>
          </table:table-cell>
          <table:table-cell table:style-name="ce6" office:value-type="string" calcext:value-type="string">
            <text:p>A code dyna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CODE_TREE</text:p>
          </table:table-cell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TREE</text:p>
          </table:table-cell>
          <table:table-cell table:style-name="ce6" office:value-type="string" calcext:value-type="string">
            <text:p>CODE TREE</text:p>
          </table:table-cell>
          <table:table-cell table:style-name="ce6" office:value-type="string" calcext:value-type="string">
            <text:p>A code tree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CODE_TAXREF</text:p>
          </table:table-cell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TAXREF</text:p>
          </table:table-cell>
          <table:table-cell table:style-name="ce6" office:value-type="string" calcext:value-type="string">
            <text:p>CODE TAXREF</text:p>
          </table:table-cell>
          <table:table-cell table:style-name="ce6" office:value-type="string" calcext:value-type="string">
            <text:p>A code taxref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NUMERIC_RANGE</text:p>
          </table:table-cell>
          <table:table-cell table:style-name="ce6" office:value-type="string" calcext:value-type="string">
            <text:p>NUMERIC</text:p>
          </table:table-cell>
          <table:table-cell table:style-name="ce6" office:value-type="string" calcext:value-type="string">
            <text:p>RANGE</text:p>
          </table:table-cell>
          <table:table-cell table:style-name="ce6" office:value-type="string" calcext:value-type="string">
            <text:p>NUMERIC RANGE</text:p>
          </table:table-cell>
          <table:table-cell table:style-name="ce6" office:value-type="string" calcext:value-type="string">
            <text:p>A numeric range</text:p>
          </table:table-cell>
          <table:table-cell table:style-name="ce6" table:number-columns-repeated="1019"/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3" table:default-cell-style-name="Default"/>
        <table:table-column table:style-name="co14" table:default-cell-style-name="ce14"/>
        <table:table-column table:style-name="co15" table:default-cell-style-name="ce11"/>
        <table:table-column table:style-name="co16" table:number-columns-repeated="2" table:default-cell-style-name="Default"/>
        <table:table-column table:style-name="co7" table:number-columns-repeated="1019" table:default-cell-style-name="Default"/>
        <table:table-row table:style-name="ro4">
          <table:table-cell table:style-name="ce1" office:value-type="string" calcext:value-type="string">
            <text:p>Unit</text:p>
            <draw:control table:end-cell-address="mode.B1" table:end-x="1.383cm" table:end-y="0.905cm" draw:z-index="0" draw:name="Export CSV" draw:style-name="gr1" draw:text-style-name="P1" svg:width="4.433cm" svg:height="0.905cm" svg:x="1.652cm" svg:y="0cm" draw:control="control3">
              <svg:title>Export CSV</svg:title>
              <svg:desc>Export CSV</svg:desc>
            </draw:control>
          </table:table-cell>
          <table:table-cell table:style-name="ce13" office:value-type="string" calcext:value-type="string">
            <text:p>Code</text:p>
          </table:table-cell>
          <table:table-cell table:style-name="ce1" office:value-type="string" calcext:value-type="string">
            <text:p>Position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Definition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office:value-type="string" calcext:value-type="string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Other broadleave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office:value-type="string" calcext:value-type="string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1" office:value-type="string" calcext:value-type="string">
            <text:p>Other conifer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office:value-type="string" calcext:value-type="string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Other shrub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1.00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1" office:value-type="string" calcext:value-type="string">
            <text:p>Abies alb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1.008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1" office:value-type="string" calcext:value-type="string">
            <text:p>Abies cephalonic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1.00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1" office:value-type="string" calcext:value-type="string">
            <text:p>Abies grand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1.00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1" office:value-type="string" calcext:value-type="string">
            <text:p>Abies lasiocarp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1.00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1" office:value-type="string" calcext:value-type="string">
            <text:p>Abies nebrodens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1.005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1" office:value-type="string" calcext:value-type="string">
            <text:p>Abies nordmannian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1.009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1" office:value-type="string" calcext:value-type="string">
            <text:p>Abies pinsapo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1.001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11" office:value-type="string" calcext:value-type="string">
            <text:p>Abies procer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1.00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11" office:value-type="string" calcext:value-type="string">
            <text:p>Abies sibiric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1.999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11" office:value-type="string" calcext:value-type="string">
            <text:p>Abies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4.009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1" office:value-type="string" calcext:value-type="string">
            <text:p>Acacia cyanophyll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4.00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1" office:value-type="string" calcext:value-type="string">
            <text:p>Acacia cyclop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4.003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1" office:value-type="string" calcext:value-type="string">
            <text:p>Acacia dealbat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4.001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1" office:value-type="string" calcext:value-type="string">
            <text:p>Acacia farnesian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4.002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1" office:value-type="string" calcext:value-type="string">
            <text:p>Acacia karoo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4.005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11" office:value-type="string" calcext:value-type="string">
            <text:p>Acacia longifoli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4.004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1" office:value-type="string" calcext:value-type="string">
            <text:p>Acacia mearnsii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4.007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11" office:value-type="string" calcext:value-type="string">
            <text:p>Acacia melanoxylon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4.008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11" office:value-type="string" calcext:value-type="string">
            <text:p>Acacia pycnanth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4.01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11" office:value-type="string" calcext:value-type="string">
            <text:p>Acacia retinode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4.999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1" office:value-type="string" calcext:value-type="string">
            <text:p>Acacia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5.001.003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1" office:value-type="string" calcext:value-type="string">
            <text:p>Acer campestre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5.001.010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11" office:value-type="string" calcext:value-type="string">
            <text:p>Acer granatense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5.001.00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11" office:value-type="string" calcext:value-type="string">
            <text:p>Acer heldreichii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5.001.011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11" office:value-type="string" calcext:value-type="string">
            <text:p>Acer hyrcanum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5.001.002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11" office:value-type="string" calcext:value-type="string">
            <text:p>Acer lobelii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5.001.013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1" office:value-type="string" calcext:value-type="string">
            <text:p>Acer monspessulanum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5.001.015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11" office:value-type="string" calcext:value-type="string">
            <text:p>Acer negundo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5.001.009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1" office:value-type="string" calcext:value-type="string">
            <text:p>Acer obtusatum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5.001.008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11" office:value-type="string" calcext:value-type="string">
            <text:p>Acer opalu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5.001.001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11" office:value-type="string" calcext:value-type="string">
            <text:p>Acer platanoide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5.001.005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11" office:value-type="string" calcext:value-type="string">
            <text:p>Acer pseudoplatanu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5.001.014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11" office:value-type="string" calcext:value-type="string">
            <text:p>Acer semperviren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5.001.999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11" office:value-type="string" calcext:value-type="string">
            <text:p>Acer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5.001.012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11" office:value-type="string" calcext:value-type="string">
            <text:p>Acer stevenii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5.001.004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11" office:value-type="string" calcext:value-type="string">
            <text:p>Acer tataricum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5.001.00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1" office:value-type="string" calcext:value-type="string">
            <text:p>Acer trautvetteri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7.001.001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11" office:value-type="string" calcext:value-type="string">
            <text:p>Aesculus hippocastaneaum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0.001.001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11" office:value-type="string" calcext:value-type="string">
            <text:p>Ailanthus altissima 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0.001.999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11" office:value-type="string" calcext:value-type="string">
            <text:p>Ailanthus sp. (glandulosa)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4.002.005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11" office:value-type="string" calcext:value-type="string">
            <text:p>Alnus cordat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4.002.00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11" office:value-type="string" calcext:value-type="string">
            <text:p>Alnus glutinos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4.002.004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11" office:value-type="string" calcext:value-type="string">
            <text:p>Alnus incan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4.002.999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11" office:value-type="string" calcext:value-type="string">
            <text:p>Alnus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4.002.001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1" office:value-type="string" calcext:value-type="string">
            <text:p>Alnus virid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0.003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11" office:value-type="string" calcext:value-type="string">
            <text:p>Amelanchier canadens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0.0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11" office:value-type="string" calcext:value-type="string">
            <text:p>Amelanchier grandiflor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0.001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11" office:value-type="string" calcext:value-type="string">
            <text:p>Amelanchier oval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0.999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11" office:value-type="string" calcext:value-type="string">
            <text:p>Amelanchier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0.002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11" office:value-type="string" calcext:value-type="string">
            <text:p>Amelanchier spicat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2.012.002</text:p>
          </table:table-cell>
          <table:table-cell office:value-type="float" office:value="54" calcext:value-type="float">
            <text:p>54</text:p>
          </table:table-cell>
          <table:table-cell table:number-columns-repeated="2" table:style-name="ce11" office:value-type="string" calcext:value-type="string">
            <text:p>Arbutus andrachne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2.012.999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11" office:value-type="string" calcext:value-type="string">
            <text:p>Arbutus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2.012.001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11" office:value-type="string" calcext:value-type="string">
            <text:p>Arbutus unedo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63.005.001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11" office:value-type="string" calcext:value-type="string">
            <text:p>Berberis vulgar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4.001.003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11" office:value-type="string" calcext:value-type="string">
            <text:p>Betula humilis 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4.001.004</text:p>
          </table:table-cell>
          <table:table-cell office:value-type="float" office:value="59" calcext:value-type="float">
            <text:p>59</text:p>
          </table:table-cell>
          <table:table-cell table:number-columns-repeated="2" table:style-name="ce11" office:value-type="string" calcext:value-type="string">
            <text:p>Betula nana 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4.001.001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11" office:value-type="string" calcext:value-type="string">
            <text:p>Betula pendul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4.001.002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ce11" office:value-type="string" calcext:value-type="string">
            <text:p>Betula pubescen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4.001.999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ce11" office:value-type="string" calcext:value-type="string">
            <text:p>Betula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02.001.002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ce11" office:value-type="string" calcext:value-type="string">
            <text:p>Buxus balearic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02.001.001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1" office:value-type="string" calcext:value-type="string">
            <text:p>Buxus semperviren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02.001.999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11" office:value-type="string" calcext:value-type="string">
            <text:p>Buxus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5.001.001</text:p>
          </table:table-cell>
          <table:table-cell office:value-type="float" office:value="66" calcext:value-type="float">
            <text:p>66</text:p>
          </table:table-cell>
          <table:table-cell table:number-columns-repeated="2" table:style-name="ce11" office:value-type="string" calcext:value-type="string">
            <text:p>Carpinus betulu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5.001.002</text:p>
          </table:table-cell>
          <table:table-cell office:value-type="float" office:value="67" calcext:value-type="float">
            <text:p>67</text:p>
          </table:table-cell>
          <table:table-cell table:number-columns-repeated="2" table:style-name="ce11" office:value-type="string" calcext:value-type="string">
            <text:p>Carpinus oriental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5.001.999</text:p>
          </table:table-cell>
          <table:table-cell office:value-type="float" office:value="68" calcext:value-type="float">
            <text:p>68</text:p>
          </table:table-cell>
          <table:table-cell table:number-columns-repeated="2" table:style-name="ce11" office:value-type="string" calcext:value-type="string">
            <text:p>Carpinus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3.001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11" office:value-type="string" calcext:value-type="string">
            <text:p>Castanea sativa 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3.999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11" office:value-type="string" calcext:value-type="string">
            <text:p>Castanea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6.002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11" office:value-type="string" calcext:value-type="string">
            <text:p>Cedrus atlantic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6.001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11" office:value-type="string" calcext:value-type="string">
            <text:p>Cedrus deodar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6.003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11" office:value-type="string" calcext:value-type="string">
            <text:p>Cedrus libani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6.999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11" office:value-type="string" calcext:value-type="string">
            <text:p>Cedrus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7.003.001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1" office:value-type="string" calcext:value-type="string">
            <text:p>Celtis austral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2.001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11" office:value-type="string" calcext:value-type="string">
            <text:p>Ceratonia siliqu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1.001</text:p>
          </table:table-cell>
          <table:table-cell office:value-type="float" office:value="77" calcext:value-type="float">
            <text:p>77</text:p>
          </table:table-cell>
          <table:table-cell table:number-columns-repeated="2" table:style-name="ce11" office:value-type="string" calcext:value-type="string">
            <text:p>Cercis siliquastrum 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8.002.001</text:p>
          </table:table-cell>
          <table:table-cell office:value-type="float" office:value="78" calcext:value-type="float">
            <text:p>78</text:p>
          </table:table-cell>
          <table:table-cell table:number-columns-repeated="2" table:style-name="ce11" office:value-type="string" calcext:value-type="string">
            <text:p>Chamaecyparis lawsonian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94.001.001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ce11" office:value-type="string" calcext:value-type="string">
            <text:p>Chamaerops humil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65.999.999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ce11" office:value-type="string" calcext:value-type="string">
            <text:p>Cinnamomum camphor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27.001.004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11" office:value-type="string" calcext:value-type="string">
            <text:p>Cornus ma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27.001.001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11" office:value-type="string" calcext:value-type="string">
            <text:p>Cornus sanguine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27.001.999</text:p>
          </table:table-cell>
          <table:table-cell office:value-type="float" office:value="83" calcext:value-type="float">
            <text:p>83</text:p>
          </table:table-cell>
          <table:table-cell table:number-columns-repeated="2" table:style-name="ce11" office:value-type="string" calcext:value-type="string">
            <text:p>Cornus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5.003.001</text:p>
          </table:table-cell>
          <table:table-cell office:value-type="float" office:value="84" calcext:value-type="float">
            <text:p>84</text:p>
          </table:table-cell>
          <table:table-cell table:number-columns-repeated="2" table:style-name="ce11" office:value-type="string" calcext:value-type="string">
            <text:p>Corylus avellan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5.003.999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11" office:value-type="string" calcext:value-type="string">
            <text:p>Corylus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4.021</text:p>
          </table:table-cell>
          <table:table-cell office:value-type="float" office:value="86" calcext:value-type="float">
            <text:p>86</text:p>
          </table:table-cell>
          <table:table-cell table:number-columns-repeated="2" table:style-name="ce11" office:value-type="string" calcext:value-type="string">
            <text:p>Crataegus azarolu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4.020</text:p>
          </table:table-cell>
          <table:table-cell office:value-type="float" office:value="87" calcext:value-type="float">
            <text:p>87</text:p>
          </table:table-cell>
          <table:table-cell table:number-columns-repeated="2" table:style-name="ce11" office:value-type="string" calcext:value-type="string">
            <text:p>Crataegus laciniat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4.005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11" office:value-type="string" calcext:value-type="string">
            <text:p>Crataegus laevigat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4.014</text:p>
          </table:table-cell>
          <table:table-cell office:value-type="float" office:value="89" calcext:value-type="float">
            <text:p>89</text:p>
          </table:table-cell>
          <table:table-cell table:number-columns-repeated="2" table:style-name="ce11" office:value-type="string" calcext:value-type="string">
            <text:p>Crataegus monogyn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4.999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11" office:value-type="string" calcext:value-type="string">
            <text:p>Crataegus sp. 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7.004.999</text:p>
          </table:table-cell>
          <table:table-cell office:value-type="float" office:value="91" calcext:value-type="float">
            <text:p>91</text:p>
          </table:table-cell>
          <table:table-cell table:number-columns-repeated="2" table:style-name="ce11" office:value-type="string" calcext:value-type="string">
            <text:p>Cryptomeria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8.001.004</text:p>
          </table:table-cell>
          <table:table-cell office:value-type="float" office:value="92" calcext:value-type="float">
            <text:p>92</text:p>
          </table:table-cell>
          <table:table-cell table:number-columns-repeated="2" table:style-name="ce11" office:value-type="string" calcext:value-type="string">
            <text:p>Cupressus arizonic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8.001.003</text:p>
          </table:table-cell>
          <table:table-cell office:value-type="float" office:value="93" calcext:value-type="float">
            <text:p>93</text:p>
          </table:table-cell>
          <table:table-cell table:number-columns-repeated="2" table:style-name="ce11" office:value-type="string" calcext:value-type="string">
            <text:p>Cupressus lusitanic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8.001.002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11" office:value-type="string" calcext:value-type="string">
            <text:p>Cupressus macrocarp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8.001.001</text:p>
          </table:table-cell>
          <table:table-cell office:value-type="float" office:value="95" calcext:value-type="float">
            <text:p>95</text:p>
          </table:table-cell>
          <table:table-cell table:number-columns-repeated="2" table:style-name="ce11" office:value-type="string" calcext:value-type="string">
            <text:p>Cupressus semperviren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8.001.999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ce11" office:value-type="string" calcext:value-type="string">
            <text:p>Cupressus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2.001.009</text:p>
          </table:table-cell>
          <table:table-cell office:value-type="float" office:value="97" calcext:value-type="float">
            <text:p>97</text:p>
          </table:table-cell>
          <table:table-cell table:number-columns-repeated="2" table:style-name="ce11" office:value-type="string" calcext:value-type="string">
            <text:p>Erica arbore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2.001.012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ce11" office:value-type="string" calcext:value-type="string">
            <text:p>Erica manipuliflor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2.001.016</text:p>
          </table:table-cell>
          <table:table-cell office:value-type="float" office:value="99" calcext:value-type="float">
            <text:p>99</text:p>
          </table:table-cell>
          <table:table-cell table:number-columns-repeated="2" table:style-name="ce11" office:value-type="string" calcext:value-type="string">
            <text:p>Erica scopari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2.001.999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11" office:value-type="string" calcext:value-type="string">
            <text:p>Erica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21.002.007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11" office:value-type="string" calcext:value-type="string">
            <text:p>Eucalyptus camaldulens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21.002.005</text:p>
          </table:table-cell>
          <table:table-cell office:value-type="float" office:value="102" calcext:value-type="float">
            <text:p>102</text:p>
          </table:table-cell>
          <table:table-cell table:number-columns-repeated="2" table:style-name="ce11" office:value-type="string" calcext:value-type="string">
            <text:p>Eucalyptus gomphocephalu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21.002.999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11" office:value-type="string" calcext:value-type="string">
            <text:p>Eucalyptus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00.001.001</text:p>
          </table:table-cell>
          <table:table-cell office:value-type="float" office:value="104" calcext:value-type="float">
            <text:p>104</text:p>
          </table:table-cell>
          <table:table-cell table:number-columns-repeated="2" table:style-name="ce11" office:value-type="string" calcext:value-type="string">
            <text:p>Euonymus europaeu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00.001.999</text:p>
          </table:table-cell>
          <table:table-cell office:value-type="float" office:value="105" calcext:value-type="float">
            <text:p>105</text:p>
          </table:table-cell>
          <table:table-cell table:number-columns-repeated="2" table:style-name="ce11" office:value-type="string" calcext:value-type="string">
            <text:p>Euonymus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1.999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11" office:value-type="string" calcext:value-type="string">
            <text:p>Fagus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1.001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11" office:value-type="string" calcext:value-type="string">
            <text:p>Fagus sylvatic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8.004.001</text:p>
          </table:table-cell>
          <table:table-cell office:value-type="float" office:value="108" calcext:value-type="float">
            <text:p>108</text:p>
          </table:table-cell>
          <table:table-cell table:number-columns-repeated="2" table:style-name="ce11" office:value-type="string" calcext:value-type="string">
            <text:p>Ficus caric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8.004.999</text:p>
          </table:table-cell>
          <table:table-cell office:value-type="float" office:value="109" calcext:value-type="float">
            <text:p>109</text:p>
          </table:table-cell>
          <table:table-cell table:number-columns-repeated="2" table:style-name="ce11" office:value-type="string" calcext:value-type="string">
            <text:p>Ficus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03.004.001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11" office:value-type="string" calcext:value-type="string">
            <text:p>Frangula alnu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9.004.004</text:p>
          </table:table-cell>
          <table:table-cell office:value-type="float" office:value="111" calcext:value-type="float">
            <text:p>111</text:p>
          </table:table-cell>
          <table:table-cell table:number-columns-repeated="2" table:style-name="ce11" office:value-type="string" calcext:value-type="string">
            <text:p>Fraxinus angustifolia 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9.004.003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11" office:value-type="string" calcext:value-type="string">
            <text:p>Fraxinus excelsior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9.004.001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11" office:value-type="string" calcext:value-type="string">
            <text:p>Fraxinus ornu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9.004.005</text:p>
          </table:table-cell>
          <table:table-cell office:value-type="float" office:value="114" calcext:value-type="float">
            <text:p>114</text:p>
          </table:table-cell>
          <table:table-cell table:number-columns-repeated="2" table:style-name="ce11" office:value-type="string" calcext:value-type="string">
            <text:p>Fraxinus pallisae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9.004.002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11" office:value-type="string" calcext:value-type="string">
            <text:p>Fraxinus pennsylvani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9.004.999</text:p>
          </table:table-cell>
          <table:table-cell office:value-type="float" office:value="116" calcext:value-type="float">
            <text:p>116</text:p>
          </table:table-cell>
          <table:table-cell table:number-columns-repeated="2" table:style-name="ce11" office:value-type="string" calcext:value-type="string">
            <text:p>Fraxinus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3.999</text:p>
          </table:table-cell>
          <table:table-cell office:value-type="float" office:value="117" calcext:value-type="float">
            <text:p>117</text:p>
          </table:table-cell>
          <table:table-cell table:number-columns-repeated="2" table:style-name="ce11" office:value-type="string" calcext:value-type="string">
            <text:p>Gleditsia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08.001.001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11" office:value-type="string" calcext:value-type="string">
            <text:p>Hippophae rhamnoide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9.001.001</text:p>
          </table:table-cell>
          <table:table-cell office:value-type="float" office:value="119" calcext:value-type="float">
            <text:p>119</text:p>
          </table:table-cell>
          <table:table-cell table:number-columns-repeated="2" table:style-name="ce11" office:value-type="string" calcext:value-type="string">
            <text:p>Ilex aquifolium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9.001.004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11" office:value-type="string" calcext:value-type="string">
            <text:p>Ilex canariens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9.001.999</text:p>
          </table:table-cell>
          <table:table-cell office:value-type="float" office:value="121" calcext:value-type="float">
            <text:p>121</text:p>
          </table:table-cell>
          <table:table-cell table:number-columns-repeated="2" table:style-name="ce11" office:value-type="string" calcext:value-type="string">
            <text:p>Ilex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3.001.003</text:p>
          </table:table-cell>
          <table:table-cell office:value-type="float" office:value="122" calcext:value-type="float">
            <text:p>122</text:p>
          </table:table-cell>
          <table:table-cell table:number-columns-repeated="2" table:style-name="ce11" office:value-type="string" calcext:value-type="string">
            <text:p>Juglans cinere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3.001.001</text:p>
          </table:table-cell>
          <table:table-cell office:value-type="float" office:value="123" calcext:value-type="float">
            <text:p>123</text:p>
          </table:table-cell>
          <table:table-cell table:number-columns-repeated="2" table:style-name="ce11" office:value-type="string" calcext:value-type="string">
            <text:p>Juglans nigr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3.001.002</text:p>
          </table:table-cell>
          <table:table-cell office:value-type="float" office:value="124" calcext:value-type="float">
            <text:p>124</text:p>
          </table:table-cell>
          <table:table-cell table:number-columns-repeated="2" table:style-name="ce11" office:value-type="string" calcext:value-type="string">
            <text:p>Juglans regi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3.001.999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ce11" office:value-type="string" calcext:value-type="string">
            <text:p>Juglans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8.005.002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11" office:value-type="string" calcext:value-type="string">
            <text:p>Juniperus comun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8.005.003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11" office:value-type="string" calcext:value-type="string">
            <text:p>Juniperus oxycedru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8.005.006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11" office:value-type="string" calcext:value-type="string">
            <text:p>Juniperus phoenice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8.005.010</text:p>
          </table:table-cell>
          <table:table-cell office:value-type="float" office:value="129" calcext:value-type="float">
            <text:p>129</text:p>
          </table:table-cell>
          <table:table-cell table:number-columns-repeated="2" table:style-name="ce11" office:value-type="string" calcext:value-type="string">
            <text:p>Juniperus sabin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8.005.999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11" office:value-type="string" calcext:value-type="string">
            <text:p>Juniperus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8.005.007</text:p>
          </table:table-cell>
          <table:table-cell office:value-type="float" office:value="131" calcext:value-type="float">
            <text:p>131</text:p>
          </table:table-cell>
          <table:table-cell table:number-columns-repeated="2" table:style-name="ce11" office:value-type="string" calcext:value-type="string">
            <text:p>Juniperus thurifer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8.005.011</text:p>
          </table:table-cell>
          <table:table-cell office:value-type="float" office:value="132" calcext:value-type="float">
            <text:p>132</text:p>
          </table:table-cell>
          <table:table-cell table:number-columns-repeated="2" table:style-name="ce11" office:value-type="string" calcext:value-type="string">
            <text:p>Juniperus virginian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8.002</text:p>
          </table:table-cell>
          <table:table-cell office:value-type="float" office:value="133" calcext:value-type="float">
            <text:p>133</text:p>
          </table:table-cell>
          <table:table-cell table:number-columns-repeated="2" table:style-name="ce11" office:value-type="string" calcext:value-type="string">
            <text:p>Laburnum alpinum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8.001</text:p>
          </table:table-cell>
          <table:table-cell office:value-type="float" office:value="134" calcext:value-type="float">
            <text:p>134</text:p>
          </table:table-cell>
          <table:table-cell table:number-columns-repeated="2" table:style-name="ce11" office:value-type="string" calcext:value-type="string">
            <text:p>Laburnum anagyroide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8.999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11" office:value-type="string" calcext:value-type="string">
            <text:p>Laburnum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5.002</text:p>
          </table:table-cell>
          <table:table-cell office:value-type="float" office:value="136" calcext:value-type="float">
            <text:p>136</text:p>
          </table:table-cell>
          <table:table-cell table:number-columns-repeated="2" table:style-name="ce11" office:value-type="string" calcext:value-type="string">
            <text:p>Larix decidu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5.001</text:p>
          </table:table-cell>
          <table:table-cell office:value-type="float" office:value="137" calcext:value-type="float">
            <text:p>137</text:p>
          </table:table-cell>
          <table:table-cell table:number-columns-repeated="2" table:style-name="ce11" office:value-type="string" calcext:value-type="string">
            <text:p>Larix kaempferi C25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5.999</text:p>
          </table:table-cell>
          <table:table-cell office:value-type="float" office:value="138" calcext:value-type="float">
            <text:p>138</text:p>
          </table:table-cell>
          <table:table-cell table:number-columns-repeated="2" table:style-name="ce11" office:value-type="string" calcext:value-type="string">
            <text:p>Larix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65.001.002</text:p>
          </table:table-cell>
          <table:table-cell office:value-type="float" office:value="139" calcext:value-type="float">
            <text:p>139</text:p>
          </table:table-cell>
          <table:table-cell table:number-columns-repeated="2" table:style-name="ce11" office:value-type="string" calcext:value-type="string">
            <text:p>Laurus azoric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65.001.001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11" office:value-type="string" calcext:value-type="string">
            <text:p>Laurus nobil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9.006.001</text:p>
          </table:table-cell>
          <table:table-cell office:value-type="float" office:value="141" calcext:value-type="float">
            <text:p>141</text:p>
          </table:table-cell>
          <table:table-cell table:number-columns-repeated="2" table:style-name="ce11" office:value-type="string" calcext:value-type="string">
            <text:p>Ligustrum vulgare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64.001.001</text:p>
          </table:table-cell>
          <table:table-cell office:value-type="float" office:value="142" calcext:value-type="float">
            <text:p>142</text:p>
          </table:table-cell>
          <table:table-cell table:number-columns-repeated="2" table:style-name="ce11" office:value-type="string" calcext:value-type="string">
            <text:p>Liriodendron tulipifera 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64.006.999</text:p>
          </table:table-cell>
          <table:table-cell office:value-type="float" office:value="143" calcext:value-type="float">
            <text:p>143</text:p>
          </table:table-cell>
          <table:table-cell table:number-columns-repeated="2" table:style-name="ce11" office:value-type="string" calcext:value-type="string">
            <text:p>Lonicera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64.001.999</text:p>
          </table:table-cell>
          <table:table-cell office:value-type="float" office:value="144" calcext:value-type="float">
            <text:p>144</text:p>
          </table:table-cell>
          <table:table-cell table:number-columns-repeated="2" table:style-name="ce11" office:value-type="string" calcext:value-type="string">
            <text:p>Magnolia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27.006</text:p>
          </table:table-cell>
          <table:table-cell office:value-type="float" office:value="145" calcext:value-type="float">
            <text:p>145</text:p>
          </table:table-cell>
          <table:table-cell table:number-columns-repeated="2" table:style-name="ce11" office:value-type="string" calcext:value-type="string">
            <text:p>Malus domestic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27.999</text:p>
          </table:table-cell>
          <table:table-cell office:value-type="float" office:value="146" calcext:value-type="float">
            <text:p>146</text:p>
          </table:table-cell>
          <table:table-cell table:number-columns-repeated="2" table:style-name="ce11" office:value-type="string" calcext:value-type="string">
            <text:p>Malus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27.003</text:p>
          </table:table-cell>
          <table:table-cell office:value-type="float" office:value="147" calcext:value-type="float">
            <text:p>147</text:p>
          </table:table-cell>
          <table:table-cell table:number-columns-repeated="2" table:style-name="ce11" office:value-type="string" calcext:value-type="string">
            <text:p>Malus sylvestr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5.002.999</text:p>
          </table:table-cell>
          <table:table-cell office:value-type="float" office:value="148" calcext:value-type="float">
            <text:p>148</text:p>
          </table:table-cell>
          <table:table-cell table:number-columns-repeated="2" table:style-name="ce11" office:value-type="string" calcext:value-type="string">
            <text:p>Metasequoia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8.002.002</text:p>
          </table:table-cell>
          <table:table-cell office:value-type="float" office:value="149" calcext:value-type="float">
            <text:p>149</text:p>
          </table:table-cell>
          <table:table-cell table:number-columns-repeated="2" table:style-name="ce11" office:value-type="string" calcext:value-type="string">
            <text:p>Morus alb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8.002.001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11" office:value-type="string" calcext:value-type="string">
            <text:p>Morus nigr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8.002.999</text:p>
          </table:table-cell>
          <table:table-cell office:value-type="float" office:value="151" calcext:value-type="float">
            <text:p>151</text:p>
          </table:table-cell>
          <table:table-cell table:number-columns-repeated="2" table:style-name="ce11" office:value-type="string" calcext:value-type="string">
            <text:p>Morus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2.001.002</text:p>
          </table:table-cell>
          <table:table-cell office:value-type="float" office:value="152" calcext:value-type="float">
            <text:p>152</text:p>
          </table:table-cell>
          <table:table-cell table:number-columns-repeated="2" table:style-name="ce11" office:value-type="string" calcext:value-type="string">
            <text:p>Myrica fay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21.001.001</text:p>
          </table:table-cell>
          <table:table-cell office:value-type="float" office:value="153" calcext:value-type="float">
            <text:p>153</text:p>
          </table:table-cell>
          <table:table-cell table:number-columns-repeated="2" table:style-name="ce11" office:value-type="string" calcext:value-type="string">
            <text:p>Myrtus commun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64.999.999</text:p>
          </table:table-cell>
          <table:table-cell office:value-type="float" office:value="154" calcext:value-type="float">
            <text:p>154</text:p>
          </table:table-cell>
          <table:table-cell table:number-columns-repeated="2" table:style-name="ce11" office:value-type="string" calcext:value-type="string">
            <text:p>Ocotea foeten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9.007.001</text:p>
          </table:table-cell>
          <table:table-cell office:value-type="float" office:value="155" calcext:value-type="float">
            <text:p>155</text:p>
          </table:table-cell>
          <table:table-cell table:number-columns-repeated="2" table:style-name="ce11" office:value-type="string" calcext:value-type="string">
            <text:p>Olea europae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9.007.999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11" office:value-type="string" calcext:value-type="string">
            <text:p>Olea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5.002.001</text:p>
          </table:table-cell>
          <table:table-cell office:value-type="float" office:value="157" calcext:value-type="float">
            <text:p>157</text:p>
          </table:table-cell>
          <table:table-cell table:number-columns-repeated="2" table:style-name="ce11" office:value-type="string" calcext:value-type="string">
            <text:p>Ostrya carpinifoli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54.999.999</text:p>
          </table:table-cell>
          <table:table-cell office:value-type="float" office:value="158" calcext:value-type="float">
            <text:p>158</text:p>
          </table:table-cell>
          <table:table-cell table:number-columns-repeated="2" table:style-name="ce11" office:value-type="string" calcext:value-type="string">
            <text:p>Paulownia tomentos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65.002.001</text:p>
          </table:table-cell>
          <table:table-cell office:value-type="float" office:value="159" calcext:value-type="float">
            <text:p>159</text:p>
          </table:table-cell>
          <table:table-cell table:number-columns-repeated="2" table:style-name="ce11" office:value-type="string" calcext:value-type="string">
            <text:p>Persea indic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9.008.001</text:p>
          </table:table-cell>
          <table:table-cell office:value-type="float" office:value="160" calcext:value-type="float">
            <text:p>160</text:p>
          </table:table-cell>
          <table:table-cell table:number-columns-repeated="2" table:style-name="ce11" office:value-type="string" calcext:value-type="string">
            <text:p>Phillyrea angustifoli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9.008.002</text:p>
          </table:table-cell>
          <table:table-cell office:value-type="float" office:value="161" calcext:value-type="float">
            <text:p>161</text:p>
          </table:table-cell>
          <table:table-cell table:number-columns-repeated="2" table:style-name="ce11" office:value-type="string" calcext:value-type="string">
            <text:p>Phillyrea latifoli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94.002.002</text:p>
          </table:table-cell>
          <table:table-cell office:value-type="float" office:value="162" calcext:value-type="float">
            <text:p>162</text:p>
          </table:table-cell>
          <table:table-cell table:number-columns-repeated="2" table:style-name="ce11" office:value-type="string" calcext:value-type="string">
            <text:p>Phoenix canariens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94.002.999</text:p>
          </table:table-cell>
          <table:table-cell office:value-type="float" office:value="163" calcext:value-type="float">
            <text:p>163</text:p>
          </table:table-cell>
          <table:table-cell table:number-columns-repeated="2" table:style-name="ce11" office:value-type="string" calcext:value-type="string">
            <text:p>Phoenix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9.009.002</text:p>
          </table:table-cell>
          <table:table-cell office:value-type="float" office:value="164" calcext:value-type="float">
            <text:p>164</text:p>
          </table:table-cell>
          <table:table-cell table:number-columns-repeated="2" table:style-name="ce11" office:value-type="string" calcext:value-type="string">
            <text:p>Picconia excels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4.001</text:p>
          </table:table-cell>
          <table:table-cell office:value-type="float" office:value="165" calcext:value-type="float">
            <text:p>165</text:p>
          </table:table-cell>
          <table:table-cell table:number-columns-repeated="2" table:style-name="ce11" office:value-type="string" calcext:value-type="string">
            <text:p>Picea abies 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4.004</text:p>
          </table:table-cell>
          <table:table-cell office:value-type="float" office:value="166" calcext:value-type="float">
            <text:p>166</text:p>
          </table:table-cell>
          <table:table-cell table:number-columns-repeated="2" table:style-name="ce11" office:value-type="string" calcext:value-type="string">
            <text:p>Picea engelmannii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4.003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11" office:value-type="string" calcext:value-type="string">
            <text:p>Picea glauc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4.007</text:p>
          </table:table-cell>
          <table:table-cell office:value-type="float" office:value="168" calcext:value-type="float">
            <text:p>168</text:p>
          </table:table-cell>
          <table:table-cell table:number-columns-repeated="2" table:style-name="ce11" office:value-type="string" calcext:value-type="string">
            <text:p>Picea omorik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4.002</text:p>
          </table:table-cell>
          <table:table-cell office:value-type="float" office:value="169" calcext:value-type="float">
            <text:p>169</text:p>
          </table:table-cell>
          <table:table-cell table:number-columns-repeated="2" table:style-name="ce11" office:value-type="string" calcext:value-type="string">
            <text:p>Picea oriental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4.005</text:p>
          </table:table-cell>
          <table:table-cell office:value-type="float" office:value="170" calcext:value-type="float">
            <text:p>170</text:p>
          </table:table-cell>
          <table:table-cell table:number-columns-repeated="2" table:style-name="ce11" office:value-type="string" calcext:value-type="string">
            <text:p>Picea pungen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4.006</text:p>
          </table:table-cell>
          <table:table-cell office:value-type="float" office:value="171" calcext:value-type="float">
            <text:p>171</text:p>
          </table:table-cell>
          <table:table-cell table:number-columns-repeated="2" table:style-name="ce11" office:value-type="string" calcext:value-type="string">
            <text:p>Picea sitchens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4.999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11" office:value-type="string" calcext:value-type="string">
            <text:p>Picea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7.004</text:p>
          </table:table-cell>
          <table:table-cell office:value-type="float" office:value="173" calcext:value-type="float">
            <text:p>173</text:p>
          </table:table-cell>
          <table:table-cell table:number-columns-repeated="2" table:style-name="ce11" office:value-type="string" calcext:value-type="string">
            <text:p>Pinus banksian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7.012</text:p>
          </table:table-cell>
          <table:table-cell office:value-type="float" office:value="174" calcext:value-type="float">
            <text:p>174</text:p>
          </table:table-cell>
          <table:table-cell table:number-columns-repeated="2" table:style-name="ce11" office:value-type="string" calcext:value-type="string">
            <text:p>Pinus canariens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7.014</text:p>
          </table:table-cell>
          <table:table-cell office:value-type="float" office:value="175" calcext:value-type="float">
            <text:p>175</text:p>
          </table:table-cell>
          <table:table-cell table:number-columns-repeated="2" table:style-name="ce11" office:value-type="string" calcext:value-type="string">
            <text:p>Pinus cembr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7.001</text:p>
          </table:table-cell>
          <table:table-cell office:value-type="float" office:value="176" calcext:value-type="float">
            <text:p>176</text:p>
          </table:table-cell>
          <table:table-cell table:number-columns-repeated="2" table:style-name="ce11" office:value-type="string" calcext:value-type="string">
            <text:p>Pinus contort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7.011</text:p>
          </table:table-cell>
          <table:table-cell office:value-type="float" office:value="177" calcext:value-type="float">
            <text:p>177</text:p>
          </table:table-cell>
          <table:table-cell table:number-columns-repeated="2" table:style-name="ce11" office:value-type="string" calcext:value-type="string">
            <text:p>Pinus halepens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7.010</text:p>
          </table:table-cell>
          <table:table-cell office:value-type="float" office:value="178" calcext:value-type="float">
            <text:p>178</text:p>
          </table:table-cell>
          <table:table-cell table:number-columns-repeated="2" table:style-name="ce11" office:value-type="string" calcext:value-type="string">
            <text:p>Pinus heldreichii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5" office:value-type="string" calcext:value-type="string">
            <text:p>026.007.100</text:p>
          </table:table-cell>
          <table:table-cell office:value-type="float" office:value="179" calcext:value-type="float">
            <text:p>179</text:p>
          </table:table-cell>
          <table:table-cell table:number-columns-repeated="2" table:style-name="ce11" office:value-type="string" calcext:value-type="string">
            <text:p>Pinus leucoderm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7.0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1" office:value-type="string" calcext:value-type="string">
            <text:p>Pinus mugo 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7.006</text:p>
          </table:table-cell>
          <table:table-cell office:value-type="float" office:value="181" calcext:value-type="float">
            <text:p>181</text:p>
          </table:table-cell>
          <table:table-cell table:number-columns-repeated="2" table:style-name="ce11" office:value-type="string" calcext:value-type="string">
            <text:p>Pinus nigra 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7.002</text:p>
          </table:table-cell>
          <table:table-cell office:value-type="float" office:value="182" calcext:value-type="float">
            <text:p>182</text:p>
          </table:table-cell>
          <table:table-cell table:number-columns-repeated="2" table:style-name="ce11" office:value-type="string" calcext:value-type="string">
            <text:p>Pinus pinaster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7.013</text:p>
          </table:table-cell>
          <table:table-cell office:value-type="float" office:value="183" calcext:value-type="float">
            <text:p>183</text:p>
          </table:table-cell>
          <table:table-cell table:number-columns-repeated="2" table:style-name="ce11" office:value-type="string" calcext:value-type="string">
            <text:p>Pinus pine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7.005</text:p>
          </table:table-cell>
          <table:table-cell office:value-type="float" office:value="184" calcext:value-type="float">
            <text:p>184</text:p>
          </table:table-cell>
          <table:table-cell table:number-columns-repeated="2" table:style-name="ce11" office:value-type="string" calcext:value-type="string">
            <text:p>Pinus ponderos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7.003</text:p>
          </table:table-cell>
          <table:table-cell office:value-type="float" office:value="185" calcext:value-type="float">
            <text:p>185</text:p>
          </table:table-cell>
          <table:table-cell table:number-columns-repeated="2" table:style-name="ce11" office:value-type="string" calcext:value-type="string">
            <text:p>Pinus radiata 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7.999</text:p>
          </table:table-cell>
          <table:table-cell office:value-type="float" office:value="186" calcext:value-type="float">
            <text:p>186</text:p>
          </table:table-cell>
          <table:table-cell table:number-columns-repeated="2" table:style-name="ce11" office:value-type="string" calcext:value-type="string">
            <text:p>Pinus sp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7.018</text:p>
          </table:table-cell>
          <table:table-cell office:value-type="float" office:value="187" calcext:value-type="float">
            <text:p>187</text:p>
          </table:table-cell>
          <table:table-cell table:number-columns-repeated="2" table:style-name="ce11" office:value-type="string" calcext:value-type="string">
            <text:p>Pinus strobu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7.007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11" office:value-type="string" calcext:value-type="string">
            <text:p>Pinus sylvestr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7.009</text:p>
          </table:table-cell>
          <table:table-cell office:value-type="float" office:value="189" calcext:value-type="float">
            <text:p>189</text:p>
          </table:table-cell>
          <table:table-cell table:number-columns-repeated="2" table:style-name="ce11" office:value-type="string" calcext:value-type="string">
            <text:p>Pinus uncinata (rotundata)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4.003.001</text:p>
          </table:table-cell>
          <table:table-cell office:value-type="float" office:value="190" calcext:value-type="float">
            <text:p>190</text:p>
          </table:table-cell>
          <table:table-cell table:number-columns-repeated="2" table:style-name="ce11" office:value-type="string" calcext:value-type="string">
            <text:p>Pistacia atlantic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4.003.004</text:p>
          </table:table-cell>
          <table:table-cell office:value-type="float" office:value="191" calcext:value-type="float">
            <text:p>191</text:p>
          </table:table-cell>
          <table:table-cell table:number-columns-repeated="2" table:style-name="ce11" office:value-type="string" calcext:value-type="string">
            <text:p>Pistacia lentiscu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4.003.002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11" office:value-type="string" calcext:value-type="string">
            <text:p>Pistacia terebinthu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79.001.002</text:p>
          </table:table-cell>
          <table:table-cell office:value-type="float" office:value="193" calcext:value-type="float">
            <text:p>193</text:p>
          </table:table-cell>
          <table:table-cell table:number-columns-repeated="2" table:style-name="ce11" office:value-type="string" calcext:value-type="string">
            <text:p>Platanus acerifoli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79.001.001</text:p>
          </table:table-cell>
          <table:table-cell office:value-type="float" office:value="194" calcext:value-type="float">
            <text:p>194</text:p>
          </table:table-cell>
          <table:table-cell table:number-columns-repeated="2" table:style-name="ce11" office:value-type="string" calcext:value-type="string">
            <text:p>Platanus oriental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79.001.999</text:p>
          </table:table-cell>
          <table:table-cell office:value-type="float" office:value="195" calcext:value-type="float">
            <text:p>195</text:p>
          </table:table-cell>
          <table:table-cell table:number-columns-repeated="2" table:style-name="ce11" office:value-type="string" calcext:value-type="string">
            <text:p>Platanus sp. (incl hybrida)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4.999.999</text:p>
          </table:table-cell>
          <table:table-cell office:value-type="float" office:value="196" calcext:value-type="float">
            <text:p>196</text:p>
          </table:table-cell>
          <table:table-cell table:number-columns-repeated="2" table:style-name="ce11" office:value-type="string" calcext:value-type="string">
            <text:p>Pleiomeris canariens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1.002.001</text:p>
          </table:table-cell>
          <table:table-cell office:value-type="float" office:value="197" calcext:value-type="float">
            <text:p>197</text:p>
          </table:table-cell>
          <table:table-cell table:number-columns-repeated="2" table:style-name="ce11" office:value-type="string" calcext:value-type="string">
            <text:p>Populus alb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1.002.008</text:p>
          </table:table-cell>
          <table:table-cell office:value-type="float" office:value="198" calcext:value-type="float">
            <text:p>198</text:p>
          </table:table-cell>
          <table:table-cell table:number-columns-repeated="2" table:style-name="ce11" office:value-type="string" calcext:value-type="string">
            <text:p>Populus nigr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1.002.999</text:p>
          </table:table-cell>
          <table:table-cell office:value-type="float" office:value="199" calcext:value-type="float">
            <text:p>199</text:p>
          </table:table-cell>
          <table:table-cell table:number-columns-repeated="2" table:style-name="ce11" office:value-type="string" calcext:value-type="string">
            <text:p>Populus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1.002.004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11" office:value-type="string" calcext:value-type="string">
            <text:p>Populus tremul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1.002.002</text:p>
          </table:table-cell>
          <table:table-cell office:value-type="float" office:value="201" calcext:value-type="float">
            <text:p>201</text:p>
          </table:table-cell>
          <table:table-cell table:number-columns-repeated="2" table:style-name="ce11" office:value-type="string" calcext:value-type="string">
            <text:p>Populus x canescen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5.005</text:p>
          </table:table-cell>
          <table:table-cell office:value-type="float" office:value="202" calcext:value-type="float">
            <text:p>202</text:p>
          </table:table-cell>
          <table:table-cell table:number-columns-repeated="2" table:style-name="ce11" office:value-type="string" calcext:value-type="string">
            <text:p>Prunus armeniac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5.014</text:p>
          </table:table-cell>
          <table:table-cell office:value-type="float" office:value="203" calcext:value-type="float">
            <text:p>203</text:p>
          </table:table-cell>
          <table:table-cell table:number-columns-repeated="2" table:style-name="ce11" office:value-type="string" calcext:value-type="string">
            <text:p>Prunus avium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5.007</text:p>
          </table:table-cell>
          <table:table-cell office:value-type="float" office:value="204" calcext:value-type="float">
            <text:p>204</text:p>
          </table:table-cell>
          <table:table-cell table:number-columns-repeated="2" table:style-name="ce11" office:value-type="string" calcext:value-type="string">
            <text:p>Prunus cerasifer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5.015</text:p>
          </table:table-cell>
          <table:table-cell office:value-type="float" office:value="205" calcext:value-type="float">
            <text:p>205</text:p>
          </table:table-cell>
          <table:table-cell table:number-columns-repeated="2" table:style-name="ce11" office:value-type="string" calcext:value-type="string">
            <text:p>Prunus cerasu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5.010</text:p>
          </table:table-cell>
          <table:table-cell office:value-type="float" office:value="206" calcext:value-type="float">
            <text:p>206</text:p>
          </table:table-cell>
          <table:table-cell table:number-columns-repeated="2" table:style-name="ce11" office:value-type="string" calcext:value-type="string">
            <text:p>Prunus domestic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5.002</text:p>
          </table:table-cell>
          <table:table-cell office:value-type="float" office:value="207" calcext:value-type="float">
            <text:p>207</text:p>
          </table:table-cell>
          <table:table-cell table:number-columns-repeated="2" table:style-name="ce11" office:value-type="string" calcext:value-type="string">
            <text:p>Prunus dulc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5.020</text:p>
          </table:table-cell>
          <table:table-cell office:value-type="float" office:value="208" calcext:value-type="float">
            <text:p>208</text:p>
          </table:table-cell>
          <table:table-cell table:number-columns-repeated="2" table:style-name="ce11" office:value-type="string" calcext:value-type="string">
            <text:p>Prunus lusitanic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5.016</text:p>
          </table:table-cell>
          <table:table-cell office:value-type="float" office:value="209" calcext:value-type="float">
            <text:p>209</text:p>
          </table:table-cell>
          <table:table-cell table:number-columns-repeated="2" table:style-name="ce11" office:value-type="string" calcext:value-type="string">
            <text:p>Prunus mahaleb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5.017</text:p>
          </table:table-cell>
          <table:table-cell office:value-type="float" office:value="210" calcext:value-type="float">
            <text:p>210</text:p>
          </table:table-cell>
          <table:table-cell table:number-columns-repeated="2" table:style-name="ce11" office:value-type="string" calcext:value-type="string">
            <text:p>Prunus padus 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5.001</text:p>
          </table:table-cell>
          <table:table-cell office:value-type="float" office:value="211" calcext:value-type="float">
            <text:p>211</text:p>
          </table:table-cell>
          <table:table-cell table:number-columns-repeated="2" table:style-name="ce11" office:value-type="string" calcext:value-type="string">
            <text:p>Prunus persic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5.018</text:p>
          </table:table-cell>
          <table:table-cell office:value-type="float" office:value="212" calcext:value-type="float">
            <text:p>212</text:p>
          </table:table-cell>
          <table:table-cell table:number-columns-repeated="2" table:style-name="ce11" office:value-type="string" calcext:value-type="string">
            <text:p>Prunus serotin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5.999</text:p>
          </table:table-cell>
          <table:table-cell office:value-type="float" office:value="213" calcext:value-type="float">
            <text:p>213</text:p>
          </table:table-cell>
          <table:table-cell table:number-columns-repeated="2" table:style-name="ce11" office:value-type="string" calcext:value-type="string">
            <text:p>Prunus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5.008</text:p>
          </table:table-cell>
          <table:table-cell office:value-type="float" office:value="214" calcext:value-type="float">
            <text:p>214</text:p>
          </table:table-cell>
          <table:table-cell table:number-columns-repeated="2" table:style-name="ce11" office:value-type="string" calcext:value-type="string">
            <text:p>Prunus spinos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2.001</text:p>
          </table:table-cell>
          <table:table-cell office:value-type="float" office:value="215" calcext:value-type="float">
            <text:p>215</text:p>
          </table:table-cell>
          <table:table-cell table:number-columns-repeated="2" table:style-name="ce11" office:value-type="string" calcext:value-type="string">
            <text:p>Pseudotsuga menziesii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26.008</text:p>
          </table:table-cell>
          <table:table-cell office:value-type="float" office:value="216" calcext:value-type="float">
            <text:p>216</text:p>
          </table:table-cell>
          <table:table-cell table:number-columns-repeated="2" table:style-name="ce11" office:value-type="string" calcext:value-type="string">
            <text:p>Pyrus amygdaliform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26.013</text:p>
          </table:table-cell>
          <table:table-cell office:value-type="float" office:value="217" calcext:value-type="float">
            <text:p>217</text:p>
          </table:table-cell>
          <table:table-cell table:number-columns-repeated="2" table:style-name="ce11" office:value-type="string" calcext:value-type="string">
            <text:p>Pyrus commun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26.004</text:p>
          </table:table-cell>
          <table:table-cell office:value-type="float" office:value="218" calcext:value-type="float">
            <text:p>218</text:p>
          </table:table-cell>
          <table:table-cell table:number-columns-repeated="2" table:style-name="ce11" office:value-type="string" calcext:value-type="string">
            <text:p>Pyrus pyraster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26.999</text:p>
          </table:table-cell>
          <table:table-cell office:value-type="float" office:value="219" calcext:value-type="float">
            <text:p>219</text:p>
          </table:table-cell>
          <table:table-cell table:number-columns-repeated="2" table:style-name="ce11" office:value-type="string" calcext:value-type="string">
            <text:p>Pyrus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26</text:p>
          </table:table-cell>
          <table:table-cell office:value-type="float" office:value="220" calcext:value-type="float">
            <text:p>220</text:p>
          </table:table-cell>
          <table:table-cell table:number-columns-repeated="2" table:style-name="ce11" office:value-type="string" calcext:value-type="string">
            <text:p>Quercus alnifoli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20</text:p>
          </table:table-cell>
          <table:table-cell office:value-type="float" office:value="221" calcext:value-type="float">
            <text:p>221</text:p>
          </table:table-cell>
          <table:table-cell table:number-columns-repeated="2" table:style-name="ce11" office:value-type="string" calcext:value-type="string">
            <text:p>Quercus canariens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08</text:p>
          </table:table-cell>
          <table:table-cell office:value-type="float" office:value="222" calcext:value-type="float">
            <text:p>222</text:p>
          </table:table-cell>
          <table:table-cell table:number-columns-repeated="2" table:style-name="ce11" office:value-type="string" calcext:value-type="string">
            <text:p>Quercus cerr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03</text:p>
          </table:table-cell>
          <table:table-cell office:value-type="float" office:value="223" calcext:value-type="float">
            <text:p>223</text:p>
          </table:table-cell>
          <table:table-cell table:number-columns-repeated="2" table:style-name="ce11" office:value-type="string" calcext:value-type="string">
            <text:p>Quercus coccifera (Q. calliprinos)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18</text:p>
          </table:table-cell>
          <table:table-cell office:value-type="float" office:value="224" calcext:value-type="float">
            <text:p>224</text:p>
          </table:table-cell>
          <table:table-cell table:number-columns-repeated="2" table:style-name="ce11" office:value-type="string" calcext:value-type="string">
            <text:p>Quercus congest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12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11" office:value-type="string" calcext:value-type="string">
            <text:p>Quercus dalechampii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21</text:p>
          </table:table-cell>
          <table:table-cell office:value-type="float" office:value="226" calcext:value-type="float">
            <text:p>226</text:p>
          </table:table-cell>
          <table:table-cell table:number-columns-repeated="2" table:style-name="ce11" office:value-type="string" calcext:value-type="string">
            <text:p>Quercus fagine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16</text:p>
          </table:table-cell>
          <table:table-cell office:value-type="float" office:value="227" calcext:value-type="float">
            <text:p>227</text:p>
          </table:table-cell>
          <table:table-cell table:number-columns-repeated="2" table:style-name="ce11" office:value-type="string" calcext:value-type="string">
            <text:p>Quercus frainetto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28</text:p>
          </table:table-cell>
          <table:table-cell office:value-type="float" office:value="228" calcext:value-type="float">
            <text:p>228</text:p>
          </table:table-cell>
          <table:table-cell table:style-name="ce11" office:value-type="string" calcext:value-type="string">
            <text:p>Quercus fruticosa</text:p>
          </table:table-cell>
          <table:table-cell table:style-name="ce11" office:value-type="string" calcext:value-type="string">
            <text:p>Quercus fruticosa 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13</text:p>
          </table:table-cell>
          <table:table-cell office:value-type="float" office:value="229" calcext:value-type="float">
            <text:p>229</text:p>
          </table:table-cell>
          <table:table-cell table:number-columns-repeated="2" table:style-name="ce11" office:value-type="string" calcext:value-type="string">
            <text:p>Quercus hartwissian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04</text:p>
          </table:table-cell>
          <table:table-cell office:value-type="float" office:value="230" calcext:value-type="float">
            <text:p>230</text:p>
          </table:table-cell>
          <table:table-cell table:number-columns-repeated="2" table:style-name="ce11" office:value-type="string" calcext:value-type="string">
            <text:p>Quercus ilex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22</text:p>
          </table:table-cell>
          <table:table-cell office:value-type="float" office:value="231" calcext:value-type="float">
            <text:p>231</text:p>
          </table:table-cell>
          <table:table-cell table:number-columns-repeated="2" table:style-name="ce11" office:value-type="string" calcext:value-type="string">
            <text:p>Quercus lusitanic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07</text:p>
          </table:table-cell>
          <table:table-cell office:value-type="float" office:value="232" calcext:value-type="float">
            <text:p>232</text:p>
          </table:table-cell>
          <table:table-cell table:number-columns-repeated="2" table:style-name="ce11" office:value-type="string" calcext:value-type="string">
            <text:p>Quercus macrolepis (Q. aegilops)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09</text:p>
          </table:table-cell>
          <table:table-cell office:value-type="float" office:value="233" calcext:value-type="float">
            <text:p>233</text:p>
          </table:table-cell>
          <table:table-cell table:number-columns-repeated="2" table:style-name="ce11" office:value-type="string" calcext:value-type="string">
            <text:p>Quercus ma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02</text:p>
          </table:table-cell>
          <table:table-cell office:value-type="float" office:value="234" calcext:value-type="float">
            <text:p>234</text:p>
          </table:table-cell>
          <table:table-cell table:number-columns-repeated="2" table:style-name="ce11" office:value-type="string" calcext:value-type="string">
            <text:p>Quercus palustr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15</text:p>
          </table:table-cell>
          <table:table-cell office:value-type="float" office:value="235" calcext:value-type="float">
            <text:p>235</text:p>
          </table:table-cell>
          <table:table-cell table:number-columns-repeated="2" table:style-name="ce11" office:value-type="string" calcext:value-type="string">
            <text:p>Quercus pedunculiflor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11</text:p>
          </table:table-cell>
          <table:table-cell office:value-type="float" office:value="236" calcext:value-type="float">
            <text:p>236</text:p>
          </table:table-cell>
          <table:table-cell table:number-columns-repeated="2" table:style-name="ce11" office:value-type="string" calcext:value-type="string">
            <text:p>Quercus petraea 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24</text:p>
          </table:table-cell>
          <table:table-cell office:value-type="float" office:value="237" calcext:value-type="float">
            <text:p>237</text:p>
          </table:table-cell>
          <table:table-cell table:number-columns-repeated="2" table:style-name="ce11" office:value-type="string" calcext:value-type="string">
            <text:p>Quercus petraea (group) x pubesce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23</text:p>
          </table:table-cell>
          <table:table-cell office:value-type="float" office:value="238" calcext:value-type="float">
            <text:p>238</text:p>
          </table:table-cell>
          <table:table-cell table:number-columns-repeated="2" table:style-name="ce11" office:value-type="string" calcext:value-type="string">
            <text:p>Quercus petraea group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10</text:p>
          </table:table-cell>
          <table:table-cell office:value-type="float" office:value="239" calcext:value-type="float">
            <text:p>239</text:p>
          </table:table-cell>
          <table:table-cell table:number-columns-repeated="2" table:style-name="ce11" office:value-type="string" calcext:value-type="string">
            <text:p>Quercus polycarp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19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11" office:value-type="string" calcext:value-type="string">
            <text:p>Quercus pubescen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17</text:p>
          </table:table-cell>
          <table:table-cell office:value-type="float" office:value="241" calcext:value-type="float">
            <text:p>241</text:p>
          </table:table-cell>
          <table:table-cell table:number-columns-repeated="2" table:style-name="ce11" office:value-type="string" calcext:value-type="string">
            <text:p>Quercus pyrenaica (Q. toza)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14</text:p>
          </table:table-cell>
          <table:table-cell office:value-type="float" office:value="242" calcext:value-type="float">
            <text:p>242</text:p>
          </table:table-cell>
          <table:table-cell table:number-columns-repeated="2" table:style-name="ce11" office:value-type="string" calcext:value-type="string">
            <text:p>Quercus robur 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25</text:p>
          </table:table-cell>
          <table:table-cell office:value-type="float" office:value="243" calcext:value-type="float">
            <text:p>243</text:p>
          </table:table-cell>
          <table:table-cell table:number-columns-repeated="2" table:style-name="ce11" office:value-type="string" calcext:value-type="string">
            <text:p>Quercus robur x pyrenaic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01</text:p>
          </table:table-cell>
          <table:table-cell office:value-type="float" office:value="244" calcext:value-type="float">
            <text:p>244</text:p>
          </table:table-cell>
          <table:table-cell table:number-columns-repeated="2" table:style-name="ce11" office:value-type="string" calcext:value-type="string">
            <text:p>Quercus rubr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999</text:p>
          </table:table-cell>
          <table:table-cell office:value-type="float" office:value="245" calcext:value-type="float">
            <text:p>245</text:p>
          </table:table-cell>
          <table:table-cell table:number-columns-repeated="2" table:style-name="ce11" office:value-type="string" calcext:value-type="string">
            <text:p>Quercus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05</text:p>
          </table:table-cell>
          <table:table-cell office:value-type="float" office:value="246" calcext:value-type="float">
            <text:p>246</text:p>
          </table:table-cell>
          <table:table-cell table:number-columns-repeated="2" table:style-name="ce11" office:value-type="string" calcext:value-type="string">
            <text:p>Quercus suber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06</text:p>
          </table:table-cell>
          <table:table-cell office:value-type="float" office:value="247" calcext:value-type="float">
            <text:p>247</text:p>
          </table:table-cell>
          <table:table-cell table:number-columns-repeated="2" table:style-name="ce11" office:value-type="string" calcext:value-type="string">
            <text:p>Quercus trojan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03.003.001</text:p>
          </table:table-cell>
          <table:table-cell office:value-type="float" office:value="248" calcext:value-type="float">
            <text:p>248</text:p>
          </table:table-cell>
          <table:table-cell table:number-columns-repeated="2" table:style-name="ce11" office:value-type="string" calcext:value-type="string">
            <text:p>Rhamnus alaternu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03.003.008</text:p>
          </table:table-cell>
          <table:table-cell office:value-type="float" office:value="249" calcext:value-type="float">
            <text:p>249</text:p>
          </table:table-cell>
          <table:table-cell table:number-columns-repeated="2" table:style-name="ce11" office:value-type="string" calcext:value-type="string">
            <text:p>Rhamnus catharticus (a)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Normal_5f_Flora_20_Europea_20_List" office:value-type="string" calcext:value-type="string">
            <text:p>103.003.003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11" office:value-type="string" calcext:value-type="string">
            <text:p>Rhamnus lycioides spp. oleoide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03.003.999</text:p>
          </table:table-cell>
          <table:table-cell office:value-type="float" office:value="251" calcext:value-type="float">
            <text:p>251</text:p>
          </table:table-cell>
          <table:table-cell table:number-columns-repeated="2" table:style-name="ce11" office:value-type="string" calcext:value-type="string">
            <text:p>Rhamnus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4.001.001</text:p>
          </table:table-cell>
          <table:table-cell office:value-type="float" office:value="252" calcext:value-type="float">
            <text:p>252</text:p>
          </table:table-cell>
          <table:table-cell table:number-columns-repeated="2" table:style-name="ce11" office:value-type="string" calcext:value-type="string">
            <text:p>Rhus coriari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4.001.002</text:p>
          </table:table-cell>
          <table:table-cell office:value-type="float" office:value="253" calcext:value-type="float">
            <text:p>253</text:p>
          </table:table-cell>
          <table:table-cell table:number-columns-repeated="2" table:style-name="ce11" office:value-type="string" calcext:value-type="string">
            <text:p>Rhus typhin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30.001</text:p>
          </table:table-cell>
          <table:table-cell office:value-type="float" office:value="254" calcext:value-type="float">
            <text:p>254</text:p>
          </table:table-cell>
          <table:table-cell table:number-columns-repeated="2" table:style-name="ce11" office:value-type="string" calcext:value-type="string">
            <text:p>Robinia pseudoacaci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1.001.003</text:p>
          </table:table-cell>
          <table:table-cell office:value-type="float" office:value="255" calcext:value-type="float">
            <text:p>255</text:p>
          </table:table-cell>
          <table:table-cell table:number-columns-repeated="2" table:style-name="ce11" office:value-type="string" calcext:value-type="string">
            <text:p>Salix alba 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1.001.039</text:p>
          </table:table-cell>
          <table:table-cell office:value-type="float" office:value="256" calcext:value-type="float">
            <text:p>256</text:p>
          </table:table-cell>
          <table:table-cell table:number-columns-repeated="2" table:style-name="ce11" office:value-type="string" calcext:value-type="string">
            <text:p>Salix atrocinere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1.001.004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11" office:value-type="string" calcext:value-type="string">
            <text:p>Salix babylonic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1.001.043</text:p>
          </table:table-cell>
          <table:table-cell office:value-type="float" office:value="258" calcext:value-type="float">
            <text:p>258</text:p>
          </table:table-cell>
          <table:table-cell table:number-columns-repeated="2" table:style-name="ce11" office:value-type="string" calcext:value-type="string">
            <text:p>Salix cantabric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1.001.041</text:p>
          </table:table-cell>
          <table:table-cell office:value-type="float" office:value="259" calcext:value-type="float">
            <text:p>259</text:p>
          </table:table-cell>
          <table:table-cell table:number-columns-repeated="2" table:style-name="ce11" office:value-type="string" calcext:value-type="string">
            <text:p>Salix capre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1.001.038</text:p>
          </table:table-cell>
          <table:table-cell office:value-type="float" office:value="260" calcext:value-type="float">
            <text:p>260</text:p>
          </table:table-cell>
          <table:table-cell table:number-columns-repeated="2" table:style-name="ce11" office:value-type="string" calcext:value-type="string">
            <text:p>Salix cinere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1.001.057</text:p>
          </table:table-cell>
          <table:table-cell office:value-type="float" office:value="261" calcext:value-type="float">
            <text:p>261</text:p>
          </table:table-cell>
          <table:table-cell table:number-columns-repeated="2" table:style-name="ce11" office:value-type="string" calcext:value-type="string">
            <text:p>Salix eleagno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1.001.002</text:p>
          </table:table-cell>
          <table:table-cell office:value-type="float" office:value="262" calcext:value-type="float">
            <text:p>262</text:p>
          </table:table-cell>
          <table:table-cell table:number-columns-repeated="2" table:style-name="ce11" office:value-type="string" calcext:value-type="string">
            <text:p>Salix fragil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1.001.058</text:p>
          </table:table-cell>
          <table:table-cell office:value-type="float" office:value="263" calcext:value-type="float">
            <text:p>263</text:p>
          </table:table-cell>
          <table:table-cell table:number-columns-repeated="2" table:style-name="ce11" office:value-type="string" calcext:value-type="string">
            <text:p>Salix purpure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1.001.999</text:p>
          </table:table-cell>
          <table:table-cell office:value-type="float" office:value="264" calcext:value-type="float">
            <text:p>264</text:p>
          </table:table-cell>
          <table:table-cell table:number-columns-repeated="2" table:style-name="ce11" office:value-type="string" calcext:value-type="string">
            <text:p>Salix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1.001.056</text:p>
          </table:table-cell>
          <table:table-cell office:value-type="float" office:value="265" calcext:value-type="float">
            <text:p>265</text:p>
          </table:table-cell>
          <table:table-cell table:number-columns-repeated="2" table:style-name="ce11" office:value-type="string" calcext:value-type="string">
            <text:p>Salix viminal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64.001.001</text:p>
          </table:table-cell>
          <table:table-cell office:value-type="float" office:value="266" calcext:value-type="float">
            <text:p>266</text:p>
          </table:table-cell>
          <table:table-cell table:number-columns-repeated="2" table:style-name="ce11" office:value-type="string" calcext:value-type="string">
            <text:p>Sambucus ebulu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64.001.002</text:p>
          </table:table-cell>
          <table:table-cell office:value-type="float" office:value="267" calcext:value-type="float">
            <text:p>267</text:p>
          </table:table-cell>
          <table:table-cell table:number-columns-repeated="2" table:style-name="ce11" office:value-type="string" calcext:value-type="string">
            <text:p>Sambucus nigr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64.001.003</text:p>
          </table:table-cell>
          <table:table-cell office:value-type="float" office:value="268" calcext:value-type="float">
            <text:p>268</text:p>
          </table:table-cell>
          <table:table-cell table:number-columns-repeated="2" table:style-name="ce11" office:value-type="string" calcext:value-type="string">
            <text:p>Sambucus racemos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64.001.999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11" office:value-type="string" calcext:value-type="string">
            <text:p>Sambucus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7.002.999</text:p>
          </table:table-cell>
          <table:table-cell office:value-type="float" office:value="270" calcext:value-type="float">
            <text:p>270</text:p>
          </table:table-cell>
          <table:table-cell table:number-columns-repeated="2" table:style-name="ce11" office:value-type="string" calcext:value-type="string">
            <text:p>Sequoiadendron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5.001</text:p>
          </table:table-cell>
          <table:table-cell office:value-type="float" office:value="271" calcext:value-type="float">
            <text:p>271</text:p>
          </table:table-cell>
          <table:table-cell table:number-columns-repeated="2" table:style-name="ce11" office:value-type="string" calcext:value-type="string">
            <text:p>Sophora japonic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28.005</text:p>
          </table:table-cell>
          <table:table-cell office:value-type="float" office:value="272" calcext:value-type="float">
            <text:p>272</text:p>
          </table:table-cell>
          <table:table-cell table:number-columns-repeated="2" table:style-name="ce11" office:value-type="string" calcext:value-type="string">
            <text:p>Sorbus ari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28.002</text:p>
          </table:table-cell>
          <table:table-cell office:value-type="float" office:value="273" calcext:value-type="float">
            <text:p>273</text:p>
          </table:table-cell>
          <table:table-cell table:number-columns-repeated="2" table:style-name="ce11" office:value-type="string" calcext:value-type="string">
            <text:p>Sorbus aucupari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28.004</text:p>
          </table:table-cell>
          <table:table-cell office:value-type="float" office:value="274" calcext:value-type="float">
            <text:p>274</text:p>
          </table:table-cell>
          <table:table-cell table:number-columns-repeated="2" table:style-name="ce11" office:value-type="string" calcext:value-type="string">
            <text:p>Sorbus chamaemespilu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28.001</text:p>
          </table:table-cell>
          <table:table-cell office:value-type="float" office:value="275" calcext:value-type="float">
            <text:p>275</text:p>
          </table:table-cell>
          <table:table-cell table:number-columns-repeated="2" table:style-name="ce11" office:value-type="string" calcext:value-type="string">
            <text:p>Sorbus domestic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28.015</text:p>
          </table:table-cell>
          <table:table-cell office:value-type="float" office:value="276" calcext:value-type="float">
            <text:p>276</text:p>
          </table:table-cell>
          <table:table-cell table:number-columns-repeated="2" table:style-name="ce11" office:value-type="string" calcext:value-type="string">
            <text:p>Sorbus intermedi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28.016</text:p>
          </table:table-cell>
          <table:table-cell office:value-type="float" office:value="277" calcext:value-type="float">
            <text:p>277</text:p>
          </table:table-cell>
          <table:table-cell table:number-columns-repeated="2" table:style-name="ce11" office:value-type="string" calcext:value-type="string">
            <text:p>Sorbus latifolia s.l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28.010</text:p>
          </table:table-cell>
          <table:table-cell office:value-type="float" office:value="278" calcext:value-type="float">
            <text:p>278</text:p>
          </table:table-cell>
          <table:table-cell table:number-columns-repeated="2" table:style-name="ce11" office:value-type="string" calcext:value-type="string">
            <text:p>Sorbus mougeotii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28.999</text:p>
          </table:table-cell>
          <table:table-cell office:value-type="float" office:value="279" calcext:value-type="float">
            <text:p>279</text:p>
          </table:table-cell>
          <table:table-cell table:number-columns-repeated="2" table:style-name="ce11" office:value-type="string" calcext:value-type="string">
            <text:p>Sorbus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28.003</text:p>
          </table:table-cell>
          <table:table-cell office:value-type="float" office:value="280" calcext:value-type="float">
            <text:p>280</text:p>
          </table:table-cell>
          <table:table-cell table:number-columns-repeated="2" table:style-name="ce11" office:value-type="string" calcext:value-type="string">
            <text:p>Sorbus torminal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13.002.001</text:p>
          </table:table-cell>
          <table:table-cell office:value-type="float" office:value="281" calcext:value-type="float">
            <text:p>281</text:p>
          </table:table-cell>
          <table:table-cell table:number-columns-repeated="2" table:style-name="ce11" office:value-type="string" calcext:value-type="string">
            <text:p>Tamarix african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13.002.002</text:p>
          </table:table-cell>
          <table:table-cell office:value-type="float" office:value="282" calcext:value-type="float">
            <text:p>282</text:p>
          </table:table-cell>
          <table:table-cell table:number-columns-repeated="2" table:style-name="ce11" office:value-type="string" calcext:value-type="string">
            <text:p>Tamarix canariens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13.002.999</text:p>
          </table:table-cell>
          <table:table-cell office:value-type="float" office:value="283" calcext:value-type="float">
            <text:p>283</text:p>
          </table:table-cell>
          <table:table-cell table:number-columns-repeated="2" table:style-name="ce11" office:value-type="string" calcext:value-type="string">
            <text:p>Tamarix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7.003.001</text:p>
          </table:table-cell>
          <table:table-cell office:value-type="float" office:value="284" calcext:value-type="float">
            <text:p>284</text:p>
          </table:table-cell>
          <table:table-cell table:number-columns-repeated="2" table:style-name="ce11" office:value-type="string" calcext:value-type="string">
            <text:p>Taxodium distichum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9.001.001</text:p>
          </table:table-cell>
          <table:table-cell office:value-type="float" office:value="285" calcext:value-type="float">
            <text:p>285</text:p>
          </table:table-cell>
          <table:table-cell table:number-columns-repeated="2" table:style-name="ce11" office:value-type="string" calcext:value-type="string">
            <text:p>Taxus baccat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9.001.999</text:p>
          </table:table-cell>
          <table:table-cell office:value-type="float" office:value="286" calcext:value-type="float">
            <text:p>286</text:p>
          </table:table-cell>
          <table:table-cell table:number-columns-repeated="2" table:style-name="ce11" office:value-type="string" calcext:value-type="string">
            <text:p>Taxus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8.004.001</text:p>
          </table:table-cell>
          <table:table-cell office:value-type="float" office:value="287" calcext:value-type="float">
            <text:p>287</text:p>
          </table:table-cell>
          <table:table-cell table:number-columns-repeated="2" table:style-name="ce11" office:value-type="string" calcext:value-type="string">
            <text:p>Tetraclinis articulat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8.003.001</text:p>
          </table:table-cell>
          <table:table-cell office:value-type="float" office:value="288" calcext:value-type="float">
            <text:p>288</text:p>
          </table:table-cell>
          <table:table-cell table:number-columns-repeated="2" table:style-name="ce11" office:value-type="string" calcext:value-type="string">
            <text:p>Thuja plicat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8.003.999</text:p>
          </table:table-cell>
          <table:table-cell office:value-type="float" office:value="289" calcext:value-type="float">
            <text:p>289</text:p>
          </table:table-cell>
          <table:table-cell table:number-columns-repeated="2" table:style-name="ce11" office:value-type="string" calcext:value-type="string">
            <text:p>Thuja sp. 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05.001.005</text:p>
          </table:table-cell>
          <table:table-cell office:value-type="float" office:value="290" calcext:value-type="float">
            <text:p>290</text:p>
          </table:table-cell>
          <table:table-cell table:number-columns-repeated="2" table:style-name="ce11" office:value-type="string" calcext:value-type="string">
            <text:p>Tilia cordat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05.001.003</text:p>
          </table:table-cell>
          <table:table-cell office:value-type="float" office:value="291" calcext:value-type="float">
            <text:p>291</text:p>
          </table:table-cell>
          <table:table-cell table:number-columns-repeated="2" table:style-name="ce11" office:value-type="string" calcext:value-type="string">
            <text:p>Tilia platyphylo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05.001.999</text:p>
          </table:table-cell>
          <table:table-cell office:value-type="float" office:value="292" calcext:value-type="float">
            <text:p>292</text:p>
          </table:table-cell>
          <table:table-cell table:number-columns-repeated="2" table:style-name="ce11" office:value-type="string" calcext:value-type="string">
            <text:p>Tilia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05.001.001</text:p>
          </table:table-cell>
          <table:table-cell office:value-type="float" office:value="293" calcext:value-type="float">
            <text:p>293</text:p>
          </table:table-cell>
          <table:table-cell table:number-columns-repeated="2" table:style-name="ce11" office:value-type="string" calcext:value-type="string">
            <text:p>Tilia tomentos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3.002</text:p>
          </table:table-cell>
          <table:table-cell office:value-type="float" office:value="294" calcext:value-type="float">
            <text:p>294</text:p>
          </table:table-cell>
          <table:table-cell table:number-columns-repeated="2" table:style-name="ce11" office:value-type="string" calcext:value-type="string">
            <text:p>Tsuga canadensi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3.001</text:p>
          </table:table-cell>
          <table:table-cell office:value-type="float" office:value="295" calcext:value-type="float">
            <text:p>295</text:p>
          </table:table-cell>
          <table:table-cell table:number-columns-repeated="2" table:style-name="ce11" office:value-type="string" calcext:value-type="string">
            <text:p>Tsuga heterophyll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3.999</text:p>
          </table:table-cell>
          <table:table-cell office:value-type="float" office:value="296" calcext:value-type="float">
            <text:p>296</text:p>
          </table:table-cell>
          <table:table-cell table:number-columns-repeated="2" table:style-name="ce11" office:value-type="string" calcext:value-type="string">
            <text:p>Tsuga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7.001.005</text:p>
          </table:table-cell>
          <table:table-cell office:value-type="float" office:value="297" calcext:value-type="float">
            <text:p>297</text:p>
          </table:table-cell>
          <table:table-cell table:number-columns-repeated="2" table:style-name="ce11" office:value-type="string" calcext:value-type="string">
            <text:p>Ulmus canescen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7.001.001</text:p>
          </table:table-cell>
          <table:table-cell office:value-type="float" office:value="298" calcext:value-type="float">
            <text:p>298</text:p>
          </table:table-cell>
          <table:table-cell table:number-columns-repeated="2" table:style-name="ce11" office:value-type="string" calcext:value-type="string">
            <text:p>Ulmus glabr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7.001.006</text:p>
          </table:table-cell>
          <table:table-cell office:value-type="float" office:value="299" calcext:value-type="float">
            <text:p>299</text:p>
          </table:table-cell>
          <table:table-cell table:number-columns-repeated="2" table:style-name="ce11" office:value-type="string" calcext:value-type="string">
            <text:p>Ulmus laevis 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7.001.004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11" office:value-type="string" calcext:value-type="string">
            <text:p>Ulmus minor (pumila)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7.001.999</text:p>
          </table:table-cell>
          <table:table-cell office:value-type="float" office:value="301" calcext:value-type="float">
            <text:p>301</text:p>
          </table:table-cell>
          <table:table-cell table:number-columns-repeated="2" table:style-name="ce11" office:value-type="string" calcext:value-type="string">
            <text:p>Ulmus sp.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64.002.002</text:p>
          </table:table-cell>
          <table:table-cell office:value-type="float" office:value="302" calcext:value-type="float">
            <text:p>302</text:p>
          </table:table-cell>
          <table:table-cell table:number-columns-repeated="2" table:style-name="ce11" office:value-type="string" calcext:value-type="string">
            <text:p>Viburnum lantana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64.002.001</text:p>
          </table:table-cell>
          <table:table-cell office:value-type="float" office:value="303" calcext:value-type="float">
            <text:p>303</text:p>
          </table:table-cell>
          <table:table-cell table:number-columns-repeated="2" table:style-name="ce11" office:value-type="string" calcext:value-type="string">
            <text:p>Viburnum opulu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LASS</text:p>
          </table:table-cell>
          <table:table-cell table:style-name="ce5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LASS</text:p>
          </table:table-cell>
          <table:table-cell table:style-name="ce5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ifers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PECIES_CLASS</text:p>
          </table:table-cell>
          <table:table-cell table:style-name="ce5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oadleav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PROVIDER_ID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ODE_MODE</text:p>
          </table:table-cell>
          <table:table-cell table:style-name="ce16" office:value-type="string" calcext:value-type="string">
            <text:p>A</text:p>
          </table:table-cell>
          <table:table-cell table:style-name="ce17" office:value-type="float" office:value="1" calcext:value-type="float">
            <text:p>1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Le cas a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CODE_MODE</text:p>
          </table:table-cell>
          <table:table-cell table:style-name="ce16" office:value-type="string" calcext:value-type="string">
            <text:p>B</text:p>
          </table:table-cell>
          <table:table-cell table:style-name="ce17" office:value-type="float" office:value="2" calcext:value-type="float">
            <text:p>2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Le cas b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CODE_MODE</text:p>
          </table:table-cell>
          <table:table-cell table:style-name="ce16" office:value-type="string" calcext:value-type="string">
            <text:p>C</text:p>
          </table:table-cell>
          <table:table-cell table:style-name="ce17" office:value-type="float" office:value="3" calcext:value-type="float">
            <text:p>3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Le cas c</text:p>
          </table:table-cell>
          <table:table-cell table:style-name="ce6" table:number-columns-repeated="1019"/>
        </table:table-row>
        <table:table-row table:style-name="ro3" table:number-rows-repeated="40">
          <table:table-cell table:number-columns-repeated="1024"/>
        </table:table-row>
        <table:table-row table:style-name="ro3" table:number-rows-repeated="27">
          <table:table-cell/>
          <table:table-cell table:style-name="ce11"/>
          <table:table-cell table:number-columns-repeated="1022"/>
        </table:table-row>
        <table:table-row table:style-name="ro3" table:number-rows-repeated="5">
          <table:table-cell table:style-name="ce12"/>
          <table:table-cell table:number-columns-repeated="2"/>
          <table:table-cell table:style-name="ce12" table:number-columns-repeated="2"/>
          <table:table-cell table:number-columns-repeated="1019"/>
        </table:table-row>
        <table:table-row table:style-name="ro3" table:number-rows-repeated="24">
          <table:table-cell table:number-columns-repeated="1024"/>
        </table:table-row>
        <table:table-row table:style-name="ro3" table:number-rows-repeated="10">
          <table:table-cell/>
          <table:table-cell table:style-name="ce11"/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24">
          <table:table-cell/>
          <table:table-cell table:style-name="ce11"/>
          <table:table-cell table:number-columns-repeated="1022"/>
        </table:table-row>
        <table:table-row table:style-name="ro3" table:number-rows-repeated="65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4"/>
        <table:table-column table:style-name="co6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number-columns-repeated="2" table:default-cell-style-name="Default"/>
        <table:table-column table:style-name="co7" table:number-columns-repeated="1017" table:default-cell-style-name="Default"/>
        <table:table-row table:style-name="ro5">
          <table:table-cell table:style-name="ce1" office:value-type="string" calcext:value-type="string">
            <text:p>Unit</text:p>
            <draw:control table:end-cell-address="mode_tree.B1" table:end-x="0.848cm" table:end-y="0.457cm" draw:z-index="0" draw:name="Export CSV" draw:style-name="gr1" draw:text-style-name="P1" svg:width="4.301cm" svg:height="0.457cm" svg:x="0.847cm" svg:y="0cm" draw:control="control4">
              <svg:title>Export CSV</svg:title>
              <svg:desc>Export CSV</svg:desc>
            </draw:control>
          </table:table-cell>
          <table:table-cell table:style-name="ce13" office:value-type="string" calcext:value-type="string">
            <text:p>Code</text:p>
          </table:table-cell>
          <table:table-cell table:style-name="ce13" office:value-type="string" calcext:value-type="string">
            <text:p>Parent_code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Definition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is_leaf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CORINE_BIOTOP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Habitats littoraux et halophi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ers et océa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Eaux mari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océaniq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du talus et du plateau continental (= eaux néritiques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1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littoral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2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néritiques lointaines (du large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3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Talus continen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4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Upwelling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5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Hauts-fon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Benthos (Fonds marin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nds sous-marins profon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sédiments meubl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caillouti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fonds rocheux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rmations sublittorales de concrétions organogénique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1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Concrétions coralligèn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2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'algues encroûtant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3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Gastéropodes et Polychèt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4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moules (moulières)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Grottes sous-marin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marins à plantes vasculaire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 naine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21</text:p>
          </table:table-cell>
          <table:table-cell office:value-type="string" calcext:value-type="string">
            <text:p>11.32</text:p>
          </table:table-cell>
          <table:table-cell table:number-columns-repeated="2" office:value-type="string" calcext:value-type="string">
            <text:p>Herbiers à Zostères naines de l'Atlantique continent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méditerranéens à Cymodocea et Zoster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1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Cymodoce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2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Zoster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de Posidonia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des eaux saumâtre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1.4</text:p>
          </table:table-cell>
          <table:table-cell table:number-columns-repeated="2" office:value-type="string" calcext:value-type="string">
            <text:p>Groupements marins à Ruppia maritim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Bras de m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Estuaires et rivières tidales (soumises à marées)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Fleuves et rivières soumis à marée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saumâtre des cours d'eau soumis à marées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douce des cours d'eau soumis à marées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Estuaires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marins submergé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saumâtres submergés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Vasières et bancs de sable sans végétation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arais salés, prés salés (schorres), steppes salées et fourrés sur gyps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Gazons pionniers salé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azons à Salicorne et Suaeda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atlantiques à Salicorne (Slikkes)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1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azons à salicorne des côtes basses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2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roupements à Suaeda et salicorn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continentaux à salicorn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1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Suintements continentaux à salicorn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2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Gazons continentaux secs à salicorn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méditerranéens à salicor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1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basses côtes méditerranéennes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3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hautes côtes méditerranéennes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halonitrophiles à Frankeni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à Sagina et Cochleari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airies à Spartin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5.2</text:p>
          </table:table-cell>
          <table:table-cell table:number-columns-repeated="2" office:value-type="string" calcext:value-type="string">
            <text:p>Prairies à Spartine à feuilles plates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atlantique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avec Puccinellia maritima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Groupements à Puccinellia maritima des prés salés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1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Pourpier marin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2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Aster marin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3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Salicorn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4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Végétations à Halimione pedunculat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Communautés du schorre supérieu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1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, ou riches en, Juncus gerardii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2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 Plantago maritim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3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Festuca rubra ou Agrostis stolonifer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4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Statice (Armeria maritima)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5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Carex distans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6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Carex extens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7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Prairies à lavandes de mer (Limonium vulgare)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8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Blysmus rufus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9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Eleocharis uniglumis ou E. palustris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A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Juncus maritimus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B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Champs à armoise marine (Artemisia maritima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C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Potentilla anserin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D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Frankenia laevis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E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Aster (Aster tripolium) du schorre supérieu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à Puccinellia et Spergularia marin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Végétation à Elymus pycnanthus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6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Laisses de mer des prés salés atlantiques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continentaux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avec Puccinellia distans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à jonc et Elymus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méditerranéens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Juncus maritimus et J. acutus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Juncus gerardii et Carex divis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méditerranéens halo-psammophiles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Puccinelli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annuelles sur laisses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chiendent et armoise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Juncus subulatus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des prés salés (hygro-halophiles)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méditerranéens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1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Tapis d'Arthrocnemum perennis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2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Arthrocnemum (enganes)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3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à Arthrocnemum glaucum (enganes)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4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Suaed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6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Fourrés méditerranéens à pourpier marin et Arthrocnemum fruticosi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atlantiqu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1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rgentés à Halimione portulacoides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2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ruticées atlantiques d'Arthrocnemum perennis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3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risseaux à Suaed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4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ustes à Arthrocnemum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à Limoniastrum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halophiles semi-désertiques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5.7</text:p>
          </table:table-cell>
          <table:table-cell table:number-columns-repeated="2" office:value-type="string" calcext:value-type="string">
            <text:p>Fourrés halonitrophiles méditerranéens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Steppes salées méditerranéennes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5.8</text:p>
          </table:table-cell>
          <table:table-cell table:number-columns-repeated="2" office:value-type="string" calcext:value-type="string">
            <text:p>Steppes à Lavande de m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1</text:p>
          </table:table-cell>
          <table:table-cell office:value-type="string" calcext:value-type="string">
            <text:p>15.81</text:p>
          </table:table-cell>
          <table:table-cell table:number-columns-repeated="2" office:value-type="string" calcext:value-type="string">
            <text:p>Steppes à Lavande de mer ibérique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14</text:p>
          </table:table-cell>
          <table:table-cell office:value-type="string" calcext:value-type="string">
            <text:p>15.811</text:p>
          </table:table-cell>
          <table:table-cell table:number-columns-repeated="2" office:value-type="string" calcext:value-type="string">
            <text:p>Steppes à Lavande de mer catalano-provençales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Dunes côtières et plages de sable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Plages de sable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Plages de sable sans végétation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annuels des plages de sable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vivaces des plages de sabl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Dunes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mobiles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embryonnaires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1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atlantique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2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méditerranéennes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blanches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1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'Atlantique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2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a Méditerranée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grises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septentrionales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1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Tortul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2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Corynephorus canescen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3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Myosoton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2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de Gascogne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3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ibéro-méditerranéennes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5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du Mesobromion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6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Lisières des dunes thermophiles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7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plantes annuelles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8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Malcolmi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9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méditerranéennes xériques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runes à bruyère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2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4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endrée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5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iliée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avec fourrés, bosquets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1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à Argousie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2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mixtes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Salix arenari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genévrier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1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Fourrés dunaires à genévrier oxycèdre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2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Bois à Juniperetum lyciae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Fourrés dunaires à sclérophylles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oisées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Lettes dunaires humides (= Pannes humides, = Dépressions humides intradunales)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Mares des lettes dunaires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Gazons pionniers des lettes ou pannes humides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Bas-marais des pannes humides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Prairies des lettes ou pannes humides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Roselières et cariçaies des lettes dunaires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lages de galets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lages de galets sans végétation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annuelle des laisses de mer sur plages de galets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vivace des bancs de galets à Crambe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a Manche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'Atlantique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rairies et landes des bancs de galets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Pelouses à Avoine élevée sur bancs de galets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Landes à Genêt à balais sur bancs de galets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Côtes rocheuses et falaises maritime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Falaises maritimes nues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et falaises de la frange médiolittorale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inférieur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supérieur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Surplombs, crevasses et grottes de l'étage médiolittoral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Mares permanentes des rochers de l'étage médiolittoral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supralittoral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Flaques des rochers de l'étage supralittoral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Côtes rocheuses et falaises avec végétation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atlantiques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méditerranéennes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Ilots, bancs rocheux et récifs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Milieux aquatiques non marins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Lagunes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douces stagnantes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Eaux douces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trophes pauvres en calcaire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mésotrophes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eutrophes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dystrophes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-mésotrophes riches en calcaire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Galets ou vasières non végétalisés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Communautés amphibies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Communautés amphibies pérennes septentrionales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 Littorelles, étangs à Lobélies, gazons d'Isoètes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1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e Littorelles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2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Etangs à Lobélies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3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'Isoètes euro-sibériens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4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Communautés flottantes de Sparganium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2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Eleocharis en eaux peu profondes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3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ordures d'étangs acides en eaux peu profondes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4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erges tourbeuses en eaux peu profondes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5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Canche des rivage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51</text:p>
          </table:table-cell>
          <table:table-cell office:value-type="string" calcext:value-type="string">
            <text:p>22.315</text:p>
          </table:table-cell>
          <table:table-cell table:number-columns-repeated="2" office:value-type="string" calcext:value-type="string">
            <text:p>Gazons péri-alpins à Canche des rivages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azons amphibies annuels septentrionaux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1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à Eleocharis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2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Gazons de plantes pionnières des lettes dunaires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naines à Juncus bufonius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1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Juncus bufonius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2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petits Souchets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3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Communautés d'herbes naines des substrats humides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à Bidens tripartitus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amphibies méridionaux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etits gazons amphibies méditerranéens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1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terrestres à Isoètes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2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aquatiques à Isoètes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4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Cyperus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5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Fimbristylis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7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à Spiranthes et Anagallis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8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méditerranéens amphibies à plantes de taille réduite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2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rands gazons méditerranéens amphibies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3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azons méditerranéens amphibies halo-nitrophiles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4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rairies à Serapias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Végétations aquatiques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flottant librement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1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Lemnacées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2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'Hydrocharis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3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e Stratiotes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4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lonies d'Utriculaires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5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Salvinia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6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Groupements à Aldrovanda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immergées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1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grands Potamots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2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petits Potamots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flottantes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Tapis flottant de végétaux à grandes feuilles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1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énuphars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2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chataîgnes d'eau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3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ymphoides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4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Potamot flottant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5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Renouées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2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Communautés flottantes des eaux peu profondes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3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Groupements oligotrophes de Potamots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Tapis immergés de Characées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1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Chara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2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Nitella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5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Mares de tourbières à Sphaignes et Utriculaires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Masses d'eau temporaires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stagnantes, saumâtres et salées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sans végétation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1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Eau libre sans tapis de Charophytes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Tapis algual de Charophyte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végétalisées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Formations immergées des eaux saumâtres ou salées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1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Groupements à Ruppia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2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Communautés lagunaires de végétation marine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Scirpaies naines lagunaires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courantes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Lits des rivières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Ruisselets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Truite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Ombres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arbeaux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rèmes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Cours d'eau intermittents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graviers des cours d'eau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sans végétation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végétalisés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1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d'Epilobes des rivières subalpines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2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alpins des bancs de graviers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3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Broussailles de Saules et de Myricaire germanique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4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Fourrés et bois des bancs de graviers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5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Lits de graviers méditerranéens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6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aviers des rivières de plaine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sable des rivières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des rivières sans végétation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riverains pourvus de végétation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Végétation immergée des rivières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acidiphiles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riches en calcaire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3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mésotrophes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eutrophes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Dépôts d'alluvions fluviatiles limoneuses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Dépôts nus d'alluvions fluviatiles limoneuses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euro-sibériens annuels des vases fluviatiles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méditerranéens des limons riverains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Landes, fruticées, pelouses et prairies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Landes et fruticées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humides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septentrionales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méridionales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à Molinia caerulea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sèches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montagnardes à Vaccinium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3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hercyniennes à Vaccinium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4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montagnardes alpiennes à Vaccinium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5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-montagnardes pyrénéo-cantabriques à Vaccinium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-atlantiques à Genêt et Callune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Callune et Genêt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4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Erica cinerea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6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montagnardes à Calluna et Genista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7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Empetrum nigrum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A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Genista sagittalis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atlantiques à Erica et Ulex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1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à Ulex maritimus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4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septentrionales à Erica vagans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41</text:p>
          </table:table-cell>
          <table:table-cell office:value-type="string" calcext:value-type="string">
            <text:p>31.234</text:p>
          </table:table-cell>
          <table:table-cell table:number-columns-repeated="2" office:value-type="string" calcext:value-type="string">
            <text:p>Landes armoricaines à Erica vagans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armoricaines occidentales à Ajoncs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1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nerea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2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liaris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3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Calluna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6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mackaiana et E. ciliaris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7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vagans et Erica cinerea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normandes à Ajoncs nains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1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nerea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2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liaris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3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Calluna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quitano-ligériennes à Ajoncs nains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1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nerea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2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liaris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3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scoparia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ibéro-atlantiques à Erica, Ulex et Cistus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</text:p>
          </table:table-cell>
          <table:table-cell office:value-type="string" calcext:value-type="string">
            <text:p>31.24</text:p>
          </table:table-cell>
          <table:table-cell table:number-columns-repeated="2" office:value-type="string" calcext:value-type="string">
            <text:p>Landes gasconnes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1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quitaniennes à Erica et Cistus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2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rides de Gascogne et de Sologne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alpines et boréales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naines à Azalée et à Vaccinium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1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à Loiseleuria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2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alpines à Vaccinium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Fourrés à Genévriers nains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1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nana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2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sabina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3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hemisphaerica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Empetrum et Vaccinium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Arctostaphylos uva-ursi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 hirsutum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Tapis à Dryade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91</text:p>
          </table:table-cell>
          <table:table-cell office:value-type="string" calcext:value-type="string">
            <text:p>31.49</text:p>
          </table:table-cell>
          <table:table-cell table:number-columns-repeated="2" office:value-type="string" calcext:value-type="string">
            <text:p>Tapis de Dryas de haute montagne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 bas de Pins mugo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internes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sud-occidentales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 subalpins et communautés de hautes herbes (mégaphorbiaies)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Broussailles d'Aulnes verts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1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Fourrés d'Aulnes verts des Alpes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2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Broussailles corses d'Alnus viridis subsp. suaveolens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Fourrés de Saules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</text:p>
          </table:table-cell>
          <table:table-cell office:value-type="string" calcext:value-type="string">
            <text:p>31.62</text:p>
          </table:table-cell>
          <table:table-cell table:number-columns-repeated="2" office:value-type="string" calcext:value-type="string">
            <text:p>Fourrés de Saules pyrénéo-alpiens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1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à Saules bas des Alpes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2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à Saules prostrés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3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de Saules élevés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4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ailles de Saules pyrénéens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Mégaphorbiaies subalpines avec buissons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épineuses (= Landes hérisson)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pyrénéennes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franco-ibériques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1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épineuses à Erinacea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en coussinets de Genista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1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pyrénéo-cantabriennes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6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à Genista lobelii et G. pulchella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cyrno-sardes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1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à Astragalus gennargenteus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2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Euphorbia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3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en coussinets cyrno-sardes à Thymus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4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Genista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5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Berberis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6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Anthyllis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E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à Astragalus sempervirens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édio-européens sur sol fertile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us spinosa et halliers à Rubus fruticosus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1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subatlantiques Prunus spinosa et Rubus fruticosus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2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atlantiques Prunus spinosa et Rubus fruticosus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elliers et Troènes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atlantiques et médio-européennes à Prunelliers et Troènes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1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médio-européennes à Prunelliers et Troènes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atlantiques à Crataegus et Hedera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1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atlantiques calciclines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2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calcicoles de bord de route, sur craie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2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subméditerranéennes de Prunelliers et de Troènes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3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e stations rocailleuses à Cotoneaster et Amélanchier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4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'Argousiers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intra-alpines à Epine vinette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1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Fruticées à Prunus brigantiaca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2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Autres fruticées intra-alpines à Epine vinette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Bui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atlantiques des sols pauvres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1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Ronciers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2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Fourrés à Bourdaine, Sorbiers, Chèvrefeuilles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Genêts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médio-européennes à Cytisus scoparius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1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plaines et des collines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2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Alpes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3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du Massif central à Cytisus scoparius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4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Cytisus scoparius des Pyrénées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à Cytisus purgans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1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des Cévennes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2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pyrénéennes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Ajoncs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Fougères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1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batlantiques à Fougères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3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pra-méditerranéennes à Fougères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Clairières forestières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herbacées forestières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1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Epilobes et Digitales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2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Bardane et Belladonne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2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à couvert arbustif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Genévriers communs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1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2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ccidentaux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91</text:p>
          </table:table-cell>
          <table:table-cell office:value-type="string" calcext:value-type="string">
            <text:p>31.89</text:p>
          </table:table-cell>
          <table:table-cell table:number-columns-repeated="2" office:value-type="string" calcext:value-type="string">
            <text:p>Fourrés caducifoliés sub-méditerranéens franco-ibériques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A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tyrrhéniens subméditerranéens caducifoliés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A1</text:p>
          </table:table-cell>
          <table:table-cell office:value-type="string" calcext:value-type="string">
            <text:p>31.8A</text:p>
          </table:table-cell>
          <table:table-cell table:number-columns-repeated="2" office:value-type="string" calcext:value-type="string">
            <text:p>Fourrés cyrno-sardes subméditerranéens caducifoliés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B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rientaux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C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de Noisetiers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D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Recrûs forestiers caducifoliés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E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Taillis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F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ixtes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G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Prébois de résineux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Fruticées sclérophylles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torral arborescent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Chênes sempervirents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1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de Quercus suber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2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acidiphile de Quercus ilex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3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calciphile à Quercus ilex, Q. coccifera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Oliviers et Lentisques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1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Olivier sauvage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2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Caroubier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3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Lentisque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4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Myrte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Genévriers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oxycedrus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1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interne à Juniperus oxycedrus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2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à Juniperus macrocarpa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phoenicea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1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, intérieur, à Juniperus phoenicea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2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 à Juniperus lycia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4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communis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6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thurifera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Pins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1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mésogéen (Pinus pinaster)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2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pignon (Pinus pinea)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3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d'Alep (Pinus halepensis)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5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noir ou à Pin sylvestre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arborescent à chênes caducifoliés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62</text:p>
          </table:table-cell>
          <table:table-cell office:value-type="string" calcext:value-type="string">
            <text:p>32.16</text:p>
          </table:table-cell>
          <table:table-cell table:number-columns-repeated="2" office:value-type="string" calcext:value-type="string">
            <text:p>Matorral occidental à Chênes caducifoliés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Lauriers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Formations arbustives thermo-méditerranéennes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s, fourrés et landes-garrigues thermo-méditerranéennes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1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Oliviers et Lentisques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2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Landes-garrigues thermo-méditerranéennes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21</text:p>
          </table:table-cell>
          <table:table-cell office:value-type="string" calcext:value-type="string">
            <text:p>32.212</text:p>
          </table:table-cell>
          <table:table-cell table:number-columns-repeated="2" office:value-type="string" calcext:value-type="string">
            <text:p>Landes-garrigues occidentales à Erica multiflora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4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Lentisques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5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Calicotome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6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Lauriers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7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Garrigues côtières à Helichrysum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8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Myrtes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9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thermo-méditerranéens à Chênes kermès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92</text:p>
          </table:table-cell>
          <table:table-cell office:value-type="string" calcext:value-type="string">
            <text:p>32.219</text:p>
          </table:table-cell>
          <table:table-cell table:number-columns-repeated="2" office:value-type="string" calcext:value-type="string">
            <text:p>Fruticées thermo-méditerranéennes tyrrhéniennes à chêne kermès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A3</text:p>
          </table:table-cell>
          <table:table-cell office:value-type="string" calcext:value-type="string">
            <text:p>32.21A</text:p>
          </table:table-cell>
          <table:table-cell table:number-columns-repeated="2" office:value-type="string" calcext:value-type="string">
            <text:p>Fourrés occidentaux à Phillyrea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B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Nerprun et asperges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C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à Osyris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D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Aliboufier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I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rousses thermo-méditerranéennes à Genévriers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ormations à Euphorbes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Garrigues à Ampelodesmos mauritanica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 à Palmier nain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Rétamaies thermoméditerranéennes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Landes à ajoncs méditerranéens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74</text:p>
          </table:table-cell>
          <table:table-cell office:value-type="string" calcext:value-type="string">
            <text:p>32.27</text:p>
          </table:table-cell>
          <table:table-cell table:number-columns-repeated="2" office:value-type="string" calcext:value-type="string">
            <text:p>Landes à Ulex parviflorus franco-ibériennes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quis silicicoles méso-méditerranéens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11</text:p>
          </table:table-cell>
          <table:table-cell office:value-type="string" calcext:value-type="string">
            <text:p>32.31</text:p>
          </table:table-cell>
          <table:table-cell table:number-columns-repeated="2" office:value-type="string" calcext:value-type="string">
            <text:p>Maquis hauts de Méditerranée occidentale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Ericacées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 à Cistus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34</text:p>
          </table:table-cell>
          <table:table-cell office:value-type="string" calcext:value-type="string">
            <text:p>32.33</text:p>
          </table:table-cell>
          <table:table-cell table:number-columns-repeated="2" office:value-type="string" calcext:value-type="string">
            <text:p>Maquis tyrrhénéens hauts à Cistus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es (Cistus sp. pl.)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1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monspeliensis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2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salviifolius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3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populifolius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4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laurifolius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6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ispus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7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eticus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8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albidus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us-Lavandula stoechas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51</text:p>
          </table:table-cell>
          <table:table-cell office:value-type="string" calcext:value-type="string">
            <text:p>32.35</text:p>
          </table:table-cell>
          <table:table-cell table:number-columns-repeated="2" office:value-type="string" calcext:value-type="string">
            <text:p>Maquis centraux méditerranéens à lavande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épars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dominés par des genêts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calcicoles de l'étage méso-méditerranéen occidental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hênes kermès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romarin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istes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1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istus albidus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3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. monspeliensis, C. salviifolius, C. incanus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uphorbes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41</text:p>
          </table:table-cell>
          <table:table-cell office:value-type="string" calcext:value-type="string">
            <text:p>32.44</text:p>
          </table:table-cell>
          <table:table-cell table:number-columns-repeated="2" office:value-type="string" calcext:value-type="string">
            <text:p>Garrigues à euphorbe épineuse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évrier oxycèdre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lavande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1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Stations à lavande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2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Garrigues mixtes à lavande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, sauge, germandrée et autres labiées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ista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1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scorpius, G. hispanica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2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corsica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9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alicotome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omposées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1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Helichrysum, Santolina, Phagnalon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2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Artemisia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3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Inule visqueuse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4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Composées moyennes à grandes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B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rica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C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lobularia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D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Helianthemum et Fumana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E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rémil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F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elaea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G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Bupleurum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H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Ajonc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I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Ononis fruticosa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orientales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32.5</text:p>
          </table:table-cell>
          <table:table-cell table:number-columns-repeated="2" office:value-type="string" calcext:value-type="string">
            <text:p>Garrigues à épine du Christ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supra-méditerranéennes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Lavande vraie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Genista cinerea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montagnardes à Thyms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Broussailles supra-méditerranéennes à Buis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'Asphodèles, de Phlomis, de Chardons, de Ferula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A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e Spartium junceum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hryganes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ouest méditerranéennes des sommets de falaises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alcaire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ristalline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Cap Corse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détroit de Bonifacio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cyrno-sardes à Genista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calcicoles sèches et steppes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ionnières médio-européennes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médio-européennes sur débris rocheux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1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Pelouses à orpins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2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à Joubarbes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21</text:p>
          </table:table-cell>
          <table:table-cell office:value-type="string" calcext:value-type="string">
            <text:p>34.112</text:p>
          </table:table-cell>
          <table:table-cell table:number-columns-repeated="2" office:value-type="string" calcext:value-type="string">
            <text:p>Communautés à Sempervivum tectorum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3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herbeuses sur débris rocheux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4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Communautés thérophytiques médio-européennes sur débris rocheux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des sables calcaires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tallifères de basse altitude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23</text:p>
          </table:table-cell>
          <table:table-cell office:value-type="string" calcext:value-type="string">
            <text:p>34.2</text:p>
          </table:table-cell>
          <table:table-cell table:number-columns-repeated="2" office:value-type="string" calcext:value-type="string">
            <text:p>Pelouses métallifères d'Europe centrale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érennes denses et steppes médio-européennes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steppiques sub-continentales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steppiques de l'Europe centrale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1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xérophiles de l'Europe centrale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2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mésophiles de l'Europe centrale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3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à brachypode penné de l'Europe centrale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4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arides des Alpes occidentales internes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ires sub-atlantiques semi-arides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1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calcicoles semi-sèches nord-occidentales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à Bromus erectus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1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mosan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2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 la basse Meuse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5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crétacé du Bassin parisien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6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parisien tertiaire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7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Bassin parisien jurassique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8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moyen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9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supérieur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B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Jura français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E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ré-Alpes nord-occidentales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G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ligérien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H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aquitain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I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Quercy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J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yrénées occidentales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3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arides médio-européennes dominées par Brachypodium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4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alluviales et humides du Mesobromion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5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dominées par Sesleria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Mesobromion subméditerranéens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1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yrénéo-catalan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2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orbières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3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ausses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4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rovençal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5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Alpes sud-occidentales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rairies calcaires subatlantiques très sèches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</text:p>
          </table:table-cell>
          <table:table-cell office:value-type="string" calcext:value-type="string">
            <text:p>34.33</text:p>
          </table:table-cell>
          <table:table-cell table:number-columns-repeated="2" office:value-type="string" calcext:value-type="string">
            <text:p>Pelouses médio-européennes du Xerobromion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1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mosan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3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crétacé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4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Tertiaire parisien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5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jurassique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6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moyen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7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supérieur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8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Jura français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B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Préalpes du nord-ouest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D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ligérien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E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aquitanien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F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Quercy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G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pyrénéen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H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Alpes sud-occidentales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réo-siliceuses de l'Europe centrale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1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rochers calcaréo-siliceux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2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sables légèrement calcaires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à fétuque pâle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gazons à Brachypode de Phénicie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Lisières (ou ourlets) forestières thermophiles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xéro-thermophiles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mésophiles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xériques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elouses xériques de la Méditerranée occidentale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1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Pelouses du Brachypodietum retusi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2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Steppe de la Crau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3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Communautés méditerranéennes annuelles sur sols superficiels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31</text:p>
          </table:table-cell>
          <table:table-cell office:value-type="string" calcext:value-type="string">
            <text:p>34.513</text:p>
          </table:table-cell>
          <table:table-cell table:number-columns-repeated="2" office:value-type="string" calcext:value-type="string">
            <text:p>Communautés annuelles calciphiles de l'ouest méditerranéen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4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Arènes dolomitiques des Causses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âtures pérennes du sud-ouest méditerranéen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Steppes méditerranéennes à Graminées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34.6</text:p>
          </table:table-cell>
          <table:table-cell table:number-columns-repeated="2" office:value-type="string" calcext:value-type="string">
            <text:p>Steppes à Stipa, Ampelodesmos, Andropogon, fétuque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2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méditerranéennes à Stip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4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à Andropogon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méditerranéo-montagnardes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Stipa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1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s Causses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2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 haute-Provence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2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Pelouses méditerranéo-montagnardes à Sesleria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Festuca-Koeleria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1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Festuca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2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Carex-Anthyllis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3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Steppes méditerranéo-montagnardes franco-ibériennes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4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Artemisia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supra-méditerranéennes et prairies à Aphyllanthes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21</text:p>
          </table:table-cell>
          <table:table-cell office:value-type="string" calcext:value-type="string">
            <text:p>34.72</text:p>
          </table:table-cell>
          <table:table-cell table:number-columns-repeated="2" office:value-type="string" calcext:value-type="string">
            <text:p>Pelouses à Aphyllanthes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subnitrophiles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34.8</text:p>
          </table:table-cell>
          <table:table-cell table:number-columns-repeated="2" office:value-type="string" calcext:value-type="string">
            <text:p>Groupements méditerranéens subnitrophiles de graminées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silicicoles sèches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atlantiques à Nard raide et groupements apparentés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Gazons à Nard raide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Agrostis-Festuca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canche flexueus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intraforestières à Calamagrostis epigejos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laîche des sables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ouvertes médio-européennes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rairies siliceuses à annuelles naines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siliceuses ouvertes pérennes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à Corynephorus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méditerranéennes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Communautés annuelles méditerranéennes des sables profonds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alpines et subalpines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combes à neige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s combes à neige acidiphiles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</text:p>
          </table:table-cell>
          <table:table-cell office:value-type="string" calcext:value-type="string">
            <text:p>36.11</text:p>
          </table:table-cell>
          <table:table-cell table:number-columns-repeated="2" office:value-type="string" calcext:value-type="string">
            <text:p>Communautés acidiphiles des combes à neige alpines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1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mousses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2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Saule nain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3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 combes à neige alpines à Carex-Gnaphalium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 combes à neige sur substrats calcaires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1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 à Arabis-Gnaphalium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2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, à Saules en espaliers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affleurements et rochers désagrégés alpins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acidiphiles alpines et subalpines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Gazons à Nard raide et groupements apparentés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1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mésophiles pyrénéo-alpines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2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pyrénéo-alpines hygrophiles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3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o-alpines hygrophiles à Vulpins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4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fermées à Festuca eskia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5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à Poa violacea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6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sommitales hercyniennes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61</text:p>
          </table:table-cell>
          <table:table-cell office:value-type="string" calcext:value-type="string">
            <text:p>36.316</text:p>
          </table:table-cell>
          <table:table-cell table:number-columns-repeated="2" office:value-type="string" calcext:value-type="string">
            <text:p>Nardaies sommitales des Hautes-Chaumes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siliceuses thermophiles subalpines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à Festuca paniculata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1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xérophiles des versants rocailleux à Festuca paniculata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2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mésophiles des sols profonds à Festuca paniculata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2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eskia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3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varia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à laîche courbée et communautés apparentées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1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Carex curvula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2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halleri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3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airoides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4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borderei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5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Oreochloa disticha de l'Allgau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des hautes montagnes corses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1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écorchées en gradins, oro-méditerranéennes de Corse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2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Nardaies des pozzines corses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3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corses des adrets</text:p>
          </table:table-cell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4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des ubacs corses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calcicoles alpines et subalpines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à laîche ferrugineuse et communautés apparentées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mésophiles à laîche sempervirente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1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à laîche sempervirente des Alpes</text:p>
          </table:table-cell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2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pyrénéennes à laîche sempervirente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2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laîche ferrugineuse septentrionales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fétuque violette et communautés apparentées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1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alpines à fétuque violette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2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pyrénéennes à fétuque noircissante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6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sommitales du Jura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des crêtes à Elyna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1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alpines à Elyna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2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pyrénéennes à Elyna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en gradins et en guirlandes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Versants à Seslérie et Laîches sempervirentes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1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alpines à Seslérie et Laîche sempervirente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2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à Seslérie et Laîche sempervirente du Jura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2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à Avoine et Seslérie des Alpes méridionales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3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Tapis de laîches en coussinets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4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pyrénéennes à Festuca gautieri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rairies alpines et subalpines fertilisées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rairies subalpines à Trisetum flavescens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2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âturages à Liondent hispide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humides et mégaphorbiaies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Communautés à Reine des prés et communautés associées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eutrophes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atlantiques et subatlantiques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1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cirse des maraîchers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2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Trolle et Cirse des ruisseaux</text:p>
          </table:table-cell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3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Canche cespiteuse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4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éneçon aquatique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5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Renouée bistorte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6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filiforme</text:p>
          </table:table-cell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7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diffus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8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subnoduleux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9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cirpe des bois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Jonc acutiflore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3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subcontinentales à Cnidium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Agropyre et Rumex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1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âtures à grand jonc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2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elouses à Agrostide stolonifère et Fétuque faux roseau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de transition à hautes herbes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oligotrophes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Molinie et communautés associées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1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sur calcaires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2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acidiphiles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2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Jonc rude et pelouses humides à Nard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à grandes herbes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rases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Lisières humides à grandes herbes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Voiles des cours d'eau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1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archangelica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2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heterocarpa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3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à Althaea officinalis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4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riveraines à Pétasites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5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riverains mixtes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Franges des bords boisés ombragés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Mégaphorbiaies alpines et subalpines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1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des montagnes hercyniennes, du Jura et des Alpes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2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Prairies subalpines à Calamagrostis arundinacea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pyrénéo-ibériques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5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Cymbalaria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Doronicum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Communautés alpines à Patience alpine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mésophiles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âtures mésophiles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continus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1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Ray-grass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2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Cynosurus-Centaurea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2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interrompus par des fossés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abandonnés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basse altitude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atlantiques</text:p>
          </table:table-cell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2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des plaines médio-européennes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3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submontagnardes médio-européennes</text:p>
          </table:table-cell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montagne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Forêts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caducifoliées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Hêtraies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cidiphiles médio-européennes à Luzule blanchâtre du Luzulo-Fagenion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1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collinéennes à Luzule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2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montagnardes à Luzule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22</text:p>
          </table:table-cell>
          <table:table-cell office:value-type="string" calcext:value-type="string">
            <text:p>41.112</text:p>
          </table:table-cell>
          <table:table-cell table:number-columns-repeated="2" office:value-type="string" calcext:value-type="string">
            <text:p>Hêtraies montagnardes semi-naturelles à Luzule françaises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tlantiques acidiphiles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1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de la mer du Nord</text:p>
          </table:table-cell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2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sub-atlantiques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3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armoricaines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4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pyrénéo-cantabriques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7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umides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8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yper-humides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Mélique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1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calciclines à Mélique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2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neutroclines à Mélique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Jacinthe des bois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1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calciclines à Jacinthe des bois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2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neutroclines à Jacinthe des bois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3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Dentaires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 pyrénéo-cantabriques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1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hygrophiles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2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mésophiles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3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oro-cantabriques sub-humides</text:p>
          </table:table-cell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4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-sapinières humides du Massif central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balpines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r calcaire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1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 à laîches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2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s xérophiles nord-ouest ibériques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médio-européennes méridionales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1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Alpes méridionales et des Apennins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2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Pyrénées orientales et des Cévennes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3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orses</text:p>
          </table:table-cell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neutrophiles des Alpes méridionales et des Apennins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1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sud-occidentales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2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maritimes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alcicoles sub-méditerranéennes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1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Buis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2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Androsace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3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Lavande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4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de la Sainte-Baume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-charmaies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1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 atlantiques mixtes à Jacinthes des bois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2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et chênaies-charmaies aquitaniennes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sub-atlantiques à primevère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1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rum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2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Corydale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3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il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à Stellaire sub-atlantiques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1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u Nord-Ouest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2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 Lorraine sur marnes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3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collinéennes du Bourgogne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4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s plaines du Bourgogne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faméniennes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orientales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1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Chênaies-charmaies à Gaillet des bois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2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Forêts mixtes de Tilleuls de Chênes et de Charmes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et frênaies-charmaies calciphiles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1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calcaire</text:p>
          </table:table-cell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2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schistes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3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calciphiles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8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sud-alpines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frênaies pyrénéo-cantabriques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rênaies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orêt de frênes pyrénéo-cantabriques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mixtes atlantiques à jacinthe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d'Aquitaine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7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sub-atlantiques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calciphiles lutétiennes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9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Bois de frênes post-culturaux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mixtes de pentes et ravins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1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ravin à Frêne et Sycomore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hercyniennes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3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alpiennes et péri-alpiennes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4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mixtes pyrénéo-cantabriques de Chênes et d'Ormes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thermophiles alpiennes et péri-alpiennes mixtes de Tilleuls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acidiphiles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1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Bois de Chênes pédonculés et de Bouleaux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atlantiques à Hêtres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1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de Chênes sessiles du nord-ouest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2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armoricaine de Chênes sessiles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3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sur dune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3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Forêts de Chênes sessiles britanniques et irlandaises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4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podzols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sols lessivés ou acides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ibéro-atlantiques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</text:p>
          </table:table-cell>
          <table:table-cell office:value-type="string" calcext:value-type="string">
            <text:p>41.56</text:p>
          </table:table-cell>
          <table:table-cell table:number-columns-repeated="2" office:value-type="string" calcext:value-type="string">
            <text:p>Chênaies acidiphiles pyrénéennes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1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mésophiles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2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hygrophiles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médio-européennes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1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à Luzule des bois</text:p>
          </table:table-cell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2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acidiphiles xéro-thermophiles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êne tauzin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65</text:p>
          </table:table-cell>
          <table:table-cell office:value-type="string" calcext:value-type="string">
            <text:p>41.6</text:p>
          </table:table-cell>
          <table:table-cell table:number-columns-repeated="2" office:value-type="string" calcext:value-type="string">
            <text:p>Forêts françaises de Quercus pyrenaica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thermophiles et supra-méditerranéennes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blanches occidentales et communautés apparentées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1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occidentaux de Quercus pubescens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2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sub-méditerranéens de Quercus petraea-Q. robur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3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Quercus palensis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4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Chênes blancs eu-méditerranéens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cyrno-sardes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3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orientales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31</text:p>
          </table:table-cell>
          <table:table-cell office:value-type="string" calcext:value-type="string">
            <text:p>41.73</text:p>
          </table:table-cell>
          <table:table-cell table:number-columns-repeated="2" office:value-type="string" calcext:value-type="string">
            <text:p>Chênaies pubescentes d'Italie septentrionale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armes houblon, de Charmes orientaux et thermophiles mixtes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Charmes houblon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1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éso-méditerranéens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2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supra-méditerranéens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3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ontagnards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Tilleuls méditerranéens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5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Micocoulaies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6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Frênes thermophiles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âtaigniers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A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armes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Bouleaux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de plaine et colline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humides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1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septentrionaux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2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aquitano-ligériens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2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secs acidiphiles médio-européens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6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de dunes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montagnards et subalpins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1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en limite forestière dans les Alpes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2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Massifs forestiers de Bouleaux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3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pyrénéens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4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corses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lnaies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1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 Alnus cordata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2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Alnus glutinosa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rembles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1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intra-alpins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2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de plaine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3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montagnardes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4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supra-méditerranéennes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E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Sorbiers sauvages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'Ormes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à petites feuilles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1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à Violette odorante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2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thermo-atlantiques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2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blancs et d'Ormes diffus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G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illeuls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H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tres bois caducifoliés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de conifères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Sapinières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neutrophiles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intra-alpines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1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Oxalis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2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hautes herbes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3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Trochiscanthes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2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de la zone du Hêtre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3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intra-pyrénéennes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alciphiles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1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intra-alpines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2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de la zone du Hêtre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acidiphiles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1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intra-alpines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2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de la zone du Hêtre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à Rhododendron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1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pyrénéennes à Rhododendron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2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alpiennes à Rhododendron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3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à Rhododendron sur rocailles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orses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Reboisement en Sapins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1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alba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3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cephalonica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essières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sub-alpines des Alpes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1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à Airelle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hautes herbes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1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calcicoles à hautes herbes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2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silicicoles à hautes herbes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3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sphaignes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4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xérophiles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5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de stations froides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montagnardes des Alpes internes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1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acidiphiles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2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calciphiles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3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xérophiles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4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hautes herbes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5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Sphaignes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Forêts subalpines hercyniennes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32</text:p>
          </table:table-cell>
          <table:table-cell office:value-type="string" calcext:value-type="string">
            <text:p>42.23</text:p>
          </table:table-cell>
          <table:table-cell table:number-columns-repeated="2" office:value-type="string" calcext:value-type="string">
            <text:p>Pessières subalpines du Harz et de l'Erzgebirge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extrazonales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1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subalpines du Jura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3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montagnardes à déterminisme édaphique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4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de la zone montagnarde du Hêtre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6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Reboisement d'Epicéas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Mélèzes et d'Arolles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siliceuses orientales à Mélèze et Arolle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1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Myrtille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2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Luzules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3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Rhododendron ferrugineux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4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Calamagrostis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5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 et d'Arolles à Pin mugo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6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avec Genévriers nains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7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Aulnes verts et hautes herbes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8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Lichens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9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Sphaignes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rientales, calcicoles de Mélèzes et d'Arolles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'Arolles et de Mélèzes et d'Arolles à Rhododendron cilié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e Mélèzes et d'Arolles à Rhododendron cilié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1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Pin mugo et Rhododendron cilié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2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Aulne vert et Rhododendron cilié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3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Autres forêts de Mélèzes et d'Arolles à Rhododendron cilié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2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'Arolles à Rhododendron cilié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e Mélèzes sur calcaires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1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à Rhododendron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2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prairies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3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éboulis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4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et d'Epicéas sur pente abrupte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ccidentales de Mélèzes, de Pins de montagne et d'Arolles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e Mélèzes et de Mélèzes et de Pins de montagne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1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landes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2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prairies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3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hautes herbes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'Arolles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1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sur silice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2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à Genévriers nains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3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calcicoles d'Arolles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4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mations secondaire de Mélèzes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de montagne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à Rhododendron ferrugineux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1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es Alpes externes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2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u Jura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3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pyrénéennes de Pins de montagne à Rhododendron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xéroclines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Alpes internes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1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laîche humble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2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Erica herbacea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3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Silène rupestre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4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sur amphilobites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Ononis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1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adret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2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ubac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externes de Pins de montagne à Raisin d'Ours et Genévriers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1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externes xérophiles de Pins de montagne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2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de Pins de montagne à Vaccinium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3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abyssales de Pins de montagne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3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u Ventoux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soulanes pyrénéennes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1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de Pins de montagne à Véronique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2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pyrénéennes de Pins de montagne à Raisin d'Ours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5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à Pulsatille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Reboisement de Pins de montagne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sylvestres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médio-européennes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1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subcontinentales de Pins sylvestres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12</text:p>
          </table:table-cell>
          <table:table-cell office:value-type="string" calcext:value-type="string">
            <text:p>42.521</text:p>
          </table:table-cell>
          <table:table-cell table:number-columns-repeated="2" office:value-type="string" calcext:value-type="string">
            <text:p>Forêts de Pins sylvestres des plaines occidentales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hercyniennes de Pins sylvestres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3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Forêts de Pins sylvestres des Vosges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4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Pinèdes de pin sylvestre des grès de Luxembourg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Ononis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4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 à Erica herbacea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Minuartia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pyrénéennes de Pins sylvestres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1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calcicoles pyrénéennes de Pins sylvestres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2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acidiphiles pyrénéennes de Pins sylvestres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7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du Massif central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8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de Pins sylvestres des Alpes sud-occidentales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upra-méditerranéennes de Pins sylvestres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1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éri-alpines à Buis de Pins sylvestres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2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ré-pyrénéennes à Buis de Pins sylvestres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A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de Pins sylvestres sur calcaires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A1</text:p>
          </table:table-cell>
          <table:table-cell office:value-type="string" calcext:value-type="string">
            <text:p>42.5A</text:p>
          </table:table-cell>
          <table:table-cell table:number-columns-repeated="2" office:value-type="string" calcext:value-type="string">
            <text:p>Forêts pyrénéennes de Pins sylvestres à sous-bois de lande-hérisson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B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silicoles de Pins sylvestres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B1</text:p>
          </table:table-cell>
          <table:table-cell office:value-type="string" calcext:value-type="string">
            <text:p>42.5B</text:p>
          </table:table-cell>
          <table:table-cell table:number-columns-repeated="2" office:value-type="string" calcext:value-type="string">
            <text:p>Forêts pyrénéennes xérophiles de Pins sylvestres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E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Reboisement de Pins sylvestres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noirs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de Pins de Salzmann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1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de Pins de Salzmann des Causses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2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pré-pyrénéennes de Pins de Salzmann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corses de Pins laricio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1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nses montagnardes de Pin laricio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2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ouvertes montagnardes de Pins laricio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3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 Pins laricio supra-méditerranéennes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7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Reboisement en Pins noirs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Bois de Pins méditerranéens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aritimes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1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verts des Charentes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2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lièges aquitaniennes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3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Plantations de Pins maritimes des Landes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ésogéens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2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Pinèdes de Pin mésogéen des Corbières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3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de Pins mésogéens franco-italiennes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4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corses de Pins mésogéens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parasols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provençaux de Pins parasols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1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côtières de Pins parasols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2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permiennes de Pins parasols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4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de Pins parasols corses</text:p>
          </table:table-cell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d'Alep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3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Forêts de Pins d'Alep provenço-liguriennes</text:p>
          </table:table-cell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4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Bois de Pins d'Alep corses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ominées par les Cyprès, les Genévriers et les Ifs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e Juniperus thurifera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7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pyrénéens de Genévriers thurifères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8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sud-alpiens de Genévriers thurifères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9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enévriers thurifères de l'Isère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A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énevriers thurifères corses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'Ifs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2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corses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6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provençales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9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oxycèdres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A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de Phénicie</text:p>
          </table:table-cell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mixtes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Hêtraies mixtes</text:p>
          </table:table-cell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-charmaies mixtes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acidiphiles mixtes</text:p>
          </table:table-cell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mixtes thermophiles et supra-méditerranéennes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Forêts mixtes de châtaigniers</text:p>
          </table:table-cell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A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armaies mixtes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B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Boulaies mixtes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H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Autres forêts mixtes</text:p>
          </table:table-cell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riveraines, forêts et fourrés très humides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mations riveraines de Saules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pré-alpines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1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Myricaria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2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Argousier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de plaine, collinéennes et méditerranéo-montagnardes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1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Osier et Salix triandra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2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Saule pourpre méditerranéennes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Forêts galeries de Saules blancs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Galeries méditerranéennes de grands Saules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Galeries méditerranéennes de Saules blancs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1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ibériques de grands Saules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2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de Salix alba méditerranéennes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2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Bois riverains de Saules à feuilles d'Olivier et de Saules cendrés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d'Aulnes blancs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1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montagnardes d'Aulnes blancs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sub-montagnardes d'Aulnes blancs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 de Frênes et d'Aulnes des fleuves médio-européens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Forêts de Frênes et d'Aulnes des ruisselets et des sources (rivulaires)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1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Laîches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2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fontinales</text:p>
          </table:table-cell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3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Cirse des maraîchers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4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des bords de sources à groseillers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5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grande Prêle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débit rapide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eaux lentes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1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des rivières médio-européennes à eaux lentes à cerisiers à grappes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2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à hautes herbes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Galeries d'Aulnes nord-ibériques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2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ntabriques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3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talanes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ixtes de Chênes, d'Ormes et de Frênes des grands fleuves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Grandes forêts fluviales médio-européennes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2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Forêts fluviales médio-européennes résiduelles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méridionales d'Aulnes et de Bouleaux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méridionales d'Aulnes glutineux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13</text:p>
          </table:table-cell>
          <table:table-cell office:value-type="string" calcext:value-type="string">
            <text:p>44.51</text:p>
          </table:table-cell>
          <table:table-cell table:number-columns-repeated="2" office:value-type="string" calcext:value-type="string">
            <text:p>Galeries d'Aulnes méditerranéennes occidentales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corses d'Aulnes glutineux et d'Aulnes à feuilles cordées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1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collinéennes corses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2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montagnardes corses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éditerranéennes de Peupliers, d'Ormes et de Frênes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e Peupliers riveraines et méditerranéennes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2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provenço-languedociennes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3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cyrno-sardes</text:p>
          </table:table-cell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'Ormes riveraines et méditerranéennes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3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Bois de Frênes riverains et méditerranéens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34</text:p>
          </table:table-cell>
          <table:table-cell office:value-type="string" calcext:value-type="string">
            <text:p>44.63</text:p>
          </table:table-cell>
          <table:table-cell table:number-columns-repeated="2" office:value-type="string" calcext:value-type="string">
            <text:p>Galeries de Frênes et d'Aulnes tyrrhéniennes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Galeries de Charmes Houblon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et fourrés riverains méridionaux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</text:p>
          </table:table-cell>
          <table:table-cell office:value-type="string" calcext:value-type="string">
            <text:p>44.8</text:p>
          </table:table-cell>
          <table:table-cell table:number-columns-repeated="2" office:value-type="string" calcext:value-type="string">
            <text:p>Galeries de Laurier-roses, de Gattiliers et de Tamaris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1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Galeries de Laurier-rose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2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Gattiliers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3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Tamaris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31</text:p>
          </table:table-cell>
          <table:table-cell office:value-type="string" calcext:value-type="string">
            <text:p>44.813</text:p>
          </table:table-cell>
          <table:table-cell table:number-columns-repeated="2" office:value-type="string" calcext:value-type="string">
            <text:p>Fourrés de Tamaris ouest-méditerranéens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Bois marécageux d'Aulne, de Saule et de Myrte des marais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'Aulnes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méso-eutrophes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1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atlantiques à grandes touffes de laîches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2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à laîche allongée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2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oligotrophes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Saussaies marécageuses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1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cendré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2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à sphaigne</text:p>
          </table:table-cell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3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laurier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4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naines marécageuses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3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e Bouleaux et de piment royal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arécageuses de Bouleaux et de Conifères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e Bouleaux à Sphaignes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1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Forêts de Bouleaux à Sphaignes et Linaigrettes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2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et à Laîches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3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méso-acidiphiles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2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sylvestres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3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de montagne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'Epicéas à Sphaignes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1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Pessières à Sphaignes montagnardes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2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Tourbières boisées à Epicéas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sempervirentes non résineuses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'Oliviers et de Caroubiers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'Oliviers sauvages (oléastres)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2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e Caroubiers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lièges (suberaies)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thyrrhéniennes de Chênes lièges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1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provençales de Chênes lièges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2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corses de Chênes lièges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6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Suberaies catalano-pyrénéennes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4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aquitaniennes de Chênes lièges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verts méso- et supra méditerranéennes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 verts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1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bériques nord-occidentales</text:p>
          </table:table-cell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2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 la plaine catalo-provençale</text:p>
          </table:table-cell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3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 des collines catalo-provençales</text:p>
          </table:table-cell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5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Yeuseraies des plaines corses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6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s collines corses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9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llyriennes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s verts supra-méditerranéennes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1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de Chênes verts supra-méditerranéennes françaises</text:p>
          </table:table-cell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2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supra-méditerranéennes corses de Chênes verts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3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aquitaniennes de Chênes verts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et Lauriers</text:p>
          </table:table-cell>
          <table:table-cell office:value-type="float" office:value="1163" calcext:value-type="float">
            <text:p>11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ois de Houx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ourbières et marais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hautes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hautes à peu près naturelles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Buttes, bourrelets et pelouses tourbeuses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de Sphaignes colorées (bulten)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1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magellanicum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2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fuscum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3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Couronnes de buttes à Sphagnum rubellum</text:p>
          </table:table-cell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4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rubellum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5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imbricatum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6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papillosum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7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capillifolium</text:p>
          </table:table-cell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2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ases des buttes et pelouses de Sphaignes vertes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à buissons nains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1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llune prostrée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2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Bruyère tétragone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3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marine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4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Vaccinium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6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Myrte des marais (ou piment royal)</text:p>
          </table:table-cell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4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Communautés de tourbières bombées à Trichophorum cespitosum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5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Tourbières bombées à Erica et Sphagnum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Tourbières basses (Schlenken)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1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, cuvettes profondes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2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 superficiels, cuvettes peu profondes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Mares de tourbières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1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Dépressions tourbeuses (Kolk)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2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Autres mares de tourbières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Suintements et rigoles de tourbières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1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Tourbières à Narthecium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2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Rigoles à Myrte des marais</text:p>
          </table:table-cell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3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Autres communautés des rigoles et chenaux de tourbières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5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Garnitures de bordure (lagg)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6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Pré-bois tourbeux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à Molinie bleue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de couverture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Végétation de ceinture des bords des eau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Roselières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Phragmitaies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1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inondées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2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sèches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3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agmitaies géantes</text:p>
          </table:table-cell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2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Scirpaies lacustres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3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Typhaies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Roselières basses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1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Sagittaires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2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négligé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3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rameux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4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avec Acore vrai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5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Jonc fleuri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6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'Oenanthe aquatica et de Rorippa amphibia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7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Prêles d'eau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8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Grande Berle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9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Hippuris vulgaris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A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Eleocharis palustris</text:p>
          </table:table-cell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5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Glyceria maxima</text:p>
          </table:table-cell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6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Phalaris arundinacea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Scirpes halophiles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Communautés à grandes Laîches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53.2</text:p>
          </table:table-cell>
          <table:table-cell table:number-columns-repeated="2" office:value-type="string" calcext:value-type="string">
            <text:p>Peuplements de grandes Laîches (Magnocariçaies)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1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distique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aiguë et communautés s'y rapportant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1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aiguë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2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des marais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3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iparia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ostrata et à Carex vesicaria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1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rostrata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2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vesicaria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elata et de Carex cespitosa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1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elata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2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cespitosa</text:p>
          </table:table-cell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6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aniculata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7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appropinquata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8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seudocyperus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1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2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cuprina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A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Végétation à Carex buxbaumii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Végétation à Cladium mariscus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des bas-marais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3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riveraines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Bordures à Calamagrostis des eaux courantes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Jonchaies hautes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Formations riveraines de Cannes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1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Communautés avec les Cannes de Ravenne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Peuplements de Cannes de Provence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Bas-marais, tourbières de transition et sources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Sources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ouces pauvres en bases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1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d'eaux douces à Bryophytes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2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à Cardamines</text:p>
          </table:table-cell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ures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1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Cônes de tufs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2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Sources calcaires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lcalins (tourbières basses alcalines)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1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nigricans (choin noir)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2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ferrugineus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21</text:p>
          </table:table-cell>
          <table:table-cell office:value-type="string" calcext:value-type="string">
            <text:p>54.22</text:p>
          </table:table-cell>
          <table:table-cell table:number-columns-repeated="2" office:value-type="string" calcext:value-type="string">
            <text:p>Bas-marais péri-alpins à Schoenus ferrugineus (choin ferrugineux)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à Carex davalliana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1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floristiquement riches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2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et Trichophorum cespitosum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4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pyrénéens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dioica, C. pulicaris, C. flava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53</text:p>
          </table:table-cell>
          <table:table-cell office:value-type="string" calcext:value-type="string">
            <text:p>54.25</text:p>
          </table:table-cell>
          <table:table-cell table:number-columns-repeated="2" office:value-type="string" calcext:value-type="string">
            <text:p>Bas-marais à Carex flava médio-européens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nigra</text:p>
          </table:table-cell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8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frigida</text:p>
          </table:table-cell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A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Eleocharis quinqueflora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C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Carex rostrata</text:p>
          </table:table-cell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D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alcalines à Scirpus hudsonianus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E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Trichophorum cespitosum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F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médio-européens à Blysmus compressus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G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petites herbes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H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dunaires à Carex trinervis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I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hautes herbes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Gazons riverains arctico-alpins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élyne fausse Laîche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Carex maritima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Typha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cides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1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Ceintures lacustres à Eriophorum scheuchzeri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Tourbières basses à Carex nigra, C. canescens et C. echinata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1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lpins à Carex fusca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sub-atlantiques à Carex nigra, C. canescens et C. echinata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1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-atlantiques à Carex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2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atlantiques à Carex et Juncus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3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 et Sphagnum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4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, Juncus et Sphagnum</text:p>
          </table:table-cell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4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cides pyrénéens à Laîche noire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Pozzines complexes à Carex intricata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42</text:p>
          </table:table-cell>
          <table:table-cell office:value-type="string" calcext:value-type="string">
            <text:p>54.44</text:p>
          </table:table-cell>
          <table:table-cell table:number-columns-repeated="2" office:value-type="string" calcext:value-type="string">
            <text:p>Pozzines complexes corses à Carex intricata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acides à Trichophorum cespitosum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1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alpiens à Trichophorum cespitosum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2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pyrénéens à Trichophorum cespitosum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4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sub-atlantiques à Trichophorum cespitosum</text:p>
          </table:table-cell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5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corses à Trichophorum cespitosum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6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à Eriophorum angustifolium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Tourbières de transition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asiocarpa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1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de Carex lasiocarpa et Mousses brunes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2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à Carex lasiocarpa et Sphaignes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2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diandra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rostrata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1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acidiclines à Carex rostrata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basiclines à Carex rostrata</text:p>
          </table:table-cell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1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Sphaignes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2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Mousses brunes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imosa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1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des bourbiers et Mousses brunes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2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et Sphaignes</text:p>
          </table:table-cell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5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chordorrhiza</text:p>
          </table:table-cell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heleonastes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7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Rhynchospora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de Sphaignes et de Linaigrettes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9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à Menyanthes trifoliata et Potentilla palustris</text:p>
          </table:table-cell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A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à Calla</text:p>
          </table:table-cell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B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apis de Mousses brunes</text:p>
          </table:table-cell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C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Eriophorum vaginatum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D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Molinia caerulea</text:p>
          </table:table-cell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E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lamagrostis stricta</text:p>
          </table:table-cell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F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Scirpus hudsonianus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Communautés à Rhynchospora alba</text:p>
          </table:table-cell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Rochers continentaux, éboulis et sables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boulis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siliceux alpins et nordiques</text:p>
          </table:table-cell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alpins</text:p>
          </table:table-cell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Oxyria digyna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1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à Oxyria digyna des Alpes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2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du sud-ouest des Alpes à Oxyria digyna</text:p>
          </table:table-cell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3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pyrénéens à Oxyria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2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Androsace alpina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3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Luzule alpine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4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siliceux et froids de blocailles</text:p>
          </table:table-cell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2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des montagnes nordiques</text:p>
          </table:table-cell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calcaires alpiens</text:p>
          </table:table-cell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1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sur calcschistes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2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à Tabouret à feuilles rondes</text:p>
          </table:table-cell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calcaires fins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1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Petasites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Liondent des montagnes</text:p>
          </table:table-cell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1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Liondent des montagnes des Alpes centrales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2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Berardia</text:p>
          </table:table-cell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ouest-méditerranéens et éboulis thermophiles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thermophiles péri-alpins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1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Stipa calamagrostis</text:p>
          </table:table-cell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calcaires sub-montagnards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1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Galeopsis angustifolia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2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Rumex scutatus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3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calcaires à Fougères</text:p>
          </table:table-cell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3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Leontodon hyoseroides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2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rovençaux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3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yrénéo-alpiens siliceux thermophiles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pyrénéens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1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fins pyrénéens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2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grossiers pyrénéens</text:p>
          </table:table-cell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3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des Pyrénées de haute altitude</text:p>
          </table:table-cell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4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humides pyrénéens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5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subalpins pyrénéens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5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oro-cantabriques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7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ibériques à fougères</text:p>
          </table:table-cell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Falaises continentales et rochers exposés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calcaires</text:p>
          </table:table-cell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eu-méditerranéennes occidentales et oro-ibériques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</text:p>
          </table:table-cell>
          <table:table-cell office:value-type="string" calcext:value-type="string">
            <text:p>62.11</text:p>
          </table:table-cell>
          <table:table-cell table:number-columns-repeated="2" office:value-type="string" calcext:value-type="string">
            <text:p>Falaises calcaires eu-méditerranéennes occidentales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1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calcaires ibéro-méditerranéennes</text:p>
          </table:table-cell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5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méditerranéennes à Fougères</text:p>
          </table:table-cell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2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Pyrénées centrales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3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Alpes ligures et des Apennins</text:p>
          </table:table-cell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alpiennes et sub-méditerranéennes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1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ensoleillées des Alpes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2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médio-européennes à Fougères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siliceuses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montagnes médio-européennes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1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pyrénéo-alpiennes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2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hercyniennes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3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de serpentines hercyniennes</text:p>
          </table:table-cell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3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Alpes sud-occidentales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4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des montagnes cyrno-sardes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6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catalano-languedociennes</text:p>
          </table:table-cell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8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provenço-ibériques</text:p>
          </table:table-cell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Dalles rocheuses</text:p>
          </table:table-cell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dénudées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1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calcaires nues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2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siliceuses nues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humides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1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méditerranéennes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2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septentrionales</text:p>
          </table:table-cell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eiges et glaces éternelles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Névés</text:p>
          </table:table-cell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 rocheux</text:p>
          </table:table-cell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Dunes sableuses continentales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o-glaciaires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1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pionnières des dunes continentales</text:p>
          </table:table-cell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2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siliceuses des dunes intérieures</text:p>
          </table:table-cell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3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Landes sur dunes continentales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32</text:p>
          </table:table-cell>
          <table:table-cell office:value-type="string" calcext:value-type="string">
            <text:p>64.13</text:p>
          </table:table-cell>
          <table:table-cell table:number-columns-repeated="2" office:value-type="string" calcext:value-type="string">
            <text:p>Autres landes sur dunes continentales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Fourrés sur dunes continentales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1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Peuplements de Juniperus communis sur dunes continentales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2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Autres fourrés sur dunes continentales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paléo-côtières</text:p>
          </table:table-cell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atiles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d'origine lacustre</text:p>
          </table:table-cell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continentales méditerranéennes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</text:p>
          </table:table-cell>
          <table:table-cell office:value-type="string" calcext:value-type="string">
            <text:p>64.6</text:p>
          </table:table-cell>
          <table:table-cell table:number-columns-repeated="2" office:value-type="string" calcext:value-type="string">
            <text:p>Dunes riveraines du Rhône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Prairies dunaires du Rhône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1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Végétation de cannes sur dunes du Rhône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2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Autres pelouses des dunes du Rhône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2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Fourrés dunaires du Rhône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3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Bois de Genévriers des dunes du Rhône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Grottes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ttes de l'Italie septentrionale et du sud-est de la France avec Hydromantes italicus</text:p>
          </table:table-cell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Autres grottes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Communautés des sites volcaniques</text:p>
          </table:table-cell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erres agricoles et paysages artificiels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rairies améliorées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sèches améliorées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humides améliorées</text:p>
          </table:table-cell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Cultures</text:p>
          </table:table-cell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hamps d'un seul tenant intensément cultivés</text:p>
          </table:table-cell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1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Grandes cultures</text:p>
          </table:table-cell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2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Cultures et maraichage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avec marges de végétation spontanée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 extensive</text:p>
          </table:table-cell>
          <table:table-cell office:value-type="float" office:value="1426" calcext:value-type="float">
            <text:p>14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inondées</text:p>
          </table:table-cell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1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Rizières</text:p>
          </table:table-cell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2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Cressonnières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ergers, bosquets et plantations d'arbres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de hautes tiges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Oliveraies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1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traditionnelles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2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intensives</text:p>
          </table:table-cell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2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Châtaigneraies</text:p>
          </table:table-cell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3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Noyers</text:p>
          </table:table-cell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mandiers</text:p>
          </table:table-cell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1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septentrionaux</text:p>
          </table:table-cell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2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méridionaux</text:p>
          </table:table-cell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6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grumes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8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Autres vergers à hautes tiges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à arbustes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ignobles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1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traditionnels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2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intensifs</text:p>
          </table:table-cell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2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ergers de basses tiges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Plantations</text:p>
          </table:table-cell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e conifères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indigènes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1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Sapins, d'Epicéas et de Mélèzes européens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2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Pins européens</text:p>
          </table:table-cell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3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Cyprès et de Genévriers européens</text:p>
          </table:table-cell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exotiques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1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'Epicéas, de Sapins exotiques, de Sapin de Douglas et de Cèdres</text:p>
          </table:table-cell>
          <table:table-cell office:value-type="float" office:value="1455" calcext:value-type="float">
            <text:p>14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2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e Pins exotiques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3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Autres plantations de conifères exotiques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'arbres feuillus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Peupliers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1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Plantations de Peupliers avec une strate herbacée élevée (Mégaphorbiaies)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2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Autres plantations de Peupliers</text:p>
          </table:table-cell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2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'Eucalyptus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3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Chênes exotiques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4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Robiniers</text:p>
          </table:table-cell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5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Autres plantations d'arbres feuillus</text:p>
          </table:table-cell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Alignements d'arbres, haies, petits bois, bocage, parcs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Alignements d'arbres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rdures de haies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Petits bois, bosquets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cages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arcs urbains et grands jardins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Grands parcs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1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celles boisées de parcs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2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elouses de parcs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3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Bassins de parcs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4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terre de fleurs, avec arbres et avec bosquets en parc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5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Communautés sub-naturelles des parcs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Petits parcs et squares citadins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Jardins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1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ornementaux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2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potagers de subsistance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Espaces internes au centre-ville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illes, villages et sites industriels</text:p>
          </table:table-cell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es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ages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en activité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anciens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Carrières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1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sable, d'argile et de kaolin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2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graviers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3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pierres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2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Terrils crassiers et autres tas de détritus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3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Voies de chemins de fer, gares de triage et autres espaces ouverts</text:p>
          </table:table-cell>
          <table:table-cell office:value-type="float" office:value="1493" calcext:value-type="float">
            <text:p>14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erres et constructions agricoles</text:p>
          </table:table-cell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archéologiques</text:p>
          </table:table-cell>
          <table:table-cell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Terrains en friche et terrains vagues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Terrains en friche</text:p>
          </table:table-cell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Zones rudérales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Mines et passages souterrains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Lagunes et réservoirs industriels, canaux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salins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1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Ports maritimes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2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Salines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3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Autres lagunes industrielles et canaux salins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d'eau douce</text:p>
          </table:table-cell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1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Canaux navigables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2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Fossés et petits canaux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3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Lagunes industrielles et bassins ornementaux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4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Bassins de décantation et stations d'épuration</text:p>
          </table:table-cell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CODE_TREE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*</text:p>
          </table:table-cell>
          <table:table-cell table:style-name="ce17" office:value-type="string" calcext:value-type="string">
            <text:p>1 Label</text:p>
          </table:table-cell>
          <table:table-cell table:style-name="ce17" office:value-type="string" calcext:value-type="string">
            <text:p>1 Definit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1017"/>
        </table:table-row>
        <table:table-row table:style-name="ro2">
          <table:table-cell table:style-name="ce6" office:value-type="string" calcext:value-type="string">
            <text:p>CODE_TREE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1 Label</text:p>
          </table:table-cell>
          <table:table-cell table:style-name="ce17" office:value-type="string" calcext:value-type="string">
            <text:p>11 Definiti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1017"/>
        </table:table-row>
        <table:table-row table:style-name="ro2">
          <table:table-cell table:style-name="ce6" office:value-type="string" calcext:value-type="string">
            <text:p>CODE_TREE</text:p>
          </table:table-cell>
          <table:table-cell table:style-name="ce16" office:value-type="float" office:value="12" calcext:value-type="float">
            <text:p>1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string" calcext:value-type="string">
            <text:p>12 <text:s/>Label</text:p>
          </table:table-cell>
          <table:table-cell table:style-name="ce16" office:value-type="string" calcext:value-type="string">
            <text:p>12 Definition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17"/>
        </table:table-row>
        <table:table-row table:style-name="ro2">
          <table:table-cell table:style-name="ce6" office:value-type="string" calcext:value-type="string">
            <text:p>CODE_TREE</text:p>
          </table:table-cell>
          <table:table-cell table:style-name="ce17" office:value-type="string" calcext:value-type="string">
            <text:p>11.1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11.1 <text:s/>Label</text:p>
          </table:table-cell>
          <table:table-cell table:style-name="ce17" office:value-type="string" calcext:value-type="string">
            <text:p>11.1 Definiti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17"/>
        </table:table-row>
        <table:table-row table:style-name="ro2">
          <table:table-cell table:style-name="ce6" office:value-type="string" calcext:value-type="string">
            <text:p>CODE_TRE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*</text:p>
          </table:table-cell>
          <table:table-cell table:style-name="ce17" office:value-type="string" calcext:value-type="string">
            <text:p>2 <text:s/>Label</text:p>
          </table:table-cell>
          <table:table-cell table:style-name="ce17" office:value-type="string" calcext:value-type="string">
            <text:p>2 Definition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1017"/>
        </table:table-row>
        <table:table-row table:style-name="ro2">
          <table:table-cell table:style-name="ce6" office:value-type="string" calcext:value-type="string">
            <text:p>CODE_TREE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21 <text:s/>Label</text:p>
          </table:table-cell>
          <table:table-cell table:style-name="ce17" office:value-type="string" calcext:value-type="string">
            <text:p>21 Definitio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17"/>
        </table:table-row>
        <table:table-row table:style-name="ro2">
          <table:table-cell table:style-name="ce6" office:value-type="string" calcext:value-type="string">
            <text:p>CODE_TREE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22 <text:s/>Label</text:p>
          </table:table-cell>
          <table:table-cell table:style-name="ce17" office:value-type="string" calcext:value-type="string">
            <text:p>22 Definition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1017"/>
        </table:table-row>
        <table:table-row table:style-name="ro2">
          <table:table-cell table:style-name="ce6" office:value-type="string" calcext:value-type="string">
            <text:p>CODE_TREE</text:p>
          </table:table-cell>
          <table:table-cell table:style-name="ce17" office:value-type="string" calcext:value-type="string">
            <text:p>22.1</text:p>
          </table:table-cell>
          <table:table-cell table:style-name="ce17" office:value-type="string" calcext:value-type="string">
            <text:p>22</text:p>
          </table:table-cell>
          <table:table-cell table:style-name="ce17" office:value-type="string" calcext:value-type="string">
            <text:p>22.1 <text:s/>Label</text:p>
          </table:table-cell>
          <table:table-cell table:style-name="ce17" office:value-type="string" calcext:value-type="string">
            <text:p>22.1 Definition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17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row table:style-name="ro1">
          <table:table-cell table:style-name="ce1" office:value-type="string" calcext:value-type="string">
            <text:p>Source Unit</text:p>
            <draw:control table:end-cell-address="group_mode.A1" table:end-x="5.732cm" table:end-y="0.851cm" draw:z-index="0" draw:name="Export CSV" draw:style-name="gr1" draw:text-style-name="P1" svg:width="3.578cm" svg:height="0.851cm" svg:x="2.154cm" svg:y="0cm" draw:control="control5">
              <svg:title>Export CSV</svg:title>
              <svg:desc>Export CSV</svg:desc>
            </draw:control>
          </table:table-cell>
          <table:table-cell table:style-name="ce13" office:value-type="string" calcext:value-type="string">
            <text:p>Source Code</text:p>
          </table:table-cell>
          <table:table-cell table:style-name="ce1" office:value-type="string" calcext:value-type="string">
            <text:p>Destination Unit</text:p>
          </table:table-cell>
          <table:table-cell table:style-name="ce9" office:value-type="string" calcext:value-type="string">
            <text:p>Destination Code</text:p>
          </table:table-cell>
          <table:table-cell table:style-name="ce9"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table:style-name="ce18" office:value-type="float" office:value="997" calcext:value-type="float">
            <text:p>99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her shrub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table:style-name="ce18" office:value-type="float" office:value="998" calcext:value-type="float">
            <text:p>99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 conifer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table:style-name="ce18" office:value-type="float" office:value="999" calcext:value-type="float">
            <text:p>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her broadleav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roce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grand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lasiocarp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ibi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ordmann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alb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ebrod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cephal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insap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seudotsuga menzies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heterophyl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canad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abie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rient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glau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engelmann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pung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itch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morik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kaempferi C25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decidu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deoda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atlan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liban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ontor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aste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radiat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banks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onder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nigr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ylvest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mugo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uncinata (rotundat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eldreich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alep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emb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trob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10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leucoderm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p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7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quoiadendron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odium distich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7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yptomer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empervir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macrocarp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lusita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ariz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maecyparis lawson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plic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sp.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traclinis articul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comun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oxycedr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phoenic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thurife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abi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virgin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bacc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fragi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lb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babyl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3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ine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3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trocine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4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p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4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ntab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5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vimin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5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eleagno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5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purpu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alb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x can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tremu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ica fay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reg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cine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endu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ub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humili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nan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virid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glutin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inc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cord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betu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orient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strya carpin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asequo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avell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ylva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ativ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ub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alust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ccifera (Q. calliprinos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ilex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ube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troj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crolepis (Q. aegilops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er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olycarp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dalechamp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hartwiss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dunculifl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ainett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yrenaica (Q. toz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nges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ub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agin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lusita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group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(group) x pubesc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x pyrena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aln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utic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glab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minor (pumil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can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laevi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ltis austr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alb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ca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3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rberis vulga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riodendron tulipifer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ol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otea foet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nobi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azo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rsea ind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nnamomum camph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7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orient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79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acer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7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sp. (incl hybrid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pyraste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amygdaliform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commun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ylvest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domes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domes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ucup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tormin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chamaemespi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mougeot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intermed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latifolia s.l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ov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ic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canad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grandifl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evig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monogy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cini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azaro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sp.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ers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ulc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rmenia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ife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in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omes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vi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mahaleb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adu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eroti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lusita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cis siliquastrum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atonia siliqu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ledits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farnes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karo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dealb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arns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long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clop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lanoxylon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pycnanth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anophyl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retino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phora jap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nagyr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lpin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ia pseudoacac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altissim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sp. (glandulos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cori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typhi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atlan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terebinth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3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lentisc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latan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lobel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campestr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ataric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seudoplata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eldreich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rautvetter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pa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btusat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granatens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yrcan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teven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monspessulan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empervir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negund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sculus hippocastanea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aquifoli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9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europae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2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empervir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balea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alater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lycioides spp. ole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catharticus (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gula al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toment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platyphylo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cord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ippophae rhamn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13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afric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13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13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tus commun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gomphocepha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2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camaldul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anguin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ma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arbo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manipulifl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cop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1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uned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1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andrachn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1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eiomeris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or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ennsylvan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excelsio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angustifoli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allisa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gustrum vulgar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europa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angust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lat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9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cconia excel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5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ulownia toment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ebu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racem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opu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lant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nicer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maerops humi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9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9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5" table:default-cell-style-name="Default"/>
        <table:table-column table:style-name="co26" table:default-cell-style-name="Default"/>
        <table:table-column table:style-name="co7" table:number-columns-repeated="1022" table:default-cell-style-name="Default"/>
        <table:table-row table:style-name="ro6">
          <table:table-cell table:style-name="ce1" office:value-type="string" calcext:value-type="string">
            <text:p>Unit</text:p>
            <draw:control table:end-cell-address="dynamode.B1" table:end-x="1.505cm" table:end-y="1.01cm" draw:z-index="0" draw:name="Export CSV" draw:style-name="gr1" draw:text-style-name="P1" svg:width="4.072cm" svg:height="1.01cm" svg:x="1.927cm" svg:y="0cm" draw:control="control6">
              <svg:title>Export CSV</svg:title>
              <svg:desc>Export CSV</svg:desc>
            </draw:control>
          </table:table-cell>
          <table:table-cell table:style-name="ce20" office:value-type="string" calcext:value-type="string">
            <text:p>SQ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SELECT DISTINCT DP as code, NOM_DEPART as label, NOM_DEPART || ' (' || NOM_REGION || ')' as definition, dp as position FROM mapping.departements ORDER BY NOM_DEPAR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SELECT code as code, nom || ' (' || code || ')' as label, nom || ' (' || code || ')' as definition, code as position FROM mapping.communes ORDER BY nom</text:p>
          </table:table-cell>
          <table:table-cell table:number-columns-repeated="1022"/>
        </table:table-row>
        <table:table-row table:style-name="ro7">
          <table:table-cell table:style-name="ce19" office:value-type="string" calcext:value-type="string">
            <text:p>PROVIDER_ID</text:p>
          </table:table-cell>
          <table:table-cell table:style-name="ce19" office:value-type="string" calcext:value-type="string">
            <text:p>SELECT id as code, label, definition, id as position FROM website.providers ORDER BY label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CODE_DYNAMIC</text:p>
          </table:table-cell>
          <table:table-cell table:style-name="ce6" office:value-type="string" calcext:value-type="string">
            <text:p>SELECT code, label, definition, position FROM MODE WHERE unit='CODE_MODE' ORDER BY position</text:p>
          </table:table-cell>
          <table:table-cell table:style-name="ce6" table:number-columns-repeated="1022"/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6" table:number-columns-repeated="252" table:default-cell-style-name="Default"/>
        <table:table-column table:style-name="co7" table:number-columns-repeated="768" table:default-cell-style-name="Default"/>
        <table:table-row table:style-name="ro8">
          <table:table-cell table:style-name="ce9" office:value-type="string" calcext:value-type="string">
            <text:p>Unit </text:p>
            <draw:control table:end-cell-address="range.B2" table:end-x="1.521cm" table:end-y="0.032cm" draw:z-index="0" draw:name="Export CSV" draw:style-name="gr1" draw:text-style-name="P1" svg:width="4.444cm" svg:height="0.91cm" svg:x="4.891cm" svg:y="0cm" draw:control="control7">
              <svg:title>Export CSV</svg:title>
              <svg:desc>Export CSV</svg:desc>
            </draw:control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Max</text:p>
          </table:table-cell>
          <table:table-cell table:number-columns-repeated="1021"/>
        </table:table-row>
        <table:table-row table:style-name="ro3">
          <table:table-cell table:style-name="ce21" office:value-type="string" calcext:value-type="string">
            <text:p>PERCENTAG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253"/>
          <table:table-cell table:number-columns-repeated="768"/>
        </table:table-row>
        <table:table-row table:style-name="ro3">
          <table:table-cell office:value-type="string" calcext:value-type="string">
            <text:p>DEGREE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2/H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UMERIC_RANG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number-columns-repeated="1021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0" table:default-cell-style-name="ce5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6" table:default-cell-style-name="Default"/>
        <table:table-column table:style-name="co7" table:number-columns-repeated="1019" table:default-cell-style-name="Default"/>
        <table:table-row table:style-name="ro4">
          <table:table-cell table:style-name="ce1" office:value-type="string" calcext:value-type="string">
            <text:p>Format</text:p>
            <draw:control table:end-cell-address="table_format.B1" table:end-x="0.013cm" table:end-y="0.905cm" draw:z-index="0" draw:name="Export CSV" draw:style-name="gr1" draw:text-style-name="P1" svg:width="7.037cm" svg:height="0.905cm" svg:x="1.774cm" svg:y="0cm" draw:control="control8">
              <svg:title>Export CSV</svg:title>
              <svg:desc>Export CSV</svg:desc>
            </draw:control>
          </table:table-cell>
          <table:table-cell table:style-name="ce9" office:value-type="string" calcext:value-type="string">
            <text:p>Table Name</text:p>
          </table:table-cell>
          <table:table-cell table:style-name="ce9" office:value-type="string" calcext:value-type="string">
            <text:p>Schema</text:p>
          </table:table-cell>
          <table:table-cell table:style-name="ce9" office:value-type="string" calcext:value-type="string">
            <text:p>Primary Keys</text:p>
          </table:table-cell>
          <table:table-cell table:style-name="ce9" office:value-type="string" calcext:value-type="string">
            <text:p>Lab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ETADATA_MODE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METADATA</text:p>
          </table:table-cell>
          <table:table-cell table:style-name="ce2" office:value-type="string" calcext:value-type="string">
            <text:p>UNIT,CODE</text:p>
          </table:table-cell>
          <table:table-cell table:style-name="ce2" office:value-type="string" calcext:value-type="string">
            <text:p>Mod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PPING_LAYER</text:p>
          </table:table-cell>
          <table:table-cell table:style-name="ce2" office:value-type="string" calcext:value-type="string">
            <text:p>LAYER</text:p>
          </table:table-cell>
          <table:table-cell table:style-name="ce2" office:value-type="string" calcext:value-type="string">
            <text:p>MAPPING</text:p>
          </table:table-cell>
          <table:table-cell table:style-name="ce2" office:value-type="string" calcext:value-type="string">
            <text:p>LAYER_NAME</text:p>
          </table:table-cell>
          <table:table-cell table:style-name="ce2" office:value-type="string" calcext:value-type="string">
            <text:p>Lay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</text:p>
          </table:table-cell>
          <table:table-cell office:value-type="string" calcext:value-type="string">
            <text:p>Locat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DATA</text:p>
          </table:table-cell>
          <table:table-cell table:style-name="ce5" office:value-type="string" calcext:value-type="string">
            <text:p>PLOT_DATA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,CYCLE</text:p>
          </table:table-cell>
          <table:table-cell office:value-type="string" calcext:value-type="string">
            <text:p>Plot 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ECIES_DATA</text:p>
          </table:table-cell>
          <table:table-cell table:style-name="ce5" office:value-type="string" calcext:value-type="string">
            <text:p>SPECIES_DATA</text:p>
          </table:table-cell>
          <table:table-cell table:style-name="ce5" office:value-type="string" calcext:value-type="string">
            <text:p>RAW_DATA</text:p>
          </table:table-cell>
          <table:table-cell office:value-type="string" calcext:value-type="string">
            <text:p>PROVIDER_ID,PLOT_CODE,CYCLE,ID_TAXON</text:p>
          </table:table-cell>
          <table:table-cell office:value-type="string" calcext:value-type="string">
            <text:p>Species 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EE_DATA</text:p>
          </table:table-cell>
          <table:table-cell table:style-name="ce5" office:value-type="string" calcext:value-type="string">
            <text:p>TREE_DATA</text:p>
          </table:table-cell>
          <table:table-cell table:style-name="ce5" office:value-type="string" calcext:value-type="string">
            <text:p>RAW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Tree 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MONIZED_LOCATION_DATA</text:p>
          </table:table-cell>
          <table:table-cell table:style-name="ce5" office:value-type="string" calcext:value-type="string">
            <text:p>HARMONIZED_LOCATION</text:p>
          </table:table-cell>
          <table:table-cell table:style-name="ce5" office:value-type="string" calcext:value-type="string">
            <text:p>HARMONIZED_DATA</text:p>
          </table:table-cell>
          <table:table-cell table:style-name="ce4" office:value-type="string" calcext:value-type="string">
            <text:p>PROVIDER_ID,PLOT_CODE</text:p>
          </table:table-cell>
          <table:table-cell office:value-type="string" calcext:value-type="string">
            <text:p>Harmonized Locat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MONIZED_PLOT_DATA</text:p>
          </table:table-cell>
          <table:table-cell table:style-name="ce5" office:value-type="string" calcext:value-type="string">
            <text:p>HARMONIZED_PLOT_DATA</text:p>
          </table:table-cell>
          <table:table-cell table:style-name="ce5" office:value-type="string" calcext:value-type="string">
            <text:p>HARMONIZED_DATA</text:p>
          </table:table-cell>
          <table:table-cell table:style-name="ce4" office:value-type="string" calcext:value-type="string">
            <text:p>PROVIDER_ID,PLOT_CODE,CYCLE</text:p>
          </table:table-cell>
          <table:table-cell office:value-type="string" calcext:value-type="string">
            <text:p>Harmonized Plot 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RMONIZED_SPECIES_DATA</text:p>
          </table:table-cell>
          <table:table-cell table:style-name="ce5" office:value-type="string" calcext:value-type="string">
            <text:p>HARMONIZED_SPECIES_DATA</text:p>
          </table:table-cell>
          <table:table-cell table:style-name="ce5" office:value-type="string" calcext:value-type="string">
            <text:p>HARMONIZED_DATA</text:p>
          </table:table-cell>
          <table:table-cell table:style-name="ce4" office:value-type="string" calcext:value-type="string">
            <text:p>PROVIDER_ID,PLOT_CODE,CYCLE,ID_TAXON</text:p>
          </table:table-cell>
          <table:table-cell office:value-type="string" calcext:value-type="string">
            <text:p>Harmonized Species Data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HARMONIZED_TREE_DATA</text:p>
          </table:table-cell>
          <table:table-cell office:value-type="string" calcext:value-type="string">
            <text:p>HARMONIZED_TREE_DATA</text:p>
          </table:table-cell>
          <table:table-cell table:style-name="ce5" office:value-type="string" calcext:value-type="string">
            <text:p>HARMONIZED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Harmonized Tree data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EST_DATA</text:p>
          </table:table-cell>
          <table:table-cell table:number-columns-repeated="2" table:style-name="ce6" office:value-type="string" calcext:value-type="string">
            <text:p>TEST</text:p>
          </table:table-cell>
          <table:table-cell table:style-name="ce6" office:value-type="string" calcext:value-type="string">
            <text:p>TEST_DATA_ID</text:p>
          </table:table-cell>
          <table:table-cell table:style-name="ce6" office:value-type="string" calcext:value-type="string">
            <text:p>Test data</text:p>
          </table:table-cell>
          <table:table-cell table:style-name="ce6" table:number-columns-repeated="1019"/>
        </table:table-row>
        <table:table-row table:style-name="ro3" table:number-rows-repeated="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rm_format" table:style-name="ta1" table:print="false">
        <office:forms form:automatic-focus="false" form:apply-design-mode="false"/>
        <table:table-column table:style-name="co28" table:number-columns-repeated="3" table:default-cell-style-name="ce5"/>
        <table:table-column table:style-name="co6" table:number-columns-repeated="2" table:default-cell-style-name="Default"/>
        <table:table-column table:style-name="co7" table:number-columns-repeated="1019" table:default-cell-style-name="Default"/>
        <table:table-row table:style-name="ro3">
          <table:table-cell table:style-name="ce9" office:value-type="string" calcext:value-type="string">
            <text:p>Format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Definition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Is Open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ATION_FORM</text:p>
          </table:table-cell>
          <table:table-cell office:value-type="string" calcext:value-type="string">
            <text:p>Spatial Query</text:p>
          </table:table-cell>
          <table:table-cell office:value-type="string" calcext:value-type="string">
            <text:p>Plot Lo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FORM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Plot Data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ECIES_FORM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pecies Dat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EE_FORM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Tree Dat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EST_FORM</text:p>
          </table:table-cell>
          <table:table-cell table:style-name="ce6" office:value-type="string" calcext:value-type="string">
            <text:p>Test form</text:p>
          </table:table-cell>
          <table:table-cell table:style-name="ce6" office:value-type="string" calcext:value-type="string">
            <text:p>The test for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le_format" table:style-name="ta1" table:print="false">
        <office:forms form:automatic-focus="false" form:apply-design-mode="false"/>
        <table:table-column table:style-name="co34" table:default-cell-style-name="ce5"/>
        <table:table-column table:style-name="co35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3">
          <table:table-cell table:style-name="ce9" office:value-type="string" calcext:value-type="string">
            <text:p>Format</text:p>
          </table:table-cell>
          <table:table-cell table:style-name="ce9" office:value-type="string" calcext:value-type="string">
            <text:p>File Extension</text:p>
          </table:table-cell>
          <table:table-cell table:style-name="ce20" office:value-type="string" calcext:value-type="string">
            <office:annotation draw:style-name="gr3" draw:text-style-name="P2" svg:width="2.818cm" svg:height="0.596cm" svg:x="15.653cm" svg:y="0cm" draw:caption-point-x="-0.554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20" office:value-type="string" calcext:value-type="string">
            <office:annotation draw:style-name="gr3" draw:text-style-name="P2" svg:width="2.823cm" svg:height="0.596cm" svg:x="17.911cm" svg:y="0cm" draw:caption-point-x="-0.54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20" office:value-type="string" calcext:value-type="string">
            <office:annotation draw:style-name="gr4" draw:text-style-name="P3" svg:width="6.054cm" svg:height="2.619cm" svg:x="20.169cm" svg:y="0cm" draw:caption-point-x="-0.537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3">
          <table:table-cell office:value-type="string" calcext:value-type="string">
            <text:p>LOCATION_FILE</text:p>
          </table:table-cell>
          <table:table-cell table:style-name="ce5" office:value-type="string" calcext:value-type="string">
            <text:p>CSV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 file</text:p>
          </table:table-cell>
        </table:table-row>
        <table:table-row table:style-name="ro3">
          <table:table-cell office:value-type="string" calcext:value-type="string">
            <text:p>PLOT_FILE</text:p>
          </table:table-cell>
          <table:table-cell table:style-name="ce5" office:value-type="string" calcext:value-type="string">
            <text:p>CSV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lot file</text:p>
          </table:table-cell>
        </table:table-row>
        <table:table-row table:style-name="ro3">
          <table:table-cell office:value-type="string" calcext:value-type="string">
            <text:p>SPECIES_FILE</text:p>
          </table:table-cell>
          <table:table-cell table:style-name="ce5" office:value-type="string" calcext:value-type="string">
            <text:p>CSV</text:p>
          </table:table-cell>
          <table:table-cell table:style-name="ce5" office:value-type="string" calcext:value-type="string">
            <text:p>SPECIES_FIL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pecies file</text:p>
          </table:table-cell>
        </table:table-row>
        <table:table-row table:style-name="ro3">
          <table:table-cell office:value-type="string" calcext:value-type="string">
            <text:p>TREE_FIL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REE_F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ee_file</text:p>
          </table:table-cell>
        </table:table-row>
        <table:table-row table:style-name="ro3" table:number-rows-repeated="3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5" table:default-cell-style-name="Default"/>
        <table:table-column table:style-name="co7" table:number-columns-repeated="1015" table:default-cell-style-name="Default"/>
        <table:table-row table:style-name="ro9"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Format</text:p>
          </table:table-cell>
          <table:table-cell table:style-name="ce20" office:value-type="string" calcext:value-type="string">
            <text:p>Column_Name</text:p>
          </table:table-cell>
          <table:table-cell table:style-name="ce20" office:value-type="string" calcext:value-type="string">
            <text:p>isCalculated</text:p>
          </table:table-cell>
          <table:table-cell table:style-name="ce20" office:value-type="string" calcext:value-type="string">
            <text:p>idEditable</text:p>
          </table:table-cell>
          <table:table-cell table:style-name="ce20" office:value-type="string" calcext:value-type="string">
            <text:p>isInsertable</text:p>
          </table:table-cell>
          <table:table-cell table:style-name="ce20" office:value-type="string" calcext:value-type="string">
            <text:p>isMandatory</text:p>
          </table:table-cell>
          <table:table-cell table:style-name="ce20" office:value-type="string" calcext:value-type="string">
            <text:p>Position</text:p>
          </table:table-cell>
          <table:table-cell table:style-name="ce20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ted by trigger on first inser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culated by trigger on first inser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ed by a trigger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LINE_NUMBER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V_TIM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TI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table:style-name="ce4" office:value-type="string" calcext:value-type="string">
            <text:p>CORINE_BIOTO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ICHE_PLACETTE</text:p>
          </table:table-cell>
          <table:table-cell office:value-type="string" calcext:value-type="string">
            <text:p>PLOT_DATA</text:p>
          </table:table-cell>
          <table:table-cell table:style-name="ce4" office:value-type="string" calcext:value-type="string">
            <text:p>FICHE_PLACET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LINE_NUMBER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table:style-name="ce4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LINE_NUMBER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LINE_NUMBER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 number added by the integration modul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OVIDER_ID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TITUDE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ONGITUDE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HE_GEOM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ed by a trigg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4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HE_GE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TEST_DATA_ID</text:p>
          </table:table-cell>
          <table:table-cell table:style-name="ce6" office:value-type="string" calcext:value-type="string">
            <text:p>TEST_DATA</text:p>
          </table:table-cell>
          <table:table-cell table:style-name="ce6" office:value-type="string" calcext:value-type="string">
            <text:p>ID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2">
          <table:table-cell table:style-name="ce6" office:value-type="string" calcext:value-type="string">
            <text:p>RADIO_CODE_MODE</text:p>
          </table:table-cell>
          <table:table-cell table:style-name="ce6" office:value-type="string" calcext:value-type="string">
            <text:p>TEST_DATA</text:p>
          </table:table-cell>
          <table:table-cell table:style-name="ce6" office:value-type="string" calcext:value-type="string">
            <text:p>RADIO_CODE_MOD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16"/>
        </table:table-row>
        <table:table-row table:style-name="ro2">
          <table:table-cell table:style-name="ce6" office:value-type="string" calcext:value-type="string">
            <text:p>RADIO_CODE_DYNAMIC</text:p>
          </table:table-cell>
          <table:table-cell table:style-name="ce6" office:value-type="string" calcext:value-type="string">
            <text:p>TEST_DATA</text:p>
          </table:table-cell>
          <table:table-cell table:style-name="ce6" office:value-type="string" calcext:value-type="string">
            <text:p>RADIO_CODE_DYNAMIC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016"/>
        </table:table-row>
        <table:table-row table:style-name="ro2">
          <table:table-cell table:style-name="ce6" office:value-type="string" calcext:value-type="string">
            <text:p>NUMERIC_NUMERIC_RANGE</text:p>
          </table:table-cell>
          <table:table-cell table:style-name="ce6" office:value-type="string" calcext:value-type="string">
            <text:p>TEST_DATA</text:p>
          </table:table-cell>
          <table:table-cell table:style-name="ce6" office:value-type="string" calcext:value-type="string">
            <text:p>NUMERIC_NUMERIC_RANG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16"/>
        </table:table-row>
      </table:table>
      <table:table table:name="form_field" table:style-name="ta1" table:print="false">
        <office:forms form:automatic-focus="false" form:apply-design-mode="false"/>
        <table:table-column table:style-name="co3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6" table:number-columns-repeated="3" table:default-cell-style-name="Default"/>
        <table:table-column table:style-name="co7" table:number-columns-repeated="1013" table:default-cell-style-name="Default"/>
        <table:table-row table:style-name="ro3"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Format</text:p>
          </table:table-cell>
          <table:table-cell table:style-name="ce20" office:value-type="string" calcext:value-type="string">
            <text:p>isCriteria</text:p>
          </table:table-cell>
          <table:table-cell table:style-name="ce20" office:value-type="string" calcext:value-type="string">
            <text:p>isResult</text:p>
          </table:table-cell>
          <table:table-cell table:style-name="ce20" office:value-type="string" calcext:value-type="string">
            <office:annotation draw:style-name="gr5" draw:text-style-name="P3" svg:width="9.89cm" svg:height="5.849cm" svg:x="16.411cm" svg:y="0cm" draw:caption-point-x="1.93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20" office:value-type="string" calcext:value-type="string">
            <text:p>Position</text:p>
          </table:table-cell>
          <table:table-cell table:style-name="ce20" office:value-type="string" calcext:value-type="string">
            <text:p>is default criteria</text:p>
          </table:table-cell>
          <table:table-cell table:style-name="ce20" office:value-type="string" calcext:value-type="string">
            <text:p>is default result</text:p>
          </table:table-cell>
          <table:table-cell table:style-name="ce20" office:value-type="string" calcext:value-type="string">
            <text:p>default_value</text:p>
          </table:table-cell>
          <table:table-cell table:style-name="ce20" office:value-type="string" calcext:value-type="string">
            <text:p>decimals</text:p>
          </table:table-cell>
          <table:table-cell table:style-name="ce20" office:value-type="string" calcext:value-type="string">
            <text:p>Mask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OM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office:value-type="float" office:value="0" calcext:value-type="float">
            <text:p>0</text:p>
          </table:table-cell>
          <table:table-cell office:value-type="string" calcext:value-type="string">
            <text:p>yyyy-MM-d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NV_TIM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/>
          <table:table-cell/>
          <table:table-cell office:value-type="string" calcext:value-type="string">
            <text:p>HH:mm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CKBOX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ICHE_PLACETTE</text:p>
          </table:table-cell>
          <table:table-cell office:value-type="string" calcext:value-type="string">
            <text:p>PLOT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XRE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RADIO_CODE_MODE</text:p>
          </table:table-cell>
          <table:table-cell table:style-name="ce6" office:value-type="string" calcext:value-type="string">
            <text:p>TEST_FORM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ADIO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2">
          <table:table-cell table:style-name="ce6" office:value-type="string" calcext:value-type="string">
            <text:p>RADIO_CODE_DYNAMIC</text:p>
          </table:table-cell>
          <table:table-cell table:style-name="ce6" office:value-type="string" calcext:value-type="string">
            <text:p>TEST_FORM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ADIO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2">
          <table:table-cell table:style-name="ce6" office:value-type="string" calcext:value-type="string">
            <text:p>NUMERIC_NUMERIC_RANGE</text:p>
          </table:table-cell>
          <table:table-cell table:style-name="ce6" office:value-type="string" calcext:value-type="string">
            <text:p>TEST_FORM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UMERIC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016"/>
        </table:table-row>
      </table:table>
      <table:table table:name="file_field" table:style-name="ta1" table:print="false">
        <office:forms form:automatic-focus="false" form:apply-design-mode="false"/>
        <table:table-column table:style-name="co47" table:default-cell-style-name="ce5"/>
        <table:table-column table:style-name="co48" table:default-cell-style-name="ce5"/>
        <table:table-column table:style-name="co6" table:default-cell-style-name="ce5"/>
        <table:table-column table:style-name="co49" table:default-cell-style-name="ce5"/>
        <table:table-column table:style-name="co6" table:default-cell-style-name="ce5"/>
        <table:table-row table:style-name="ro3"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Format</text:p>
          </table:table-cell>
          <table:table-cell table:style-name="ce20" office:value-type="string" calcext:value-type="string">
            <text:p>isMandatory</text:p>
          </table:table-cell>
          <table:table-cell table:style-name="ce20" office:value-type="string" calcext:value-type="string">
            <text:p>Mask</text:p>
          </table:table-cell>
          <table:table-cell table:style-name="ce20" office:value-type="string" calcext:value-type="string">
            <text:p>Position</text:p>
          </table:table-cell>
        </table:table-row>
        <table:table-row table:style-name="ro2">
          <table:table-cell table:style-name="Default" office:value-type="string" calcext:value-type="string">
            <text:p>PLOT_CO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LAT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LONG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yyyy-MM-dd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INV_TIME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HH:mm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4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4" office:value-type="string" calcext:value-type="string">
            <text:p>FICHE_PLACETTE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4" office:value-type="string" calcext:value-type="string">
            <text:p>ID_TAXON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</table:table-row>
        <table:table-row table:style-name="ro3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</table:table-row>
        <table:table-row table:style-name="ro3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</table:table-row>
        <table:table-row table:style-name="ro3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</table:table-row>
        <table:table-row table:style-name="ro3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</table:table-row>
        <table:table-row table:style-name="ro2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7" calcext:value-type="float">
            <text:p>7</text:p>
          </table:table-cell>
        </table:table-row>
        <table:table-row table:style-name="ro3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7" table:number-columns-repeated="1019" table:default-cell-style-name="Default"/>
        <table:table-row table:style-name="ro3">
          <table:table-cell table:style-name="ce20" office:value-type="string" calcext:value-type="string">
            <text:p>SRC_DATA</text:p>
          </table:table-cell>
          <table:table-cell table:style-name="ce20" office:value-type="string" calcext:value-type="string">
            <text:p>SRC_FORMAT</text:p>
          </table:table-cell>
          <table:table-cell table:style-name="ce20" office:value-type="string" calcext:value-type="string">
            <text:p>DST_DATA</text:p>
          </table:table-cell>
          <table:table-cell table:style-name="ce20" office:value-type="string" calcext:value-type="string">
            <text:p>DST_FORMAT</text:p>
          </table:table-cell>
          <table:table-cell table:style-name="ce20" office:value-type="string" calcext:value-type="string">
            <text:p>MAPPING_TYP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table:style-name="ce5" office:value-type="string" calcext:value-type="string">
            <text:p>LOCATION_FILE</text:p>
          </table:table-cell>
          <table:table-cell office:value-type="string" calcext:value-type="string">
            <text:p>PLOT_CODE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TITUDE</text:p>
          </table:table-cell>
          <table:table-cell table:style-name="ce5" office:value-type="string" calcext:value-type="string">
            <text:p>LOCATION_FILE</text:p>
          </table:table-cell>
          <table:table-cell office:value-type="string" calcext:value-type="string">
            <text:p>LATITUDE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NGITUDE</text:p>
          </table:table-cell>
          <table:table-cell table:style-name="ce5" office:value-type="string" calcext:value-type="string">
            <text:p>LOCATION_FILE</text:p>
          </table:table-cell>
          <table:table-cell office:value-type="string" calcext:value-type="string">
            <text:p>LONGITUDE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table:style-name="ce5" office:value-type="string" calcext:value-type="string">
            <text:p>LOCATION_FILE</text:p>
          </table:table-cell>
          <table:table-cell office:value-type="string" calcext:value-type="string">
            <text:p>COMMENT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INV_TIM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NV_TIM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table:style-name="ce4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ICHE_PLACETTE</text:p>
          </table:table-cell>
          <table:table-cell office:value-type="string" calcext:value-type="string">
            <text:p>PLOT_FILE</text:p>
          </table:table-cell>
          <table:table-cell table:style-name="ce4" office:value-type="string" calcext:value-type="string">
            <text:p>FICHE_PLACET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ID_TAXON</text:p>
          </table:table-cell>
          <table:table-cell table:style-name="ce5" office:value-type="string" calcext:value-type="string">
            <text:p>SPECIES_FILE</text:p>
          </table:table-cell>
          <table:table-cell table:style-name="ce4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PLOT_CODE</text:p>
          </table:table-cell>
          <table:table-cell office:value-type="string" calcext:value-type="string">
            <text:p>TREE_FILE</text:p>
          </table:table-cell>
          <table:table-cell table:style-name="ce5"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CYCLE</text:p>
          </table:table-cell>
          <table:table-cell office:value-type="string" calcext:value-type="string">
            <text:p>TREE_FILE</text:p>
          </table:table-cell>
          <table:table-cell table:style-name="ce5"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V_TIM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TIM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style-name="ce4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ICHE_PLACETTE</text:p>
          </table:table-cell>
          <table:table-cell office:value-type="string" calcext:value-type="string">
            <text:p>PLOT_FORM</text:p>
          </table:table-cell>
          <table:table-cell table:style-name="ce4" office:value-type="string" calcext:value-type="string">
            <text:p>FICHE_PLACET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style-name="ce4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OVIDER_ID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style-name="ce5" office:value-type="string" calcext:value-type="string">
            <text:p>HARMONIZED_LOCATION_DATA</text:p>
          </table:table-cell>
          <table:table-cell table:style-name="ce23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table:style-name="ce5" office:value-type="string" calcext:value-type="string">
            <text:p>HARMONIZED_LOCATION_DATA</text:p>
          </table:table-cell>
          <table:table-cell table:style-name="ce23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TITUDE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  <table:table-cell table:style-name="ce5" office:value-type="string" calcext:value-type="string">
            <text:p>HARMONIZED_LOCATION_DATA</text:p>
          </table:table-cell>
          <table:table-cell table:style-name="ce23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NGITUDE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  <table:table-cell table:style-name="ce5" office:value-type="string" calcext:value-type="string">
            <text:p>HARMONIZED_LOCATION_DATA</text:p>
          </table:table-cell>
          <table:table-cell table:style-name="ce23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table:style-name="ce5" office:value-type="string" calcext:value-type="string">
            <text:p>HARMONIZED_LOCATION_DATA</text:p>
          </table:table-cell>
          <table:table-cell table:style-name="ce23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table:style-name="ce23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table:style-name="ce23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table:style-name="ce23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table:style-name="ce23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table:style-name="ce23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table:style-name="ce23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table:style-name="ce23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table:style-name="ce23" office:value-type="string" calcext:value-type="string">
            <text:p>HARMONIZ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23" office:value-type="string" calcext:value-type="string">
            <text:p>HARMONIZ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table:style-name="ce23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table:style-name="ce23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table:style-name="ce23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table:style-name="ce23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table:style-name="ce23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table:style-name="ce23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table:style-name="ce23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table:style-name="ce23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table:style-name="ce23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table:style-name="ce23" office:value-type="string" calcext:value-type="string">
            <text:p>HARMONIZ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HARMONIZED_TREE_DATA</text:p>
          </table:table-cell>
          <table:table-cell table:style-name="ce23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table:style-name="ce23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table:style-name="ce23" office:value-type="string" calcext:value-type="string">
            <text:p>HARMONIZ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RADIO_CODE_MODE</text:p>
          </table:table-cell>
          <table:table-cell table:style-name="ce6" office:value-type="string" calcext:value-type="string">
            <text:p>TEST_FORM</text:p>
          </table:table-cell>
          <table:table-cell table:style-name="ce6" office:value-type="string" calcext:value-type="string">
            <text:p>RADIO_CODE_MODE</text:p>
          </table:table-cell>
          <table:table-cell table:style-name="ce6" office:value-type="string" calcext:value-type="string">
            <text:p>TEST_DATA</text:p>
          </table:table-cell>
          <table:table-cell table:style-name="ce6" office:value-type="string" calcext:value-type="string">
            <text:p>FORM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RADIO_CODE_DYNAMIC</text:p>
          </table:table-cell>
          <table:table-cell table:style-name="ce6" office:value-type="string" calcext:value-type="string">
            <text:p>TEST_FORM</text:p>
          </table:table-cell>
          <table:table-cell table:style-name="ce6" office:value-type="string" calcext:value-type="string">
            <text:p>RADIO_CODE_DYNAMIC</text:p>
          </table:table-cell>
          <table:table-cell table:style-name="ce6" office:value-type="string" calcext:value-type="string">
            <text:p>TEST_DATA</text:p>
          </table:table-cell>
          <table:table-cell table:style-name="ce6" office:value-type="string" calcext:value-type="string">
            <text:p>FORM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NUMERIC_NUMERIC_RANGE</text:p>
          </table:table-cell>
          <table:table-cell table:style-name="ce6" office:value-type="string" calcext:value-type="string">
            <text:p>TEST_FORM</text:p>
          </table:table-cell>
          <table:table-cell table:style-name="ce6" office:value-type="string" calcext:value-type="string">
            <text:p>NUMERIC_NUMERIC_RANGE</text:p>
          </table:table-cell>
          <table:table-cell table:style-name="ce6" office:value-type="string" calcext:value-type="string">
            <text:p>TEST_DATA</text:p>
          </table:table-cell>
          <table:table-cell table:style-name="ce6" office:value-type="string" calcext:value-type="string">
            <text:p>FORM</text:p>
          </table:table-cell>
          <table:table-cell table:style-name="ce6" table:number-columns-repeated="1019"/>
        </table:table-row>
      </table:table>
      <table:table table:name="dataset" table:style-name="ta1" table:print="false">
        <office:forms form:automatic-focus="false" form:apply-design-mode="false"/>
        <table:table-column table:style-name="co55" table:default-cell-style-name="Default"/>
        <table:table-column table:style-name="co56" table:default-cell-style-name="Default"/>
        <table:table-column table:style-name="co6" table:default-cell-style-name="Default"/>
        <table:table-column table:style-name="co57" table:default-cell-style-name="Default"/>
        <table:table-column table:style-name="co7" table:number-columns-repeated="1020" table:default-cell-style-name="Default"/>
        <table:table-row table:style-name="ro3">
          <table:table-cell table:style-name="ce20" office:value-type="string" calcext:value-type="string">
            <office:annotation draw:style-name="gr3" draw:text-style-name="P2" svg:width="2.818cm" svg:height="0.596cm" svg:x="2.858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20" office:value-type="string" calcext:value-type="string">
            <office:annotation draw:style-name="gr3" draw:text-style-name="P2" svg:width="2.818cm" svg:height="0.596cm" svg:x="5.574cm" svg:y="0cm" draw:caption-point-x="7.98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20" office:value-type="string" calcext:value-type="string">
            <text:p>isDefault</text:p>
          </table:table-cell>
          <table:table-cell table:style-name="ce20" office:value-type="string" calcext:value-type="string">
            <text:p>Defini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Species in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rmation about species dat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Tree detai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ails about each individual tree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Test dataset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 test dataset</text:p>
          </table:table-cell>
          <table:table-cell table:style-name="ce6" table:number-columns-repeated="1020"/>
        </table:table-row>
      </table:table>
      <table:table table:name="dataset_files" table:style-name="ta1" table:print="false">
        <office:forms form:automatic-focus="false" form:apply-design-mode="false"/>
        <table:table-column table:style-name="co58" table:default-cell-style-name="Default"/>
        <table:table-column table:style-name="co48" table:default-cell-style-name="ce5"/>
        <table:table-row table:style-name="ro3">
          <table:table-cell table:style-name="ce20" office:value-type="string" calcext:value-type="string">
            <office:annotation draw:style-name="gr3" draw:text-style-name="P2" svg:width="2.818cm" svg:height="0.596cm" svg:x="2.354cm" svg:y="0cm" draw:caption-point-x="1.63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20" office:value-type="string" calcext:value-type="string">
            <office:annotation draw:style-name="gr3" draw:text-style-name="P2" svg:width="2.818cm" svg:height="0.596cm" svg:x="10.265cm" svg:y="0cm" draw:caption-point-x="1.6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PLOT_FI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SPECIES_FI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LOCATION_FI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table:style-name="Default" office:value-type="string" calcext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59" table:default-cell-style-name="Default"/>
        <table:table-column table:style-name="co48" table:number-columns-repeated="2" table:default-cell-style-name="Default"/>
        <table:table-column table:style-name="co60" table:default-cell-style-name="Default"/>
        <table:table-column table:style-name="co7" table:number-columns-repeated="1020" table:default-cell-style-name="Default"/>
        <table:table-row table:style-name="ro3">
          <table:table-cell table:style-name="ce20" office:value-type="string" calcext:value-type="string">
            <office:annotation draw:style-name="gr3" draw:text-style-name="P2" svg:width="2.818cm" svg:height="0.596cm" svg:x="5.07cm" svg:y="0cm" draw:caption-point-x="-0.74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20" office:value-type="string" calcext:value-type="string">
            <text:p>Schema Code</text:p>
          </table:table-cell>
          <table:table-cell table:style-name="ce20" office:value-type="string" calcext:value-type="string">
            <office:annotation draw:style-name="gr3" draw:text-style-name="P2" svg:width="2.818cm" svg:height="0.596cm" svg:x="14.21cm" svg:y="0cm" draw:caption-point-x="6.00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20" office:value-type="string" calcext:value-type="string">
            <text:p>Fiel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TIM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RINE_BIOTOP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table:style-name="ce4" office:value-type="string" calcext:value-type="string">
            <text:p>FICHE_PLACETT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ce4" office:value-type="string" calcext:value-type="string">
            <text:p>ID_TAX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ID_TAX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TIM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table:style-name="ce4" office:value-type="string" calcext:value-type="string">
            <text:p>FICHE_PLACETT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HE_GEO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DATA</text:p>
          </table:table-cell>
          <table:table-cell table:style-name="ce6" office:value-type="string" calcext:value-type="string">
            <text:p>RADIO_CODE_MODE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DATA</text:p>
          </table:table-cell>
          <table:table-cell table:style-name="ce6" office:value-type="string" calcext:value-type="string">
            <text:p>RADIO_CODE_DYNAMIC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DATA</text:p>
          </table:table-cell>
          <table:table-cell table:style-name="ce6" office:value-type="string" calcext:value-type="string">
            <text:p>NUMERIC_NUMERIC_RANGE</text:p>
          </table:table-cell>
          <table:table-cell table:style-name="ce6" table:number-columns-repeated="1020"/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" table:default-cell-style-name="Default"/>
        <table:table-row table:style-name="ro10">
          <table:table-cell table:style-name="ce20" office:value-type="string" calcext:value-type="string">
            <text:p>Check_id</text:p>
          </table:table-cell>
          <table:table-cell table:style-name="ce20" office:value-type="string" calcext:value-type="string">
            <text:p>Step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Label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Statement</text:p>
          </table:table-cell>
          <table:table-cell table:style-name="ce20" office:value-type="string" calcext:value-type="string">
            <text:p>Importance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EMPTY_FILE_ERROR</text:p>
          </table:table-cell>
          <table:table-cell office:value-type="string" calcext:value-type="string">
            <text:p>Files cannot be empty</text:p>
          </table:table-cell>
          <table:table-cell office:value-type="string" calcext:value-type="string">
            <text:p>Files cannot be empty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WRONG_FIELD_NUMBER</text:p>
          </table:table-cell>
          <table:table-cell office:value-type="string" calcext:value-type="string">
            <text:p>Incorrect number of fields</text:p>
          </table:table-cell>
          <table:table-cell office:value-type="string" calcext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TEGRITY_CONSTRAINT</text:p>
          </table:table-cell>
          <table:table-cell office:value-type="string" calcext:value-type="string">
            <text:p>Integrity constraints not respected</text:p>
          </table:table-cell>
          <table:table-cell office:value-type="string" calcext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EXPECTED_SQL_ERROR</text:p>
          </table:table-cell>
          <table:table-cell office:value-type="string" calcext:value-type="string">
            <text:p>Unexpected SQL error</text:p>
          </table:table-cell>
          <table:table-cell office:value-type="string" calcext:value-type="string">
            <text:p>Unexpected SQL error, please contact the administrator (<text:a xlink:href="mailto:eforest@ifn.fr" xlink:type="simple">eforest@ifn.fr</text:a>)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4" calcext:value-type="float">
            <text:p>10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DUPLICATE_ROW</text:p>
          </table:table-cell>
          <table:table-cell office:value-type="string" calcext:value-type="string">
            <text:p>Duplicate line</text:p>
          </table:table-cell>
          <table:table-cell office:value-type="string" calcext:value-type="string">
            <text:p>Duplicate lin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1" calcext:value-type="float">
            <text:p>11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MANDATORY_FIELD_MISSING</text:p>
          </table:table-cell>
          <table:table-cell office:value-type="string" calcext:value-type="string">
            <text:p>Mandatory field</text:p>
          </table:table-cell>
          <table:table-cell office:value-type="string" calcext:value-type="string">
            <text:p>Mandatory field is missing, please enter a valu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2" calcext:value-type="float">
            <text:p>11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FORMAT</text:p>
          </table:table-cell>
          <table:table-cell office:value-type="string" calcext:value-type="string">
            <text:p>Format not respected</text:p>
          </table:table-cell>
          <table:table-cell office:value-type="string" calcext:value-type="string">
            <text:p>The field's format does not respect the awaited format, please check the format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3" calcext:value-type="float">
            <text:p>11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TYPE_FIELD</text:p>
          </table:table-cell>
          <table:table-cell office:value-type="string" calcext:value-type="string">
            <text:p>Invalid field type</text:p>
          </table:table-cell>
          <table:table-cell office:value-type="string" calcext:value-type="string">
            <text:p>The field's type does not correspond to the awaited typ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4" calcext:value-type="float">
            <text:p>11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DATE_FIELD</text:p>
          </table:table-cell>
          <table:table-cell office:value-type="string" calcext:value-type="string">
            <text:p>Invalid date</text:p>
          </table:table-cell>
          <table:table-cell office:value-type="string" calcext:value-type="string">
            <text:p>The date format is not vali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5" calcext:value-type="float">
            <text:p>1105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CODE_FIELD</text:p>
          </table:table-cell>
          <table:table-cell office:value-type="string" calcext:value-type="string">
            <text:p>Invalid code</text:p>
          </table:table-cell>
          <table:table-cell office:value-type="string" calcext:value-type="string">
            <text:p>The field's type does not correspond to the awaited cod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6" calcext:value-type="float">
            <text:p>1106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RANGE_FIELD</text:p>
          </table:table-cell>
          <table:table-cell office:value-type="string" calcext:value-type="string">
            <text:p>Invalid range</text:p>
          </table:table-cell>
          <table:table-cell office:value-type="string" calcext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7" calcext:value-type="float">
            <text:p>1107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STRING_TOO_LONG</text:p>
          </table:table-cell>
          <table:table-cell office:value-type="string" calcext:value-type="string">
            <text:p>String too long</text:p>
          </table:table-cell>
          <table:table-cell office:value-type="string" calcext:value-type="string">
            <text:p>The data value is too long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DEFINED_COLUMN</text:p>
          </table:table-cell>
          <table:table-cell table:number-columns-repeated="2" office:value-type="string" calcext:value-type="string">
            <text:p>Undefined colum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NO_MAPPING</text:p>
          </table:table-cell>
          <table:table-cell office:value-type="string" calcext:value-type="string">
            <text:p>No mapping for this field</text:p>
          </table:table-cell>
          <table:table-cell office:value-type="string" calcext:value-type="string">
            <text:p>The field in the csv file has no destination colum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TRIGGER_EXCEPTION</text:p>
          </table:table-cell>
          <table:table-cell office:value-type="string" calcext:value-type="string">
            <text:p>Trigger exception</text:p>
          </table:table-cell>
          <table:table-cell office:value-type="string" calcext:value-type="string">
            <text:p>A trigger in the database has fired an exceptio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GEOMETRY</text:p>
          </table:table-cell>
          <table:table-cell office:value-type="string" calcext:value-type="string">
            <text:p>Invalid geometry</text:p>
          </table:table-cell>
          <table:table-cell office:value-type="string" calcext:value-type="string">
            <text:p>The geometry WKT is not valid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WRONG_GEOMETRY_TYPE</text:p>
          </table:table-cell>
          <table:table-cell office:value-type="string" calcext:value-type="string">
            <text:p>Wrong geometry type</text:p>
          </table:table-cell>
          <table:table-cell office:value-type="string" calcext:value-type="string">
            <text:p>The geometry type does not correspond to the one expected</text:p>
          </table:table-cell>
          <table:table-cell/>
          <table:table-cell office:value-type="string" calcext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6" table:default-cell-style-name="Default"/>
        <table:table-column table:style-name="co67" table:number-columns-repeated="2" table:default-cell-style-name="Default"/>
        <table:table-column table:style-name="co68" table:default-cell-style-name="ce26"/>
        <table:table-column table:style-name="co7" table:number-columns-repeated="1020" table:default-cell-style-name="Default"/>
        <table:table-row table:style-name="ro4">
          <table:table-cell table:style-name="ce1" office:value-type="string" calcext:value-type="string">
            <text:p>Schema Code</text:p>
          </table:table-cell>
          <table:table-cell table:style-name="ce1" office:value-type="string" calcext:value-type="string">
            <text:p>Schema Name</text:p>
          </table:table-cell>
          <table:table-cell table:style-name="ce1" office:value-type="string" calcext:value-type="string">
            <text:p>Label</text:p>
            <draw:control table:end-cell-address="table_schema.D1" table:end-x="0.012cm" table:end-y="0.906cm" draw:z-index="0" draw:name="Export CSV" draw:style-name="gr1" draw:text-style-name="P1" svg:width="9.425cm" svg:height="0.905cm" svg:x="1.841cm" svg:y="0.001cm" draw:control="control9">
              <svg:title>Export CSV</svg:title>
              <svg:desc>Export CSV</svg:desc>
            </draw:control>
          </table:table-cell>
          <table:table-cell table:style-name="ce9" office:value-type="string" calcext:value-type="string">
            <text:p>Description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METADATA</text:p>
          </table:table-cell>
          <table:table-cell table:style-name="ce2" office:value-type="string" calcext:value-type="string">
            <text:p>Metadata</text:p>
          </table:table-cell>
          <table:table-cell table:style-name="ce2" office:value-type="string" calcext:value-type="string">
            <text:p>Contains the tables describing the data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RAW_DATA</text:p>
          </table:table-cell>
          <table:table-cell table:style-name="ce5" office:value-type="string" calcext:value-type="string">
            <text:p>Raw Data</text:p>
          </table:table-cell>
          <table:table-cell table:style-name="ce5" office:value-type="string" calcext:value-type="string">
            <text:p>Contains raw data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HARMONIZED_DATA</text:p>
          </table:table-cell>
          <table:table-cell table:style-name="ce5" office:value-type="string" calcext:value-type="string">
            <text:p>Harmonized Data</text:p>
          </table:table-cell>
          <table:table-cell table:style-name="ce5" office:value-type="string" calcext:value-type="string">
            <text:p>Contains harmonized data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WEBSITE</text:p>
          </table:table-cell>
          <table:table-cell table:style-name="ce5" office:value-type="string" calcext:value-type="string">
            <text:p>Website</text:p>
          </table:table-cell>
          <table:table-cell table:style-name="ce5" office:value-type="string" calcext:value-type="string">
            <text:p>Contains the tables used to operate the web site</text:p>
          </table:table-cell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PUBLIC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Contains the default PostgreSQL tables and PostGIS functions</text:p>
          </table:table-cell>
          <table:table-cell table:number-columns-repeated="1020"/>
        </table:table-row>
        <table:table-row table:style-name="ro2">
          <table:table-cell table:number-columns-repeated="2" table:style-name="ce24" office:value-type="string" calcext:value-type="string">
            <text:p>TEST</text:p>
          </table:table-cell>
          <table:table-cell table:style-name="ce24" office:value-type="string" calcext:value-type="string">
            <text:p>Test</text:p>
          </table:table-cell>
          <table:table-cell table:style-name="ce25" office:value-type="string" calcext:value-type="string">
            <text:p>Contains test table</text:p>
          </table:table-cell>
          <table:table-cell table:style-name="ce24" table:number-columns-repeated="1020"/>
        </table:table-row>
        <table:table-row table:style-name="ro3" table:number-rows-repeated="40">
          <table:table-cell table:number-columns-repeated="2"/>
          <table:table-cell table:style-name="ce5"/>
          <table:table-cell table:number-columns-repeated="1021"/>
        </table:table-row>
        <table:table-row table:style-name="ro3" table:number-rows-repeated="65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9" table:default-cell-style-name="Default"/>
        <table:table-column table:style-name="co70" table:default-cell-style-name="Default"/>
        <table:table-column table:style-name="co71" table:default-cell-style-name="ce26"/>
        <table:table-column table:style-name="co72" table:default-cell-style-name="Default"/>
        <table:table-column table:style-name="co73" table:default-cell-style-name="Default"/>
        <table:table-column table:style-name="co7" table:number-columns-repeated="1019" table:default-cell-style-name="Default"/>
        <table:table-row table:style-name="ro4">
          <table:table-cell table:style-name="ce1" office:value-type="string" calcext:value-type="string">
            <text:p>Schema Code</text:p>
          </table:table-cell>
          <table:table-cell table:style-name="ce1" office:value-type="string" calcext:value-type="string">
            <text:p>Child Table</text:p>
            <draw:control table:end-cell-address="table_tree.C1" table:end-x="0.013cm" table:end-y="0.906cm" draw:z-index="0" draw:name="Export CSV" draw:style-name="gr1" draw:text-style-name="P4" svg:width="5.202cm" svg:height="0.905cm" svg:x="1.775cm" svg:y="0.001cm" draw:control="control10">
              <svg:title>Export CSV</svg:title>
              <svg:desc>Export CSV</svg:desc>
            </draw:control>
          </table:table-cell>
          <table:table-cell table:style-name="ce9" office:value-type="string" calcext:value-type="string">
            <text:p>Parent Table</text:p>
          </table:table-cell>
          <table:table-cell table:style-name="ce9" office:value-type="string" calcext:value-type="string">
            <text:p>Join Key</text:p>
          </table:table-cell>
          <table:table-cell table:style-name="ce9" office:value-type="string" calcext:value-type="string">
            <text:p>Commen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AW_DATA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W_DATA</text:p>
          </table:table-cell>
          <table:table-cell table:style-name="ce5" office:value-type="string" calcext:value-type="string">
            <text:p>PLOT_DATA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PROVIDER_ID,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RMONIZED_DATA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ARMONIZED_DATA</text:p>
          </table:table-cell>
          <table:table-cell table:style-name="ce5" office:value-type="string" calcext:value-type="string">
            <text:p>HARMONIZED_PLOT_DATA</text:p>
          </table:table-cell>
          <table:table-cell table:style-name="ce5" office:value-type="string" calcext:value-type="string">
            <text:p>HARMONIZED_LOCATION_DATA</text:p>
          </table:table-cell>
          <table:table-cell table:style-name="ce4" office:value-type="string" calcext:value-type="string">
            <text:p>PROVIDER_ID, PLOT_CO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table:style-name="ce5" office:value-type="string" calcext:value-type="string">
            <text:p>HARMONIZED_PLOT_DATA</text:p>
          </table:table-cell>
          <table:table-cell table:style-name="ce4" office:value-type="string" calcext:value-type="string">
            <text:p>PROVIDER_ID, PLOT_CODE, CYC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table:style-name="ce5" office:value-type="string" calcext:value-type="string">
            <text:p>HARMONIZED_PLOT_DATA</text:p>
          </table:table-cell>
          <table:table-cell table:style-name="ce4" office:value-type="string" calcext:value-type="string">
            <text:p>PROVIDER_ID, PLOT_CODE, CYCLE</text:p>
          </table:table-cell>
          <table:table-cell office:value-type="string" calcext:value-type="string">
            <text:p>No submission id here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TEST_DATA</text:p>
          </table:table-cell>
          <table:table-cell table:style-name="ce27" office:value-type="string" calcext:value-type="string">
            <text:p>*</text:p>
          </table:table-cell>
          <table:table-cell table:style-name="ce6" table:number-columns-repeated="1021"/>
        </table:table-row>
        <table:table-row table:style-name="ro3" table:number-rows-repeated="28">
          <table:table-cell/>
          <table:table-cell table:style-name="ce5"/>
          <table:table-cell table:number-columns-repeated="1022"/>
        </table:table-row>
        <table:table-row table:style-name="ro3" table:number-rows-repeated="65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ranslation" table:style-name="ta1">
        <office:forms form:automatic-focus="false" form:apply-design-mode="false"/>
        <table:table-column table:style-name="co74" table:default-cell-style-name="Default"/>
        <table:table-column table:style-name="co75" table:default-cell-style-name="ce11"/>
        <table:table-column table:style-name="co7" table:default-cell-style-name="Default"/>
        <table:table-column table:style-name="co76" table:default-cell-style-name="ce28"/>
        <table:table-column table:style-name="co77" table:default-cell-style-name="ce28"/>
        <table:table-column table:style-name="co78" table:default-cell-style-name="Default"/>
        <table:table-row table:style-name="ro2">
          <table:table-cell table:style-name="ce9" office:value-type="string" calcext:value-type="string">
            <text:p>Table_format</text:p>
          </table:table-cell>
          <table:table-cell table:style-name="ce9" office:value-type="string" calcext:value-type="string">
            <text:p>Row_pk</text:p>
          </table:table-cell>
          <table:table-cell table:style-name="ce9" office:value-type="string" calcext:value-type="string">
            <text:p>Lang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Definition</text:p>
          </table:table-cell>
          <table:table-cell/>
        </table:table-row>
        <table:table-row table:style-name="ro3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PROVIDER_ID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Fournisseur de données</text:p>
          </table:table-cell>
          <table:table-cell table:style-name="ce5" office:value-type="string" calcext:value-type="string">
            <text:p>L'identifiant du fournisseur de données</text:p>
          </table:table-cell>
          <table:table-cell/>
        </table:table-row>
        <table:table-row table:style-name="ro3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DATASET_ID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Lot de données</text:p>
          </table:table-cell>
          <table:table-cell table:style-name="ce5" office:value-type="string" calcext:value-type="string">
            <text:p>L'identifiant du lot de données</text:p>
          </table:table-cell>
          <table:table-cell/>
        </table:table-row>
        <table:table-row table:style-name="ro3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SUBMISSION_ID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Identifiant de soumission</text:p>
          </table:table-cell>
          <table:table-cell table:style-name="ce5" office:value-type="string" calcext:value-type="string">
            <text:p>L'identifiant de soumission</text:p>
          </table:table-cell>
          <table:table-cell/>
        </table:table-row>
        <table:table-row table:style-name="ro3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THE_GEOM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Géométrie</text:p>
          </table:table-cell>
          <table:table-cell table:style-name="ce5" office:value-type="string" calcext:value-type="string">
            <text:p>La géométrie</text:p>
          </table:table-cell>
          <table:table-cell/>
        </table:table-row>
        <table:table-row table:style-name="ro3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LINE_NUMBER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Numéro de ligne</text:p>
          </table:table-cell>
          <table:table-cell table:style-name="ce5" office:value-type="string" calcext:value-type="string">
            <text:p>Le numéro de ligne</text:p>
          </table:table-cell>
          <table:table-cell/>
        </table:table-row>
        <table:table-row table:style-name="ro7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PROVIDER_ID</text:p>
          </table:table-cell>
          <table:table-cell table:style-name="ce5" office:value-type="string" calcext:value-type="string">
            <text:p>EN</text:p>
          </table:table-cell>
          <table:table-cell table:number-columns-repeated="2" table:style-name="ce5" office:value-type="string" calcext:value-type="string">
            <text:p>The identifier of the provider</text:p>
          </table:table-cell>
          <table:table-cell/>
        </table:table-row>
        <table:table-row table:style-name="ro7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DATASET_ID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Dataset Identifier</text:p>
          </table:table-cell>
          <table:table-cell table:style-name="ce5" office:value-type="string" calcext:value-type="string">
            <text:p>The identifier of a dataset</text:p>
          </table:table-cell>
          <table:table-cell/>
        </table:table-row>
        <table:table-row table:style-name="ro7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SUBMISSION_ID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Submission ID</text:p>
          </table:table-cell>
          <table:table-cell table:style-name="ce5" office:value-type="string" calcext:value-type="string">
            <text:p>The identifier of a submission</text:p>
          </table:table-cell>
          <table:table-cell/>
        </table:table-row>
        <table:table-row table:style-name="ro7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THE_GEOM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Polygon</text:p>
          </table:table-cell>
          <table:table-cell table:style-name="ce5" office:value-type="string" calcext:value-type="string">
            <text:p>The geometrical criteria intersected with the plot location</text:p>
          </table:table-cell>
          <table:table-cell/>
        </table:table-row>
        <table:table-row table:style-name="ro7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LINE_NUMBER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Line number</text:p>
          </table:table-cell>
          <table:table-cell table:style-name="ce5" office:value-type="string" calcext:value-type="string">
            <text:p>The line number in the CSV fil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O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Autr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C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Conifèr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B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Feuillu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9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Autres feuillus</text:p>
          </table:table-cell>
          <table:table-cell table:style-name="ce11"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8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Autres conifères</text:p>
          </table:table-cell>
          <table:table-cell table:style-name="ce11"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7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Autres arbustes</text:p>
          </table:table-cell>
          <table:table-cell table:style-name="ce11"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result_locations</text:span></text:p>
          </table:table-cell>
          <table:table-cell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Résultat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result_locations</text:span></text:p>
          </table:table-cell>
          <table:table-cell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Result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all_location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ocalisation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all_location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Localisation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boundari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imites administrativ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boundarie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Boundari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countri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Pay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countrie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Countri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departement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Département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departement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Region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commun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Commun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communes</text:span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wns</text:p>
          </table:table-cell>
          <table:table-cell office:value-type="string" calcext:value-type="string">
            <text:p>Region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background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Fond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background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Background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ortho_photo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Photos aérienn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ortho_photo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Orthophoto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scan25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Carte topographique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scan25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Topography</text:p>
          </table:table-cell>
          <table:table-cell/>
        </table:table-row>
      </table:table>
      <table:named-expressions>
        <table:named-range table:name="Excel_BuiltIn__FilterDatabase_1" table:base-cell-address="$data.$A$1" table:cell-range-address="$data.$A$1:.$B$271"/>
        <table:named-range table:name="METH_DEF" table:base-cell-address="$data.$A$1" table:cell-range-address="$unit.$E$1:.$F$8"/>
      </table:named-expressions>
      <table:database-ranges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date-style style:name="N254">
      <number:day/>
      <number:text>/</number:text>
      <number:month/>
    </number:date-style>
    <number:date-style style:name="N255">
      <number:month number:textual="true"/>
      <number:text>-</number:text>
      <number:year number:style="long"/>
    </number:date-style>
    <number:number-style style:name="N256">
      <number:number number:decimal-places="1" number:min-integer-digits="1" number:grouping="true"/>
    </number:number-style>
    <number:number-style style:name="N257">
      <number:number number:decimal-places="3" number:min-integer-digits="1" number:grouping="true"/>
    </number:number-style>
    <number:number-style style:name="N26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260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260P2" style:volatile="true">
      <loext:fill-character> </loext:fill-character>
      <number:text>-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3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263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263P2" style:volatile="true">
      <loext:fill-character> </loext:fill-character>
      <number:text>- €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6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266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26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269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26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currency-style style:name="N27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7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71P0"/>
    </number:currency-style>
    <number:currency-style style:name="N27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7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7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 style:data-style-name="N2" text:time-value="13:45:12.5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initial-creator>Microsoft Corporation</meta:initial-creator>
    <meta:creation-date>1996-10-21T13:03:58</meta:creation-date>
    <dc:date>2016-11-18T17:31:01.627000000</dc:date>
    <meta:printed-by>Eva LACARCE</meta:printed-by>
    <meta:print-date>2007-07-11T11:03:29</meta:print-date>
    <meta:editing-cycles>1662</meta:editing-cycles>
    <meta:editing-duration>P13DT22H51M45S</meta:editing-duration>
    <meta:document-statistic meta:table-count="21" meta:cell-count="16499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